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Menlo" svg:font-family="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de54" officeooo:paragraph-rsid="001ade54"/>
    </style:style>
    <style:style style:name="P2" style:family="paragraph" style:parent-style-name="Standard">
      <style:text-properties officeooo:rsid="001be3fe" officeooo:paragraph-rsid="001be3fe"/>
    </style:style>
    <style:style style:name="P3" style:family="paragraph" style:parent-style-name="Standard">
      <style:text-properties officeooo:rsid="001c2ef6" officeooo:paragraph-rsid="001c2ef6"/>
    </style:style>
    <style:style style:name="P4" style:family="paragraph" style:parent-style-name="Standard">
      <style:text-properties officeooo:rsid="001e07bb" officeooo:paragraph-rsid="001e07bb"/>
    </style:style>
    <style:style style:name="P5" style:family="paragraph" style:parent-style-name="Standard">
      <style:text-properties officeooo:rsid="001e07bb" officeooo:paragraph-rsid="001f514d"/>
    </style:style>
    <style:style style:name="P6" style:family="paragraph" style:parent-style-name="Standard">
      <style:text-properties officeooo:rsid="001f514d" officeooo:paragraph-rsid="001f514d"/>
    </style:style>
    <style:style style:name="P7" style:family="paragraph" style:parent-style-name="Standard">
      <style:text-properties officeooo:rsid="002040ad" officeooo:paragraph-rsid="002040ad"/>
    </style:style>
    <style:style style:name="P8" style:family="paragraph" style:parent-style-name="Text_20_body">
      <style:paragraph-properties fo:text-align="start" style:justify-single-word="false" fo:orphans="2" fo:widows="2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P10" style:family="paragraph" style:parent-style-name="Heading_20_3">
      <style:paragraph-properties fo:margin-left="0cm" fo:margin-right="0cm" fo:line-height="125%" fo:text-align="start" style:justify-single-word="false" fo:orphans="2" fo:widows="2" fo:text-indent="0cm" style:auto-text-indent="false" fo:padding="0cm" fo:border="none"/>
    </style:style>
    <style:style style:name="P11" style:family="paragraph" style:parent-style-name="Preformatted_20_Text">
      <loext:graphic-properties draw:fill="solid" draw:fill-color="#efefef" draw:opacity="100%"/>
      <style:paragraph-properties fo:margin-left="0cm" fo:margin-right="0cm" fo:line-height="140%" fo:text-align="start" style:justify-single-word="false" fo:orphans="2" fo:widows="2" fo:text-indent="0cm" style:auto-text-indent="false" fo:background-color="#efefef"/>
      <style:text-properties fo:font-variant="normal" fo:text-transform="none" fo:color="#222222" style:font-name="Menlo" fo:letter-spacing="normal" fo:font-style="normal" fo:font-weight="normal"/>
    </style:style>
    <style:style style:name="P1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.499cm" loext:contextual-spacing="false" fo:line-height="140%" fo:text-align="start" style:justify-single-word="false" fo:orphans="2" fo:widows="2" fo:text-indent="0cm" style:auto-text-indent="false" fo:background-color="#efefef"/>
    </style:style>
    <style:style style:name="P13" style:family="paragraph" style:parent-style-name="Heading_20_2">
      <loext:graphic-properties draw:fill="solid" draw:fill-color="#e0ebf5" draw:opacity="100%"/>
      <style:paragraph-properties fo:margin-left="0cm" fo:margin-right="0cm" fo:margin-top="0cm" fo:margin-bottom="0cm" loext:contextual-spacing="false" fo:line-height="125%" fo:text-align="start" style:justify-single-word="false" fo:orphans="2" fo:widows="2" fo:text-indent="0cm" style:auto-text-indent="false" fo:background-color="#e0ebf5"/>
    </style:style>
    <style:style style:name="P14" style:family="paragraph" style:parent-style-name="Preformatted_20_Text">
      <loext:graphic-properties draw:fill="solid" draw:fill-color="#efefef" draw:opacity="100%"/>
      <style:paragraph-properties fo:line-height="140%" fo:text-align="start" style:justify-single-word="false" fo:orphans="2" fo:widows="2" fo:background-color="#efefef"/>
      <style:text-properties fo:font-variant="normal" fo:text-transform="none" fo:color="#222222" fo:letter-spacing="normal"/>
    </style:style>
    <style:style style:name="P15" style:family="paragraph" style:parent-style-name="Preformatted_20_Text">
      <loext:graphic-properties draw:fill="solid" draw:fill-color="#efefef" draw:opacity="100%"/>
      <style:paragraph-properties fo:line-height="140%" fo:text-align="start" style:justify-single-word="false" fo:orphans="2" fo:widows="2" fo:background-color="#efefef"/>
    </style:style>
    <style:style style:name="P16" style:family="paragraph" style:parent-style-name="Preformatted_20_Text">
      <loext:graphic-properties draw:fill="solid" draw:fill-color="#efefef" draw:opacity="100%"/>
      <style:paragraph-properties fo:margin-top="0cm" fo:margin-bottom="0.499cm" loext:contextual-spacing="false" fo:line-height="140%" fo:text-align="start" style:justify-single-word="false" fo:orphans="2" fo:widows="2" fo:background-color="#efefef"/>
      <style:text-properties fo:font-variant="normal" fo:text-transform="none" fo:color="#222222" style:font-name="Menlo" fo:letter-spacing="normal" fo:font-style="normal" fo:font-weight="normal"/>
    </style:style>
    <style:style style:name="P17" style:family="paragraph" style:parent-style-name="Standard" style:list-style-name="L1">
      <style:text-properties officeooo:rsid="001ade54" officeooo:paragraph-rsid="001ade54"/>
    </style:style>
    <style:style style:name="P18" style:family="paragraph" style:parent-style-name="Standard" style:list-style-name="L1">
      <style:text-properties officeooo:rsid="001be3fe" officeooo:paragraph-rsid="001be3fe"/>
    </style:style>
    <style:style style:name="P19" style:family="paragraph" style:parent-style-name="Standard" style:list-style-name="L2">
      <style:text-properties officeooo:rsid="001be3fe" officeooo:paragraph-rsid="001c2ef6"/>
    </style:style>
    <style:style style:name="P20" style:family="paragraph" style:parent-style-name="Standard" style:list-style-name="L2">
      <style:text-properties officeooo:rsid="001be3fe" officeooo:paragraph-rsid="001be3fe"/>
    </style:style>
    <style:style style:name="P21" style:family="paragraph" style:parent-style-name="Standard" style:list-style-name="L2">
      <style:text-properties officeooo:rsid="001c2ef6" officeooo:paragraph-rsid="001c2ef6"/>
    </style:style>
    <style:style style:name="P22" style:family="paragraph" style:parent-style-name="Standard" style:list-style-name="L3">
      <style:text-properties officeooo:rsid="001e07bb" officeooo:paragraph-rsid="001e07bb"/>
    </style:style>
    <style:style style:name="P23" style:family="paragraph" style:parent-style-name="Standard">
      <style:text-properties officeooo:rsid="001f514d" officeooo:paragraph-rsid="001f514d"/>
    </style:style>
    <style:style style:name="P24" style:family="paragraph" style:parent-style-name="Text_20_body">
      <style:text-properties officeooo:rsid="002040ad" officeooo:paragraph-rsid="002040ad"/>
    </style:style>
    <style:style style:name="P25" style:family="paragraph" style:parent-style-name="Text_20_body">
      <style:paragraph-properties fo:text-align="start" style:justify-single-word="false" fo:orphans="2" fo:widows="2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P27" style:family="paragraph" style:parent-style-name="Heading_20_3">
      <style:text-properties fo:font-variant="normal" fo:text-transform="none" fo:color="#375eab" style:font-name="Arial" fo:font-size="14pt" fo:letter-spacing="normal" fo:font-style="normal" fo:font-weight="bold"/>
    </style:style>
    <style:style style:name="P28" style:family="paragraph" style:parent-style-name="Heading_20_3">
      <style:text-properties fo:font-variant="normal" fo:text-transform="none" fo:color="#375eab" style:font-name="Arial" fo:font-size="14pt" fo:letter-spacing="normal" fo:font-style="normal" fo:font-weight="bold" officeooo:rsid="002040ad" officeooo:paragraph-rsid="002040ad"/>
    </style:style>
    <style:style style:name="P29" style:family="paragraph" style:parent-style-name="Heading_20_3">
      <style:text-properties fo:font-variant="normal" fo:text-transform="none" fo:color="#375eab" style:font-name="Arial" fo:font-size="14pt" fo:letter-spacing="normal" fo:font-style="normal" fo:font-weight="bold" officeooo:paragraph-rsid="0024e130"/>
    </style:style>
    <style:style style:name="P30" style:family="paragraph" style:parent-style-name="Heading_20_3">
      <style:paragraph-properties fo:margin-left="0cm" fo:margin-right="0cm" fo:line-height="125%" fo:text-align="start" style:justify-single-word="false" fo:orphans="2" fo:widows="2" fo:text-indent="0cm" style:auto-text-indent="false" fo:padding="0cm" fo:border="none"/>
    </style:style>
    <style:style style:name="P31" style:family="paragraph" style:parent-style-name="Heading_20_1">
      <style:text-properties officeooo:paragraph-rsid="0024e130"/>
    </style:style>
    <style:style style:name="P32" style:family="paragraph" style:parent-style-name="Heading_20_2">
      <loext:graphic-properties draw:fill="solid" draw:fill-color="#e0ebf5" draw:opacity="100%"/>
      <style:paragraph-properties fo:margin-left="0cm" fo:margin-right="0cm" fo:margin-top="0cm" fo:margin-bottom="0cm" loext:contextual-spacing="false" fo:line-height="125%" fo:text-align="start" style:justify-single-word="false" fo:orphans="2" fo:widows="2" fo:text-indent="0cm" style:auto-text-indent="false" fo:background-color="#e0ebf5"/>
    </style:style>
    <style:style style:name="P33" style:family="paragraph" style:parent-style-name="Heading_20_2">
      <loext:graphic-properties draw:fill="solid" draw:fill-color="#e0ebf5" draw:opacity="100%"/>
      <style:paragraph-properties fo:margin-left="0cm" fo:margin-right="0cm" fo:margin-top="0cm" fo:margin-bottom="0cm" loext:contextual-spacing="false" fo:line-height="125%" fo:text-align="start" style:justify-single-word="false" fo:orphans="2" fo:widows="2" fo:text-indent="0cm" style:auto-text-indent="false" fo:background-color="#e0ebf5"/>
      <style:text-properties fo:font-variant="normal" fo:text-transform="none" fo:color="#375eab" style:font-name="Arial" fo:letter-spacing="normal" fo:font-style="normal" fo:font-weight="normal"/>
    </style:style>
    <style:style style:name="P34" style:family="paragraph" style:parent-style-name="Preformatted_20_Text">
      <loext:graphic-properties draw:fill="solid" draw:fill-color="#efefef" draw:opacity="100%"/>
      <style:paragraph-properties fo:margin-top="0cm" fo:margin-bottom="0.499cm" loext:contextual-spacing="false" fo:line-height="140%" fo:text-align="start" style:justify-single-word="false" fo:orphans="2" fo:widows="2" fo:background-color="#efefef"/>
    </style:style>
    <style:style style:name="P35" style:family="paragraph" style:parent-style-name="Preformatted_20_Text">
      <loext:graphic-properties draw:fill="solid" draw:fill-color="#efefef" draw:opacity="100%"/>
      <style:paragraph-properties fo:margin-top="0cm" fo:margin-bottom="0.499cm" loext:contextual-spacing="false" fo:line-height="140%" fo:text-align="start" style:justify-single-word="false" fo:orphans="2" fo:widows="2" fo:background-color="#efefef"/>
      <style:text-properties fo:font-variant="normal" fo:text-transform="none" fo:color="#222222" style:font-name="Menlo" fo:letter-spacing="normal" fo:font-style="normal" fo:font-weight="normal"/>
    </style:style>
    <style:style style:name="P36" style:family="paragraph" style:parent-style-name="Preformatted_20_Text">
      <loext:graphic-properties draw:fill="solid" draw:fill-color="#efefef" draw:opacity="100%"/>
      <style:paragraph-properties fo:line-height="140%" fo:text-align="start" style:justify-single-word="false" fo:orphans="2" fo:widows="2" fo:background-color="#efefef"/>
      <style:text-properties fo:font-variant="normal" fo:text-transform="none" fo:color="#222222" fo:letter-spacing="normal"/>
    </style:style>
    <style:style style:name="P37" style:family="paragraph" style:parent-style-name="Preformatted_20_Text">
      <loext:graphic-properties draw:fill="solid" draw:fill-color="#efefef" draw:opacity="100%"/>
      <style:paragraph-properties fo:line-height="140%" fo:text-align="start" style:justify-single-word="false" fo:orphans="2" fo:widows="2" fo:background-color="#efefef"/>
    </style:style>
    <style:style style:name="P38" style:family="paragraph" style:parent-style-name="Preformatted_20_Text">
      <loext:graphic-properties draw:fill="solid" draw:fill-color="#efefef" draw:opacity="100%"/>
      <style:paragraph-properties fo:margin-left="0cm" fo:margin-right="0cm" fo:line-height="140%" fo:text-align="start" style:justify-single-word="false" fo:orphans="2" fo:widows="2" fo:text-indent="0cm" style:auto-text-indent="false" fo:background-color="#efefef"/>
      <style:text-properties fo:font-variant="normal" fo:text-transform="none" fo:color="#222222" style:font-name="Menlo" fo:letter-spacing="normal" fo:font-style="normal" fo:font-weight="normal"/>
    </style:style>
    <style:style style:name="P39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.499cm" loext:contextual-spacing="false" fo:line-height="140%" fo:text-align="start" style:justify-single-word="false" fo:orphans="2" fo:widows="2" fo:text-indent="0cm" style:auto-text-indent="false" fo:background-color="#efefef"/>
    </style:style>
    <style:style style:name="P40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.499cm" loext:contextual-spacing="false" fo:line-height="140%" fo:text-align="start" style:justify-single-word="false" fo:orphans="2" fo:widows="2" fo:text-indent="0cm" style:auto-text-indent="false" fo:background-color="#efefef"/>
      <style:text-properties fo:font-variant="normal" fo:text-transform="none" fo:color="#222222" style:font-name="Menlo" fo:letter-spacing="normal" fo:font-style="normal" fo:font-weight="normal"/>
    </style:style>
    <style:style style:name="T1" style:family="text">
      <style:text-properties officeooo:rsid="001be3fe"/>
    </style:style>
    <style:style style:name="T2" style:family="text">
      <style:text-properties officeooo:rsid="001c2ef6"/>
    </style:style>
    <style:style style:name="T3" style:family="text">
      <style:text-properties officeooo:rsid="001f514d"/>
    </style:style>
    <style:style style:name="T4" style:family="text">
      <style:text-properties officeooo:rsid="002040ad"/>
    </style:style>
    <style:style style:name="T5" style:family="text">
      <style:text-properties fo:font-variant="normal" fo:text-transform="none" fo:color="#375eab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375eab" style:text-line-through-style="none" style:text-line-through-type="none" style:font-name="Arial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375eab" style:text-line-through-style="none" style:text-line-through-type="none" style:font-name="Menlo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375eab" style:font-name="Arial" fo:letter-spacing="normal" fo:font-style="normal" fo:font-weight="normal"/>
    </style:style>
    <style:style style:name="T9" style:family="text">
      <style:text-properties fo:font-variant="normal" fo:text-transform="none" fo:color="#375eab" style:font-name="Arial" fo:letter-spacing="normal" fo:font-style="normal" fo:font-weight="bold"/>
    </style:style>
    <style:style style:name="T10" style:family="text">
      <style:text-properties fo:font-variant="normal" fo:text-transform="none" fo:color="#375eab" style:font-name="Arial" fo:letter-spacing="normal" fo:font-style="normal" style:text-underline-style="solid" style:text-underline-width="auto" style:text-underline-color="font-color" fo:font-weight="bold"/>
    </style:style>
    <style:style style:name="T11" style:family="text">
      <style:text-properties fo:font-variant="normal" fo:text-transform="none" fo:color="#375eab" style:font-name="Menlo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222222" style:font-name="Menlo" fo:letter-spacing="normal" fo:font-style="normal" fo:font-weight="normal"/>
    </style:style>
    <style:style style:name="T14" style:family="text">
      <style:text-properties fo:font-variant="normal" fo:text-transform="none" fo:color="#222222" fo:letter-spacing="normal"/>
    </style:style>
    <style:style style:name="T15" style:family="text">
      <style:text-properties fo:font-variant="normal" fo:text-transform="none" fo:color="#006600" style:font-name="Menlo" fo:letter-spacing="normal" fo:font-style="normal" fo:font-weight="normal"/>
    </style:style>
    <style:style style:name="T16" style:family="text">
      <style:text-properties fo:color="#006600" style:font-name="Menlo" fo:font-style="normal" fo:font-weight="normal"/>
    </style:style>
    <style:style style:name="T17" style:family="text">
      <style:text-properties officeooo:rsid="002348e5"/>
    </style:style>
    <style:style style:name="T18" style:family="text">
      <style:text-properties style:font-name="Menlo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Сервер Коммуникаций ag-server.</text:p>
      <text:p text:style-name="P1"/>
      <text:h text:style-name="Heading_20_1" text:outline-level="1">Данный сервер выполняет следующие задачи:</text:h>
      <text:list xml:id="list309107968" text:style-name="L1">
        <text:list-item>
          <text:p text:style-name="P17">Осуществляет обмен информацией с контроллерами АСУД.</text:p>
        </text:list-item>
        <text:list-item>
          <text:p text:style-name="P17">Обновляет <text:s/><text:span text:style-name="T1">базу состояний контроллеров <text:s/>и перекрестков.</text:span></text:p>
        </text:list-item>
        <text:list-item>
          <text:p text:style-name="P18">Принимает команды от сервера приложений и отправляет их на контроллер.</text:p>
        </text:list-item>
        <text:list-item>
          <text:p text:style-name="P18">Поддерживает в персистентном состоянии базу данных.</text:p>
        </text:list-item>
        <text:list-item>
          <text:p text:style-name="P18">Производит первоначальное создание базы данных и наполнение ее первоначальными данными.</text:p>
        </text:list-item>
        <text:list-item>
          <text:p text:style-name="P18">Выполняет логгирование <text:s/>изменения состояния контроллеров, а так-же ошибок во время функционирования программы.</text:p>
          <text:p text:style-name="P18"/>
        </text:list-item>
      </text:list>
      <text:p text:style-name="P2">Программа написана на языке Golang и функционально разбита на модули:</text:p>
      <text:list xml:id="list2465729619" text:style-name="L2">
        <text:list-item>
          <text:p text:style-name="P19">main.go<text:tab/><text:span text:style-name="T2">—</text:span> Собственно главный модуль программы в котором производится первоначльная настройка всех модулей и из вызов. </text:p>
        </text:list-item>
        <text:list-item>
          <text:p text:style-name="P19">Binding <text:span text:style-name="T2">—</text:span> Пакет программ для описания и управления массивами привязки контроллеров.</text:p>
        </text:list-item>
        <text:list-item>
          <text:p text:style-name="P21">Comm — Пакет программ собственно для связи с контроллерами АСУД.</text:p>
        </text:list-item>
        <text:list-item>
          <text:p text:style-name="P21">Extcon — Пакет программ управления состоянием модулей сервера.</text:p>
        </text:list-item>
        <text:list-item>
          <text:p text:style-name="P21">Inspect — Пакет программ поддержания соответствия состояния контроллера заданными на перекрестке.</text:p>
        </text:list-item>
        <text:list-item>
          <text:p text:style-name="P21">Pudge — Пакет программ сопровождения базы данных системы.</text:p>
        </text:list-item>
        <text:list-item>
          <text:p text:style-name="P21">Setup — Пакет программ приема и настройки сервера.</text:p>
        </text:list-item>
        <text:list-item>
          <text:p text:style-name="P21">Test — Локальные тесты системы.</text:p>
        </text:list-item>
        <text:list-item>
          <text:p text:style-name="P21">Transport — Пакет программ транспортного протокола поверх TCP/IP для контроллеров АСУД. </text:p>
        </text:list-item>
        <text:list-item>
          <text:p text:style-name="P20"/>
        </text:list-item>
      </text:list>
      <text:h text:style-name="Heading_20_1" text:outline-level="1">База Данных сервера.</text:h>
      <text:p text:style-name="P3">База данных сервера построена на основе PostgreSQL. В состав базы данных входят следующие таблицы:</text:p>
      <text:list xml:id="list3369729987" text:style-name="L3">
        <text:list-item>
          <text:p text:style-name="P22">Accounts — Данные пользователей с правами.</text:p>
        </text:list-item>
        <text:list-item>
          <text:p text:style-name="P22">Cross — Описание и настройки перекрестков.</text:p>
        </text:list-item>
        <text:list-item>
          <text:p text:style-name="P22">Devices — Состояние контроллеров АСУД.</text:p>
        </text:list-item>
        <text:list-item>
          <text:p text:style-name="P22">Log — Текущие логи контроллеров.</text:p>
        </text:list-item>
        <text:list-item>
          <text:p text:style-name="P22">Region — Справочник наименований регионов и районов. </text:p>
        </text:list-item>
      </text:list>
      <text:p text:style-name="P4">Необходимо отметить, что в таблице cross ключ состоит из триады &lt;код_региона,код_района,номер_перекрестка&gt;. Тем самым производится ограничение в номере перекрестка в один байт. </text:p>
      <text:p text:style-name="P4">В общем случае, база данных и программное обеспечение системы позволяет одновременную эксплуатацию нескольких регионов на одном сервере. Предварительные испытания на имитаторах показало, что система без особенного напряжения выдерживает до десяти тысяч подключенных контролеров АСУД. </text:p>
      <text:p text:style-name="P5">При первоначальном запуске сервере в режиме создания производится создание базы данных. Все необходимые скрипты должны быть расположены в каталоге data сервера. <text:s/><text:span text:style-name="T3">Они разделяюся на следующие типы:</text:span></text:p>
      <text:p text:style-name="P6"><text:soft-page-break/>creator.xml — Описывает коды и названия регионов <text:s/>системы, коды и наименования районов каждого региона, а также имени файла с первоначальными настройками и описаниями перекрестков.</text:p>
      <text:p text:style-name="P6">Cross.sql — Программа на языке SQL для создания таблицы <text:s/>cross.</text:p>
      <text:p text:style-name="P6">Devices.sql — <text:s/>Программа на языке SQL для создания таблицы devices.</text:p>
      <text:p text:style-name="P6">Log.sql — <text:s/>Программа на языке SQL для создания таблицы log.</text:p>
      <text:p text:style-name="P6">Region.sql — <text:s/>Программа на языке SQL для создания таблицы region.</text:p>
      <text:p text:style-name="P6"/>
      <text:p text:style-name="P6">Файлы с расширение mrk содержат описания перекрестков данного региона.</text:p>
      <text:p text:style-name="P6"/>
      <text:h text:style-name="Heading_20_1" text:outline-level="1">Главный модуль.</text:h>
      <text:p text:style-name="P6">Назначение данного модуля заключается в подготовке к запуске всех остальных модулей системы. Первоначально подготавливается модуль логгирования сервера, как правило файл логов сервера располагается в каталоге «~/log/ag-server». Имя файла лога имеет структуру «logYYYY-MM-DD.log». Естественно при наступлении новых суток предыдущий файл лога закрывается и создается с новым именем файла. </text:p>
      <text:p text:style-name="P6">Затем производится загрузка настроечного файла сервера, <text:span text:style-name="T4">который имеет следующий путь «~/setup/setup_ag.json». В этом файле прописывается настройка подключения к базе данных PostgreSQL. Кроме этого указывается номер порта в котором производится прием данных с контроллерами АСУД. Дополнительно номера портов по которым ожидается прием команд и массивов привязки от сервера приложений. <text:s text:c="2"/>И естественно все необходимые тайм-ауты.</text:span></text:p>
      <text:p text:style-name="P7">Если обнаружены ошибки на этом этапе сервер завершает свою работу с выдачей диагностического сообщения.</text:p>
      <text:p text:style-name="P7">Затем вызывается модуль pudge в котором производится работа с базой данных.</text:p>
      <text:p text:style-name="P7">Затем вызывается модуль comm который производит обмен с контроллерами АСУД.</text:p>
      <text:p text:style-name="P7">Затем производится запуск модуля inspect который начинает контролировать состояние перекрестков.</text:p>
      <text:p text:style-name="P7">После этого модуль начинает контролировать сигналы операционной системы и при получении сигнала на завершение работы передает его основным модулям сервера. Тем самым особо важные модули сервера успевают, как правило, оставаться с персистентными данными.</text:p>
      <text:p text:style-name="P7"><text:s/></text:p>
      <text:h text:style-name="Heading_20_1" text:outline-level="1">Binding <text:span text:style-name="T2">—</text:span> Пакет программ для описания и управления массивами привязки контроллеров.</text:h>
      <text:p text:style-name="P7">В данном пакете <text:span text:style-name="T17">приведены типы данных и функции обработки массивов привязки.</text:span></text:p>
      <text:h text:style-name="P28" text:outline-level="3">Package files</text:h>
      <text:section text:style-name="Sect1" text:name="pkg-index">
        <text:p text:style-name="P8"><text:a xlink:type="simple" xlink:href="http://localhost:6060/src/github.com/ruraomsk/ag-server/binding/anytime.go" text:style-name="Internet_20_link" text:visited-style-name="Visited_20_Internet_20_Link"><text:span text:style-name="T5">anytime.go</text:span></text:a><text:span text:style-name="T12"> </text:span><text:a xlink:type="simple" xlink:href="http://localhost:6060/src/github.com/ruraomsk/ag-server/binding/arrays.go" text:style-name="Internet_20_link" text:visited-style-name="Visited_20_Internet_20_Link"><text:span text:style-name="T5">arrays.go</text:span></text:a><text:span text:style-name="T12"> </text:span><text:a xlink:type="simple" xlink:href="http://localhost:6060/src/github.com/ruraomsk/ag-server/binding/ctrlio.go" text:style-name="Internet_20_link" text:visited-style-name="Visited_20_Internet_20_Link"><text:span text:style-name="T5">ctrlio.go</text:span></text:a><text:span text:style-name="T12"> </text:span><text:a xlink:type="simple" xlink:href="http://localhost:6060/src/github.com/ruraomsk/ag-server/binding/days.go" text:style-name="Internet_20_link" text:visited-style-name="Visited_20_Internet_20_Link"><text:span text:style-name="T5">days.go</text:span></text:a><text:span text:style-name="T12"> </text:span><text:a xlink:type="simple" xlink:href="http://localhost:6060/src/github.com/ruraomsk/ag-server/binding/plans.go" text:style-name="Internet_20_link" text:visited-style-name="Visited_20_Internet_20_Link"><text:span text:style-name="T5">plans.go</text:span></text:a><text:span text:style-name="T12"> </text:span><text:a xlink:type="simple" xlink:href="http://localhost:6060/src/github.com/ruraomsk/ag-server/binding/setupDK.go" text:style-name="Internet_20_link" text:visited-style-name="Visited_20_Internet_20_Link"><text:span text:style-name="T5">setupDK.go</text:span></text:a><text:span text:style-name="T12"> </text:span><text:a xlink:type="simple" xlink:href="http://localhost:6060/src/github.com/ruraomsk/ag-server/binding/statistic.go" text:style-name="Internet_20_link" text:visited-style-name="Visited_20_Internet_20_Link"><text:span text:style-name="T5">statistic.go</text:span></text:a><text:span text:style-name="T12"> </text:span><text:a xlink:type="simple" xlink:href="http://localhost:6060/src/github.com/ruraomsk/ag-server/binding/timeuse.go" text:style-name="Internet_20_link" text:visited-style-name="Visited_20_Internet_20_Link"><text:span text:style-name="T5">timeuse.go</text:span></text:a><text:span text:style-name="T12"> </text:span><text:a xlink:type="simple" xlink:href="http://localhost:6060/src/github.com/ruraomsk/ag-server/binding/weeks.go" text:style-name="Internet_20_link" text:visited-style-name="Visited_20_Internet_20_Link"><text:span text:style-name="T5">weeks.go</text:span></text:a><text:span text:style-name="T12"> </text:span><text:a xlink:type="simple" xlink:href="http://localhost:6060/src/github.com/ruraomsk/ag-server/binding/year.go" text:style-name="Internet_20_link" text:visited-style-name="Visited_20_Internet_20_Link"><text:span text:style-name="T5">year.go</text:span></text:a></text:p>
      </text:section>
      <text:h text:style-name="P13" text:outline-level="2"><text:bookmark text:name="Arrays"/><text:span text:style-name="T8">type </text:span><text:a xlink:type="simple" xlink:href="http://localhost:6060/src/github.com/ruraomsk/ag-server/binding/arrays.go?s=122:683#L1" text:style-name="Internet_20_link" text:visited-style-name="Visited_20_Internet_20_Link"><text:span text:style-name="T6">Arrays</text:span></text:a></text:h>
      <text:p text:style-name="P9">Arrays масиссивы привязок</text:p>
      <text:p text:style-name="P11">type Arrays struct {</text:p>
      <text:p text:style-name="P15"><text:bookmark text:name="Arrays.SetupDK"/><text:span text:style-name="T14"><text:s text:c="4"/></text:span><text:span text:style-name="T13">SetupDK <text:s text:c="3"/></text:span><text:a xlink:type="simple" xlink:href="http://localhost:6060/pkg/github.com/ruraomsk/ag-server/binding/#SetupDK" text:style-name="Internet_20_link" text:visited-style-name="Visited_20_Internet_20_Link"><text:span text:style-name="T7">SetupDK</text:span></text:a></text:p>
      <text:p text:style-name="P15"><text:bookmark text:name="Arrays.SetDK"/><text:span text:style-name="T14"><text:s text:c="4"/></text:span><text:span text:style-name="T13">SetDK <text:s text:c="5"/></text:span><text:a xlink:type="simple" xlink:href="http://localhost:6060/pkg/github.com/ruraomsk/ag-server/binding/#SetDK" text:style-name="Internet_20_link" text:visited-style-name="Visited_20_Internet_20_Link"><text:span text:style-name="T7">SetDK</text:span></text:a></text:p>
      <text:p text:style-name="P15"><text:bookmark text:name="Arrays.MonthSets"/><text:span text:style-name="T14"><text:s text:c="4"/></text:span><text:span text:style-name="T13">MonthSets <text:s/></text:span><text:a xlink:type="simple" xlink:href="http://localhost:6060/pkg/github.com/ruraomsk/ag-server/binding/#MonthSets" text:style-name="Internet_20_link" text:visited-style-name="Visited_20_Internet_20_Link"><text:span text:style-name="T7">MonthSets</text:span></text:a></text:p>
      <text:p text:style-name="P15"><text:bookmark text:name="Arrays.WeekSets"/><text:span text:style-name="T14"><text:s text:c="4"/></text:span><text:span text:style-name="T13">WeekSets <text:s text:c="2"/></text:span><text:a xlink:type="simple" xlink:href="http://localhost:6060/pkg/github.com/ruraomsk/ag-server/binding/#WeekSets" text:style-name="Internet_20_link" text:visited-style-name="Visited_20_Internet_20_Link"><text:span text:style-name="T7">WeekSets</text:span></text:a></text:p>
      <text:p text:style-name="P15"><text:bookmark text:name="Arrays.DaySets"/><text:span text:style-name="T14"><text:s text:c="4"/></text:span><text:span text:style-name="T13">DaySets <text:s text:c="3"/></text:span><text:a xlink:type="simple" xlink:href="http://localhost:6060/pkg/github.com/ruraomsk/ag-server/binding/#DaySets" text:style-name="Internet_20_link" text:visited-style-name="Visited_20_Internet_20_Link"><text:span text:style-name="T7">DaySets</text:span></text:a></text:p>
      <text:p text:style-name="P15"><text:bookmark text:name="Arrays.SetCtrl"/><text:soft-page-break/><text:span text:style-name="T14"><text:s text:c="4"/></text:span><text:span text:style-name="T13">SetCtrl <text:s text:c="3"/></text:span><text:a xlink:type="simple" xlink:href="http://localhost:6060/pkg/github.com/ruraomsk/ag-server/binding/#SetCtrl" text:style-name="Internet_20_link" text:visited-style-name="Visited_20_Internet_20_Link"><text:span text:style-name="T7">SetCtrl</text:span></text:a></text:p>
      <text:p text:style-name="P15"><text:bookmark text:name="Arrays.SetTimeUse"/><text:span text:style-name="T14"><text:s text:c="4"/></text:span><text:span text:style-name="T13">SetTimeUse </text:span><text:a xlink:type="simple" xlink:href="http://localhost:6060/pkg/github.com/ruraomsk/ag-server/binding/#SetTimeUse" text:style-name="Internet_20_link" text:visited-style-name="Visited_20_Internet_20_Link"><text:span text:style-name="T7">SetTimeUse</text:span></text:a></text:p>
      <text:p text:style-name="P15"><text:bookmark text:name="Arrays.TimeDivice"/><text:span text:style-name="T14"><text:s text:c="4"/></text:span><text:span text:style-name="T13">TimeDivice </text:span><text:a xlink:type="simple" xlink:href="http://localhost:6060/pkg/github.com/ruraomsk/ag-server/binding/#TimeDevice" text:style-name="Internet_20_link" text:visited-style-name="Visited_20_Internet_20_Link"><text:span text:style-name="T7">TimeDevice</text:span></text:a><text:span text:style-name="T13"> `json:"timedev"` <text:s text:c="2"/></text:span><text:span text:style-name="T15">//Настройки времени</text:span></text:p>
      <text:p text:style-name="P15"><text:bookmark text:name="Arrays.StatDefine"/><text:span text:style-name="T14"><text:s text:c="4"/></text:span><text:span text:style-name="T13">StatDefine </text:span><text:a xlink:type="simple" xlink:href="http://localhost:6060/pkg/github.com/ruraomsk/ag-server/binding/#StatDefine" text:style-name="Internet_20_link" text:visited-style-name="Visited_20_Internet_20_Link"><text:span text:style-name="T7">StatDefine</text:span></text:a><text:span text:style-name="T13"> `json:"defstatis"` </text:span><text:span text:style-name="T15">// Описание настройки сбора статистики</text:span></text:p>
      <text:p text:style-name="P15"><text:bookmark text:name="Arrays.PointSet"/><text:span text:style-name="T14"><text:s text:c="4"/></text:span><text:span text:style-name="T13">PointSet <text:s text:c="2"/></text:span><text:a xlink:type="simple" xlink:href="http://localhost:6060/pkg/github.com/ruraomsk/ag-server/binding/#PointSet" text:style-name="Internet_20_link" text:visited-style-name="Visited_20_Internet_20_Link"><text:span text:style-name="T7">PointSet</text:span></text:a><text:span text:style-name="T13"> <text:s text:c="2"/>`json:"pointset"` <text:s/></text:span><text:span text:style-name="T15">//Точки сбора статистики</text:span></text:p>
      <text:p text:style-name="P15"><text:bookmark text:name="Arrays.UseInput"/><text:span text:style-name="T14"><text:s text:c="4"/></text:span><text:span text:style-name="T13">UseInput <text:s text:c="2"/></text:span><text:a xlink:type="simple" xlink:href="http://localhost:6060/pkg/github.com/ruraomsk/ag-server/binding/#UseInput" text:style-name="Internet_20_link" text:visited-style-name="Visited_20_Internet_20_Link"><text:span text:style-name="T7">UseInput</text:span></text:a><text:span text:style-name="T13"> <text:s text:c="2"/>`json:"useinput"` <text:s/></text:span><text:span text:style-name="T15">//Назначение входов для сбора статистики</text:span></text:p>
      <text:p text:style-name="P16">}</text:p>
      <text:h text:style-name="P10" text:outline-level="3"><text:bookmark text:name="NewArrays"/><text:span text:style-name="T9">func </text:span><text:a xlink:type="simple" xlink:href="http://localhost:6060/src/github.com/ruraomsk/ag-server/binding/arrays.go?s=727:751#L15" text:style-name="Internet_20_link" text:visited-style-name="Visited_20_Internet_20_Link"><text:span text:style-name="T6">NewArrays</text:span></text:a></text:h>
      <text:p text:style-name="P12"><text:span text:style-name="T13">func NewArrays() *</text:span><text:a xlink:type="simple" xlink:href="http://localhost:6060/pkg/github.com/ruraomsk/ag-server/binding/#Arrays" text:style-name="Internet_20_link" text:visited-style-name="Visited_20_Internet_20_Link"><text:span text:style-name="T7">Arrays</text:span></text:a></text:p>
      <text:p text:style-name="P9">NewArrays создание нового</text:p>
      <text:h text:style-name="P10" text:outline-level="3"><text:bookmark text:name="Arrays.IsCorrect"/><text:span text:style-name="T9">func (*Arrays) </text:span><text:a xlink:type="simple" xlink:href="http://localhost:6060/src/github.com/ruraomsk/ag-server/binding/arrays.go?s=1144:1179#L31" text:style-name="Internet_20_link" text:visited-style-name="Visited_20_Internet_20_Link"><text:span text:style-name="T6">IsCorrect</text:span></text:a></text:h>
      <text:p text:style-name="P12"><text:span text:style-name="T13">func (ar *</text:span><text:a xlink:type="simple" xlink:href="http://localhost:6060/pkg/github.com/ruraomsk/ag-server/binding/#Arrays" text:style-name="Internet_20_link" text:visited-style-name="Visited_20_Internet_20_Link"><text:span text:style-name="T7">Arrays</text:span></text:a><text:span text:style-name="T13">) IsCorrect(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IsCorrect проверяет правильность массивов</text:p>
      <text:h text:style-name="P10" text:outline-level="3"><text:bookmark text:name="Arrays.SetArray"/><text:span text:style-name="T9">func (*Arrays) </text:span><text:a xlink:type="simple" xlink:href="http://localhost:6060/src/github.com/ruraomsk/ag-server/binding/arrays.go?s=2451:2512#L82" text:style-name="Internet_20_link" text:visited-style-name="Visited_20_Internet_20_Link"><text:span text:style-name="T6">SetArray</text:span></text:a></text:h>
      <text:p text:style-name="P12"><text:span text:style-name="T13">func (ar *</text:span><text:a xlink:type="simple" xlink:href="http://localhost:6060/pkg/github.com/ruraomsk/ag-server/binding/#Arrays" text:style-name="Internet_20_link" text:visited-style-name="Visited_20_Internet_20_Link"><text:span text:style-name="T7">Arrays</text:span></text:a><text:span text:style-name="T13">) SetArray(nom, nelem </text:span><text:a xlink:type="simple" xlink:href="http://localhost:6060/pkg/builtin/#int" text:style-name="Internet_20_link" text:visited-style-name="Visited_20_Internet_20_Link"><text:span text:style-name="T7">int</text:span></text:a><text:span text:style-name="T13">, array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SetArray принимает массивы привязки на устройтсве</text:p>
      <text:h text:style-name="P13" text:outline-level="2"><text:bookmark text:name="CtrlStage"/><text:span text:style-name="T8">type </text:span><text:a xlink:type="simple" xlink:href="http://localhost:6060/src/github.com/ruraomsk/ag-server/binding/ctrlio.go?s=335:768#L10" text:style-name="Internet_20_link" text:visited-style-name="Visited_20_Internet_20_Link"><text:span text:style-name="T6">CtrlStage</text:span></text:a></text:h>
      <text:p text:style-name="P9">CtrlStage один интервал контроля</text:p>
      <text:p text:style-name="P11">type CtrlStage struct {</text:p>
      <text:p text:style-name="P15"><text:bookmark text:name="CtrlStage.Nline"/><text:span text:style-name="T14"><text:s text:c="4"/></text:span><text:span text:style-name="T13">Nline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6"/>`json:"line"` <text:s text:c="2"/></text:span><text:span text:style-name="T15">//Номер строки</text:span></text:p>
      <text:p text:style-name="P15"><text:bookmark text:name="CtrlStage.Start"/><text:span text:style-name="T14"><text:s text:c="4"/></text:span><text:span text:style-name="T13">Start <text:s/></text:span><text:a xlink:type="simple" xlink:href="http://localhost:6060/pkg/github.com/ruraomsk/ag-server/binding/#StageTime" text:style-name="Internet_20_link" text:visited-style-name="Visited_20_Internet_20_Link"><text:span text:style-name="T7">StageTime</text:span></text:a><text:span text:style-name="T13"> `json:"start"` <text:s/></text:span><text:span text:style-name="T15">//Время начала контроля</text:span></text:p>
      <text:p text:style-name="P15"><text:bookmark text:name="CtrlStage.End"/><text:span text:style-name="T14"><text:s text:c="4"/></text:span><text:span text:style-name="T13">End <text:s text:c="3"/></text:span><text:a xlink:type="simple" xlink:href="http://localhost:6060/pkg/github.com/ruraomsk/ag-server/binding/#StageTime" text:style-name="Internet_20_link" text:visited-style-name="Visited_20_Internet_20_Link"><text:span text:style-name="T7">StageTime</text:span></text:a><text:span text:style-name="T13"> `json:"end"` <text:s text:c="3"/></text:span><text:span text:style-name="T15">//Время конца контроля</text:span></text:p>
      <text:p text:style-name="P15"><text:bookmark text:name="CtrlStage.TVPLen"/><text:span text:style-name="T14"><text:s text:c="4"/></text:span><text:span text:style-name="T13">TVPLen 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6"/>`json:"lenTVP"` </text:span><text:span text:style-name="T15">//Длительность секунд контроля ТВП</text:span></text:p>
      <text:p text:style-name="P15"><text:bookmark text:name="CtrlStage.MGRLen"/><text:span text:style-name="T14"><text:s text:c="4"/></text:span><text:span text:style-name="T13">MGRLen 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6"/>`json:"lenMGR"` </text:span><text:span text:style-name="T15">//Длительность секунд контроля МГР</text:span></text:p>
      <text:p text:style-name="P16">}</text:p>
      <text:h text:style-name="P10" text:outline-level="3"><text:bookmark text:name="CtrlStage.Compare"/><text:span text:style-name="T9">func (*CtrlStage) </text:span><text:a xlink:type="simple" xlink:href="http://localhost:6060/src/github.com/ruraomsk/ag-server/binding/ctrlio.go?s=836:883#L19" text:style-name="Internet_20_link" text:visited-style-name="Visited_20_Internet_20_Link"><text:span text:style-name="T6">Compare</text:span></text:a></text:h>
      <text:p text:style-name="P12"><text:span text:style-name="T13">func (s *</text:span><text:a xlink:type="simple" xlink:href="http://localhost:6060/pkg/github.com/ruraomsk/ag-server/binding/#CtrlStage" text:style-name="Internet_20_link" text:visited-style-name="Visited_20_Internet_20_Link"><text:span text:style-name="T7">CtrlStage</text:span></text:a><text:span text:style-name="T13">) Compare(ss *</text:span><text:a xlink:type="simple" xlink:href="http://localhost:6060/pkg/github.com/ruraomsk/ag-server/binding/#CtrlStage" text:style-name="Internet_20_link" text:visited-style-name="Visited_20_Internet_20_Link"><text:span text:style-name="T7">CtrlStage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3" text:outline-level="2"><text:bookmark text:name="DaySets"/><text:span text:style-name="T8">type </text:span><text:a xlink:type="simple" xlink:href="http://localhost:6060/src/github.com/ruraomsk/ag-server/binding/days.go?s=103:162#L1" text:style-name="Internet_20_link" text:visited-style-name="Visited_20_Internet_20_Link"><text:span text:style-name="T6">DaySets</text:span></text:a></text:h>
      <text:p text:style-name="P9">DaySets все суточные планы</text:p>
      <text:p text:style-name="P11"><text:soft-page-break/>type DaySets struct {</text:p>
      <text:p text:style-name="P15"><text:bookmark text:name="DaySets.DaySets"/><text:span text:style-name="T14"><text:s text:c="4"/></text:span><text:span text:style-name="T13">DaySets []*</text:span><text:a xlink:type="simple" xlink:href="http://localhost:6060/pkg/github.com/ruraomsk/ag-server/binding/#OneDay" text:style-name="Internet_20_link" text:visited-style-name="Visited_20_Internet_20_Link"><text:span text:style-name="T7">OneDay</text:span></text:a><text:span text:style-name="T13"> `json:"daysets"`</text:span></text:p>
      <text:p text:style-name="P16">}</text:p>
      <text:h text:style-name="P10" text:outline-level="3"><text:bookmark text:name="NewDaySet"/><text:span text:style-name="T9">func </text:span><text:a xlink:type="simple" xlink:href="http://localhost:6060/src/github.com/ruraomsk/ag-server/binding/days.go?s=766:791#L28" text:style-name="Internet_20_link" text:visited-style-name="Visited_20_Internet_20_Link"><text:span text:style-name="T6">NewDaySet</text:span></text:a></text:h>
      <text:p text:style-name="P12"><text:span text:style-name="T13">func NewDaySet() *</text:span><text:a xlink:type="simple" xlink:href="http://localhost:6060/pkg/github.com/ruraomsk/ag-server/binding/#DaySets" text:style-name="Internet_20_link" text:visited-style-name="Visited_20_Internet_20_Link"><text:span text:style-name="T7">DaySets</text:span></text:a></text:p>
      <text:p text:style-name="P9">NewDaySet создание нового набора суточных планов</text:p>
      <text:h text:style-name="P10" text:outline-level="3"><text:bookmark text:name="DaySets.Compare"/><text:span text:style-name="T9">func (*DaySets) </text:span><text:a xlink:type="simple" xlink:href="http://localhost:6060/src/github.com/ruraomsk/ag-server/binding/days.go?s=358:402#L13" text:style-name="Internet_20_link" text:visited-style-name="Visited_20_Internet_20_Link"><text:span text:style-name="T6">Compare</text:span></text:a></text:h>
      <text:p text:style-name="P12"><text:span text:style-name="T13">func (ds *</text:span><text:a xlink:type="simple" xlink:href="http://localhost:6060/pkg/github.com/ruraomsk/ag-server/binding/#DaySets" text:style-name="Internet_20_link" text:visited-style-name="Visited_20_Internet_20_Link"><text:span text:style-name="T7">DaySets</text:span></text:a><text:span text:style-name="T13">) Compare(dd *</text:span><text:a xlink:type="simple" xlink:href="http://localhost:6060/pkg/github.com/ruraomsk/ag-server/binding/#DaySets" text:style-name="Internet_20_link" text:visited-style-name="Visited_20_Internet_20_Link"><text:span text:style-name="T7">DaySets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DaySets.FromBuffer"/><text:span text:style-name="T9">func (*DaySets) </text:span><text:a xlink:type="simple" xlink:href="http://localhost:6060/src/github.com/ruraomsk/ag-server/binding/days.go?s=520:569#L18" text:style-name="Internet_20_link" text:visited-style-name="Visited_20_Internet_20_Link"><text:span text:style-name="T6">FromBuffer</text:span></text:a></text:h>
      <text:p text:style-name="P12"><text:span text:style-name="T13">func (ds *</text:span><text:a xlink:type="simple" xlink:href="http://localhost:6060/pkg/github.com/ruraomsk/ag-server/binding/#DaySets" text:style-name="Internet_20_link" text:visited-style-name="Visited_20_Internet_20_Link"><text:span text:style-name="T7">DaySets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загружает суточные планы из буфера</text:p>
      <text:h text:style-name="P10" text:outline-level="3"><text:bookmark text:name="DaySets.String"/><text:span text:style-name="T9">func (*DaySets) </text:span><text:a xlink:type="simple" xlink:href="http://localhost:6060/src/github.com/ruraomsk/ag-server/binding/days.go?s=164:198#L4" text:style-name="Internet_20_link" text:visited-style-name="Visited_20_Internet_20_Link"><text:span text:style-name="T6">String</text:span></text:a></text:h>
      <text:p text:style-name="P12"><text:span text:style-name="T13">func (ds *</text:span><text:a xlink:type="simple" xlink:href="http://localhost:6060/pkg/github.com/ruraomsk/ag-server/binding/#DaySets" text:style-name="Internet_20_link" text:visited-style-name="Visited_20_Internet_20_Link"><text:span text:style-name="T7">DaySets</text:span></text:a><text:span text:style-name="T13">) String() </text:span><text:a xlink:type="simple" xlink:href="http://localhost:6060/pkg/builtin/#string" text:style-name="Internet_20_link" text:visited-style-name="Visited_20_Internet_20_Link"><text:span text:style-name="T7">string</text:span></text:a></text:p>
      <text:h text:style-name="P13" text:outline-level="2"><text:bookmark text:name="Level"/><text:span text:style-name="T8">type </text:span><text:a xlink:type="simple" xlink:href="http://localhost:6060/src/github.com/ruraomsk/ag-server/binding/statistic.go?s=279:610#L4" text:style-name="Internet_20_link" text:visited-style-name="Visited_20_Internet_20_Link"><text:span text:style-name="T6">Level</text:span></text:a></text:h>
      <text:p text:style-name="P9">Level один из двух уровней сбора</text:p>
      <text:p text:style-name="P11">type Level struct {</text:p>
      <text:p text:style-name="P15"><text:bookmark text:name="Level.TypeSt"/><text:span text:style-name="T14"><text:s text:c="4"/></text:span><text:span text:style-name="T13">TypeSt </text:span><text:a xlink:type="simple" xlink:href="http://localhost:6060/pkg/builtin/#int" text:style-name="Internet_20_link" text:visited-style-name="Visited_20_Internet_20_Link"><text:span text:style-name="T7">int</text:span></text:a><text:span text:style-name="T13"> `json:"typst"` <text:s/></text:span><text:span text:style-name="T15">//Признак статистики</text:span></text:p>
      <text:p text:style-name="P15"><text:bookmark text:name="Level.Period"/><text:span text:style-name="T14"><text:s text:c="4"/></text:span><text:span text:style-name="T13">Period </text:span><text:a xlink:type="simple" xlink:href="http://localhost:6060/pkg/builtin/#int" text:style-name="Internet_20_link" text:visited-style-name="Visited_20_Internet_20_Link"><text:span text:style-name="T7">int</text:span></text:a><text:span text:style-name="T13"> `json:"period"` </text:span><text:span text:style-name="T15">//Период усреднения в минутах</text:span></text:p>
      <text:p text:style-name="P15"><text:bookmark text:name="Level.Ninput"/><text:span text:style-name="T14"><text:s text:c="4"/></text:span><text:span text:style-name="T13">Ninput </text:span><text:a xlink:type="simple" xlink:href="http://localhost:6060/pkg/builtin/#int" text:style-name="Internet_20_link" text:visited-style-name="Visited_20_Internet_20_Link"><text:span text:style-name="T7">int</text:span></text:a><text:span text:style-name="T13"> `json:"ninput"` </text:span><text:span text:style-name="T15">//Колличество входов сбора статистики</text:span></text:p>
      <text:p text:style-name="P15"><text:bookmark text:name="Level.Count"/><text:span text:style-name="T14"><text:s text:c="4"/></text:span><text:span text:style-name="T13">Count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count"` <text:s/></text:span><text:span text:style-name="T15">//Число направлений</text:span></text:p>
      <text:p text:style-name="P16">}</text:p>
      <text:h text:style-name="P13" text:outline-level="2"><text:bookmark text:name="Line"/><text:span text:style-name="T8">type </text:span><text:a xlink:type="simple" xlink:href="http://localhost:6060/src/github.com/ruraomsk/ag-server/binding/days.go?s=1425:1518#L53" text:style-name="Internet_20_link" text:visited-style-name="Visited_20_Internet_20_Link"><text:span text:style-name="T6">Line</text:span></text:a></text:h>
      <text:p text:style-name="P9">Line структура одного периода времени</text:p>
      <text:p text:style-name="P11">type Line struct {</text:p>
      <text:p text:style-name="P15"><text:bookmark text:name="Line.PKNom"/><text:span text:style-name="T14"><text:s text:c="4"/></text:span><text:span text:style-name="T13">PKNom </text:span><text:a xlink:type="simple" xlink:href="http://localhost:6060/pkg/builtin/#int" text:style-name="Internet_20_link" text:visited-style-name="Visited_20_Internet_20_Link"><text:span text:style-name="T7">int</text:span></text:a><text:span text:style-name="T13"> `json:"npk"`</text:span></text:p>
      <text:p text:style-name="P15"><text:bookmark text:name="Line.Hour"/><text:span text:style-name="T14"><text:s text:c="4"/></text:span><text:span text:style-name="T13">Hour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hour"`</text:span></text:p>
      <text:p text:style-name="P15"><text:bookmark text:name="Line.Min"/><text:span text:style-name="T14"><text:s text:c="4"/></text:span><text:span text:style-name="T13">Min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min"`</text:span></text:p>
      <text:p text:style-name="P16">}</text:p>
      <text:h text:style-name="P13" text:outline-level="2"><text:bookmark text:name="MonthSets"/><text:soft-page-break/><text:span text:style-name="T8">type </text:span><text:a xlink:type="simple" xlink:href="http://localhost:6060/src/github.com/ruraomsk/ag-server/binding/year.go?s=94:160#L1" text:style-name="Internet_20_link" text:visited-style-name="Visited_20_Internet_20_Link"><text:span text:style-name="T6">MonthSets</text:span></text:a></text:h>
      <text:p text:style-name="P9">MonthSets все месячные планы</text:p>
      <text:p text:style-name="P11">type MonthSets struct {</text:p>
      <text:p text:style-name="P15"><text:bookmark text:name="MonthSets.MonthSets"/><text:span text:style-name="T14"><text:s text:c="4"/></text:span><text:span text:style-name="T13">MonthSets []*</text:span><text:a xlink:type="simple" xlink:href="http://localhost:6060/pkg/github.com/ruraomsk/ag-server/binding/#OneMonth" text:style-name="Internet_20_link" text:visited-style-name="Visited_20_Internet_20_Link"><text:span text:style-name="T7">OneMonth</text:span></text:a><text:span text:style-name="T13"> `json:"monthset"`</text:span></text:p>
      <text:p text:style-name="P16">}</text:p>
      <text:h text:style-name="P10" text:outline-level="3"><text:bookmark text:name="NewYearSets"/><text:span text:style-name="T9">func </text:span><text:a xlink:type="simple" xlink:href="http://localhost:6060/src/github.com/ruraomsk/ag-server/binding/year.go?s=393:422#L9" text:style-name="Internet_20_link" text:visited-style-name="Visited_20_Internet_20_Link"><text:span text:style-name="T6">NewYearSets</text:span></text:a></text:h>
      <text:p text:style-name="P12"><text:span text:style-name="T13">func NewYearSets() *</text:span><text:a xlink:type="simple" xlink:href="http://localhost:6060/pkg/github.com/ruraomsk/ag-server/binding/#MonthSets" text:style-name="Internet_20_link" text:visited-style-name="Visited_20_Internet_20_Link"><text:span text:style-name="T7">MonthSets</text:span></text:a></text:p>
      <text:p text:style-name="P9">NewYearSets создает новый набор месячных карт</text:p>
      <text:h text:style-name="P10" text:outline-level="3"><text:bookmark text:name="MonthSets.Compare"/><text:span text:style-name="T9">func (*MonthSets) </text:span><text:a xlink:type="simple" xlink:href="http://localhost:6060/src/github.com/ruraomsk/ag-server/binding/year.go?s=228:276#L4" text:style-name="Internet_20_link" text:visited-style-name="Visited_20_Internet_20_Link"><text:span text:style-name="T6">Compare</text:span></text:a></text:h>
      <text:p text:style-name="P12"><text:span text:style-name="T13">func (ms *</text:span><text:a xlink:type="simple" xlink:href="http://localhost:6060/pkg/github.com/ruraomsk/ag-server/binding/#MonthSets" text:style-name="Internet_20_link" text:visited-style-name="Visited_20_Internet_20_Link"><text:span text:style-name="T7">MonthSets</text:span></text:a><text:span text:style-name="T13">) Compare(mm *</text:span><text:a xlink:type="simple" xlink:href="http://localhost:6060/pkg/github.com/ruraomsk/ag-server/binding/#MonthSets" text:style-name="Internet_20_link" text:visited-style-name="Visited_20_Internet_20_Link"><text:span text:style-name="T7">MonthSets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MonthSets.FromBuffer"/><text:span text:style-name="T9">func (*MonthSets) </text:span><text:a xlink:type="simple" xlink:href="http://localhost:6060/src/github.com/ruraomsk/ag-server/binding/year.go?s=696:747#L19" text:style-name="Internet_20_link" text:visited-style-name="Visited_20_Internet_20_Link"><text:span text:style-name="T6">FromBuffer</text:span></text:a></text:h>
      <text:p text:style-name="P12"><text:span text:style-name="T13">func (ms *</text:span><text:a xlink:type="simple" xlink:href="http://localhost:6060/pkg/github.com/ruraomsk/ag-server/binding/#MonthSets" text:style-name="Internet_20_link" text:visited-style-name="Visited_20_Internet_20_Link"><text:span text:style-name="T7">MonthSets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переводит из массива кодов в недельный массив</text:p>
      <text:h text:style-name="P13" text:outline-level="2"><text:bookmark text:name="OneDay"/><text:span text:style-name="T8">type </text:span><text:a xlink:type="simple" xlink:href="http://localhost:6060/src/github.com/ruraomsk/ag-server/binding/days.go?s=993:1148#L38" text:style-name="Internet_20_link" text:visited-style-name="Visited_20_Internet_20_Link"><text:span text:style-name="T6">OneDay</text:span></text:a></text:h>
      <text:p text:style-name="P9">OneDay Один день плана</text:p>
      <text:p text:style-name="P11">type OneDay struct {</text:p>
      <text:p text:style-name="P15"><text:bookmark text:name="OneDay.Number"/><text:span text:style-name="T14"><text:s text:c="4"/></text:span><text:span text:style-name="T13">Number 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num"`</text:span></text:p>
      <text:p text:style-name="P15"><text:bookmark text:name="OneDay.Count"/><text:span text:style-name="T14"><text:s text:c="4"/></text:span><text:span text:style-name="T13">Count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count"` </text:span><text:span text:style-name="T15">//Счетчик переключений</text:span></text:p>
      <text:p text:style-name="P15"><text:bookmark text:name="OneDay.Lines"/><text:span text:style-name="T14"><text:s text:c="4"/></text:span><text:span text:style-name="T13">Lines <text:s/>[]*</text:span><text:a xlink:type="simple" xlink:href="http://localhost:6060/pkg/github.com/ruraomsk/ag-server/binding/#Line" text:style-name="Internet_20_link" text:visited-style-name="Visited_20_Internet_20_Link"><text:span text:style-name="T7">Line</text:span></text:a><text:span text:style-name="T13"> `json:"lines"`</text:span></text:p>
      <text:p text:style-name="P16">}</text:p>
      <text:h text:style-name="P10" text:outline-level="3"><text:bookmark text:name="OneDay.IsEmpty"/><text:span text:style-name="T9">func (*OneDay) </text:span><text:a xlink:type="simple" xlink:href="http://localhost:6060/src/github.com/ruraomsk/ag-server/binding/days.go?s=1990:2022#L81" text:style-name="Internet_20_link" text:visited-style-name="Visited_20_Internet_20_Link"><text:span text:style-name="T6">IsEmpty</text:span></text:a></text:h>
      <text:p text:style-name="P12"><text:span text:style-name="T13">func (od *</text:span><text:a xlink:type="simple" xlink:href="http://localhost:6060/pkg/github.com/ruraomsk/ag-server/binding/#OneDay" text:style-name="Internet_20_link" text:visited-style-name="Visited_20_Internet_20_Link"><text:span text:style-name="T7">OneDay</text:span></text:a><text:span text:style-name="T13">) IsEmpty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Empty возвращает истину если данный недельный массив пустой</text:p>
      <text:h text:style-name="P10" text:outline-level="3"><text:bookmark text:name="OneDay.String"/><text:span text:style-name="T9">func (*OneDay) </text:span><text:a xlink:type="simple" xlink:href="http://localhost:6060/src/github.com/ruraomsk/ag-server/binding/days.go?s=1150:1183#L44" text:style-name="Internet_20_link" text:visited-style-name="Visited_20_Internet_20_Link"><text:span text:style-name="T6">String</text:span></text:a></text:h>
      <text:p text:style-name="P12"><text:span text:style-name="T13">func (od *</text:span><text:a xlink:type="simple" xlink:href="http://localhost:6060/pkg/github.com/ruraomsk/ag-server/binding/#OneDay" text:style-name="Internet_20_link" text:visited-style-name="Visited_20_Internet_20_Link"><text:span text:style-name="T7">OneDay</text:span></text:a><text:span text:style-name="T13">) String() </text:span><text:a xlink:type="simple" xlink:href="http://localhost:6060/pkg/builtin/#string" text:style-name="Internet_20_link" text:visited-style-name="Visited_20_Internet_20_Link"><text:span text:style-name="T7">string</text:span></text:a></text:p>
      <text:h text:style-name="P10" text:outline-level="3"><text:bookmark text:name="OneDay.ToBuffer"/><text:soft-page-break/><text:span text:style-name="T9">func (*OneDay) </text:span><text:a xlink:type="simple" xlink:href="http://localhost:6060/src/github.com/ruraomsk/ag-server/binding/days.go?s=2208:2242#L91" text:style-name="Internet_20_link" text:visited-style-name="Visited_20_Internet_20_Link"><text:span text:style-name="T6">ToBuffer</text:span></text:a></text:h>
      <text:p text:style-name="P12"><text:span text:style-name="T13">func (od *</text:span><text:a xlink:type="simple" xlink:href="http://localhost:6060/pkg/github.com/ruraomsk/ag-server/binding/#OneDay" text:style-name="Internet_20_link" text:visited-style-name="Visited_20_Internet_20_Link"><text:span text:style-name="T7">OneDay</text:span></text:a><text:span text:style-name="T13">) ToBuffer() 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ToBuffer переводит из суточного массива в буфер кодов</text:p>
      <text:h text:style-name="P13" text:outline-level="2"><text:bookmark text:name="OneMonth"/><text:span text:style-name="T8">type </text:span><text:a xlink:type="simple" xlink:href="http://localhost:6060/src/github.com/ruraomsk/ag-server/binding/year.go?s=931:1010#L29" text:style-name="Internet_20_link" text:visited-style-name="Visited_20_Internet_20_Link"><text:span text:style-name="T6">OneMonth</text:span></text:a></text:h>
      <text:p text:style-name="P9">OneMonth Одна строка недельных планов</text:p>
      <text:p text:style-name="P11">type OneMonth struct {</text:p>
      <text:p text:style-name="P15"><text:bookmark text:name="OneMonth.Number"/><text:span text:style-name="T14"><text:s text:c="4"/></text:span><text:span text:style-name="T13">Number 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2"/>`json:"num"`</text:span></text:p>
      <text:p text:style-name="P15"><text:bookmark text:name="OneMonth.Days"/><text:span text:style-name="T14"><text:s text:c="4"/></text:span><text:span text:style-name="T13">Days <text:s text:c="2"/>[]</text:span><text:a xlink:type="simple" xlink:href="http://localhost:6060/pkg/builtin/#int" text:style-name="Internet_20_link" text:visited-style-name="Visited_20_Internet_20_Link"><text:span text:style-name="T7">int</text:span></text:a><text:span text:style-name="T13"> `json:"days"`</text:span></text:p>
      <text:p text:style-name="P16">}</text:p>
      <text:h text:style-name="P10" text:outline-level="3"><text:bookmark text:name="OneMonth.IsEmpty"/><text:span text:style-name="T9">func (*OneMonth) </text:span><text:a xlink:type="simple" xlink:href="http://localhost:6060/src/github.com/ruraomsk/ag-server/binding/year.go?s=1313:1347#L45" text:style-name="Internet_20_link" text:visited-style-name="Visited_20_Internet_20_Link"><text:span text:style-name="T6">IsEmpty</text:span></text:a></text:h>
      <text:p text:style-name="P12"><text:span text:style-name="T13">func (om *</text:span><text:a xlink:type="simple" xlink:href="http://localhost:6060/pkg/github.com/ruraomsk/ag-server/binding/#OneMonth" text:style-name="Internet_20_link" text:visited-style-name="Visited_20_Internet_20_Link"><text:span text:style-name="T7">OneMonth</text:span></text:a><text:span text:style-name="T13">) IsEmpty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Empty возвращает истину если данный недельный массив пустой</text:p>
      <text:h text:style-name="P10" text:outline-level="3"><text:bookmark text:name="OneMonth.ToBuffer"/><text:span text:style-name="T9">func (*OneMonth) </text:span><text:a xlink:type="simple" xlink:href="http://localhost:6060/src/github.com/ruraomsk/ag-server/binding/year.go?s=1528:1564#L55" text:style-name="Internet_20_link" text:visited-style-name="Visited_20_Internet_20_Link"><text:span text:style-name="T6">ToBuffer</text:span></text:a></text:h>
      <text:p text:style-name="P12"><text:span text:style-name="T13">func (om *</text:span><text:a xlink:type="simple" xlink:href="http://localhost:6060/pkg/github.com/ruraomsk/ag-server/binding/#OneMonth" text:style-name="Internet_20_link" text:visited-style-name="Visited_20_Internet_20_Link"><text:span text:style-name="T7">OneMonth</text:span></text:a><text:span text:style-name="T13">) ToBuffer() 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ToBuffer переводит из недельного массива в буфер кодов</text:p>
      <text:h text:style-name="P13" text:outline-level="2"><text:bookmark text:name="OneWeek"/><text:span text:style-name="T8">type </text:span><text:a xlink:type="simple" xlink:href="http://localhost:6060/src/github.com/ruraomsk/ag-server/binding/weeks.go?s=897:975#L29" text:style-name="Internet_20_link" text:visited-style-name="Visited_20_Internet_20_Link"><text:span text:style-name="T6">OneWeek</text:span></text:a></text:h>
      <text:p text:style-name="P9">OneWeek Одна строка недельных планов</text:p>
      <text:p text:style-name="P11">type OneWeek struct {</text:p>
      <text:p text:style-name="P15"><text:bookmark text:name="OneWeek.Number"/><text:span text:style-name="T14"><text:s text:c="4"/></text:span><text:span text:style-name="T13">Number 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2"/>`json:"num"`</text:span></text:p>
      <text:p text:style-name="P15"><text:bookmark text:name="OneWeek.Days"/><text:span text:style-name="T14"><text:s text:c="4"/></text:span><text:span text:style-name="T13">Days <text:s text:c="2"/>[]</text:span><text:a xlink:type="simple" xlink:href="http://localhost:6060/pkg/builtin/#int" text:style-name="Internet_20_link" text:visited-style-name="Visited_20_Internet_20_Link"><text:span text:style-name="T7">int</text:span></text:a><text:span text:style-name="T13"> `json:"days"`</text:span></text:p>
      <text:p text:style-name="P16">}</text:p>
      <text:h text:style-name="P10" text:outline-level="3"><text:bookmark text:name="OneWeek.IsEmpty"/><text:span text:style-name="T9">func (*OneWeek) </text:span><text:a xlink:type="simple" xlink:href="http://localhost:6060/src/github.com/ruraomsk/ag-server/binding/weeks.go?s=1274:1307#L45" text:style-name="Internet_20_link" text:visited-style-name="Visited_20_Internet_20_Link"><text:span text:style-name="T6">IsEmpty</text:span></text:a></text:h>
      <text:p text:style-name="P12"><text:span text:style-name="T13">func (nm *</text:span><text:a xlink:type="simple" xlink:href="http://localhost:6060/pkg/github.com/ruraomsk/ag-server/binding/#OneWeek" text:style-name="Internet_20_link" text:visited-style-name="Visited_20_Internet_20_Link"><text:span text:style-name="T7">OneWeek</text:span></text:a><text:span text:style-name="T13">) IsEmpty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Empty возвращает истину если данный недельный массив пустой</text:p>
      <text:h text:style-name="P10" text:outline-level="3"><text:bookmark text:name="OneWeek.ToBuffer"/><text:span text:style-name="T9">func (*OneWeek) </text:span><text:a xlink:type="simple" xlink:href="http://localhost:6060/src/github.com/ruraomsk/ag-server/binding/weeks.go?s=1488:1523#L55" text:style-name="Internet_20_link" text:visited-style-name="Visited_20_Internet_20_Link"><text:span text:style-name="T6">ToBuffer</text:span></text:a></text:h>
      <text:p text:style-name="P12"><text:span text:style-name="T13">func (nm *</text:span><text:a xlink:type="simple" xlink:href="http://localhost:6060/pkg/github.com/ruraomsk/ag-server/binding/#OneWeek" text:style-name="Internet_20_link" text:visited-style-name="Visited_20_Internet_20_Link"><text:span text:style-name="T7">OneWeek</text:span></text:a><text:span text:style-name="T13">) ToBuffer() 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ToBuffer переводит из недельного массива в буфер кодов</text:p>
      <text:h text:style-name="P13" text:outline-level="2"><text:bookmark text:name="Point"/><text:soft-page-break/><text:span text:style-name="T8">type </text:span><text:a xlink:type="simple" xlink:href="http://localhost:6060/src/github.com/ruraomsk/ag-server/binding/statistic.go?s=1082:1223#L28" text:style-name="Internet_20_link" text:visited-style-name="Visited_20_Internet_20_Link"><text:span text:style-name="T6">Point</text:span></text:a></text:h>
      <text:p text:style-name="P9">Point Описание одной точки</text:p>
      <text:p text:style-name="P11">type Point struct {</text:p>
      <text:p text:style-name="P15"><text:bookmark text:name="Point.NumPoint"/><text:span text:style-name="T14"><text:s text:c="4"/></text:span><text:span text:style-name="T13">NumPoint </text:span><text:a xlink:type="simple" xlink:href="http://localhost:6060/pkg/builtin/#int" text:style-name="Internet_20_link" text:visited-style-name="Visited_20_Internet_20_Link"><text:span text:style-name="T7">int</text:span></text:a><text:span text:style-name="T13"> `json:"num"` <text:s text:c="2"/></text:span><text:span text:style-name="T15">//Номер точки</text:span></text:p>
      <text:p text:style-name="P15"><text:bookmark text:name="Point.TypeSt"/><text:span text:style-name="T14"><text:s text:c="4"/></text:span><text:span text:style-name="T13">TypeSt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typst"` </text:span><text:span text:style-name="T15">//Признак статистики</text:span></text:p>
      <text:p text:style-name="P16">}</text:p>
      <text:h text:style-name="P13" text:outline-level="2"><text:bookmark text:name="PointSet"/><text:span text:style-name="T8">type </text:span><text:a xlink:type="simple" xlink:href="http://localhost:6060/src/github.com/ruraomsk/ag-server/binding/statistic.go?s=917:1033#L22" text:style-name="Internet_20_link" text:visited-style-name="Visited_20_Internet_20_Link"><text:span text:style-name="T6">PointSet</text:span></text:a></text:h>
      <text:p text:style-name="P9">PointSet Точки сбора статистики</text:p>
      <text:p text:style-name="P11">type PointSet struct {</text:p>
      <text:p text:style-name="P15"><text:bookmark text:name="PointSet.Points"/><text:span text:style-name="T14"><text:s text:c="4"/></text:span><text:span text:style-name="T13">Points []</text:span><text:a xlink:type="simple" xlink:href="http://localhost:6060/pkg/github.com/ruraomsk/ag-server/binding/#Point" text:style-name="Internet_20_link" text:visited-style-name="Visited_20_Internet_20_Link"><text:span text:style-name="T7">Point</text:span></text:a><text:span text:style-name="T13"> `json:"pts"` </text:span><text:span text:style-name="T15">//Описание точек сбора статистики</text:span></text:p>
      <text:p text:style-name="P15"/>
      <text:p text:style-name="P16">}</text:p>
      <text:h text:style-name="P10" text:outline-level="3"><text:bookmark text:name="NewPointSet"/><text:span text:style-name="T9">func </text:span><text:a xlink:type="simple" xlink:href="http://localhost:6060/src/github.com/ruraomsk/ag-server/binding/statistic.go?s=2506:2534#L81" text:style-name="Internet_20_link" text:visited-style-name="Visited_20_Internet_20_Link"><text:span text:style-name="T6">NewPointSet</text:span></text:a></text:h>
      <text:p text:style-name="P12"><text:span text:style-name="T13">func NewPointSet() *</text:span><text:a xlink:type="simple" xlink:href="http://localhost:6060/pkg/github.com/ruraomsk/ag-server/binding/#PointSet" text:style-name="Internet_20_link" text:visited-style-name="Visited_20_Internet_20_Link"><text:span text:style-name="T7">PointSet</text:span></text:a></text:p>
      <text:p text:style-name="P9">NewPointSet создание новой</text:p>
      <text:h text:style-name="P10" text:outline-level="3"><text:bookmark text:name="PointSet.Compare"/><text:span text:style-name="T9">func (*PointSet) </text:span><text:a xlink:type="simple" xlink:href="http://localhost:6060/src/github.com/ruraomsk/ag-server/binding/statistic.go?s=2083:2129#L64" text:style-name="Internet_20_link" text:visited-style-name="Visited_20_Internet_20_Link"><text:span text:style-name="T6">Compare</text:span></text:a></text:h>
      <text:p text:style-name="P12"><text:span text:style-name="T13">func (ps *</text:span><text:a xlink:type="simple" xlink:href="http://localhost:6060/pkg/github.com/ruraomsk/ag-server/binding/#PointSet" text:style-name="Internet_20_link" text:visited-style-name="Visited_20_Internet_20_Link"><text:span text:style-name="T7">PointSet</text:span></text:a><text:span text:style-name="T13">) Compare(ss *</text:span><text:a xlink:type="simple" xlink:href="http://localhost:6060/pkg/github.com/ruraomsk/ag-server/binding/#PointSet" text:style-name="Internet_20_link" text:visited-style-name="Visited_20_Internet_20_Link"><text:span text:style-name="T7">PointSet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PointSet.FromBuffer"/><text:span text:style-name="T9">func (*PointSet) </text:span><text:a xlink:type="simple" xlink:href="http://localhost:6060/src/github.com/ruraomsk/ag-server/binding/statistic.go?s=4384:4434#L171" text:style-name="Internet_20_link" text:visited-style-name="Visited_20_Internet_20_Link"><text:span text:style-name="T6">FromBuffer</text:span></text:a></text:h>
      <text:p text:style-name="P12"><text:span text:style-name="T13">func (ps *</text:span><text:a xlink:type="simple" xlink:href="http://localhost:6060/pkg/github.com/ruraomsk/ag-server/binding/#PointSet" text:style-name="Internet_20_link" text:visited-style-name="Visited_20_Internet_20_Link"><text:span text:style-name="T7">PointSet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заполнить из буфера</text:p>
      <text:h text:style-name="P10" text:outline-level="3"><text:bookmark text:name="PointSet.IsEmpty"/><text:span text:style-name="T9">func (*PointSet) </text:span><text:a xlink:type="simple" xlink:href="http://localhost:6060/src/github.com/ruraomsk/ag-server/binding/statistic.go?s=1296:1330#L34" text:style-name="Internet_20_link" text:visited-style-name="Visited_20_Internet_20_Link"><text:span text:style-name="T6">IsEmpty</text:span></text:a></text:h>
      <text:p text:style-name="P12"><text:span text:style-name="T13">func (ps *</text:span><text:a xlink:type="simple" xlink:href="http://localhost:6060/pkg/github.com/ruraomsk/ag-server/binding/#PointSet" text:style-name="Internet_20_link" text:visited-style-name="Visited_20_Internet_20_Link"><text:span text:style-name="T7">PointSet</text:span></text:a><text:span text:style-name="T13">) IsEmpty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Empty вернет истину если массив пустой</text:p>
      <text:h text:style-name="P10" text:outline-level="3"><text:bookmark text:name="PointSet.ToBuffer"/><text:span text:style-name="T9">func (*PointSet) </text:span><text:a xlink:type="simple" xlink:href="http://localhost:6060/src/github.com/ruraomsk/ag-server/binding/statistic.go?s=3101:3137#L113" text:style-name="Internet_20_link" text:visited-style-name="Visited_20_Internet_20_Link"><text:span text:style-name="T6">ToBuffer</text:span></text:a></text:h>
      <text:p text:style-name="P12"><text:span text:style-name="T13">func (ps *</text:span><text:a xlink:type="simple" xlink:href="http://localhost:6060/pkg/github.com/ruraomsk/ag-server/binding/#PointSet" text:style-name="Internet_20_link" text:visited-style-name="Visited_20_Internet_20_Link"><text:span text:style-name="T7">PointSet</text:span></text:a><text:span text:style-name="T13">) ToBuffer() 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ToBuffer сохранить в буфер</text:p>
      <text:h text:style-name="P13" text:outline-level="2"><text:bookmark text:name="SetCtrl"/><text:soft-page-break/><text:span text:style-name="T8">type </text:span><text:a xlink:type="simple" xlink:href="http://localhost:6060/src/github.com/ruraomsk/ag-server/binding/ctrlio.go?s=100:142#L1" text:style-name="Internet_20_link" text:visited-style-name="Visited_20_Internet_20_Link"><text:span text:style-name="T6">SetCtrl</text:span></text:a></text:h>
      <text:p text:style-name="P9">SetCtrl массив контроля входов</text:p>
      <text:p text:style-name="P11">type SetCtrl struct {</text:p>
      <text:p text:style-name="P15"><text:bookmark text:name="SetCtrl.Stage"/><text:span text:style-name="T14"><text:s text:c="4"/></text:span><text:span text:style-name="T13">Stage []</text:span><text:a xlink:type="simple" xlink:href="http://localhost:6060/pkg/github.com/ruraomsk/ag-server/binding/#CtrlStage" text:style-name="Internet_20_link" text:visited-style-name="Visited_20_Internet_20_Link"><text:span text:style-name="T7">CtrlStage</text:span></text:a></text:p>
      <text:p text:style-name="P16">}</text:p>
      <text:h text:style-name="P10" text:outline-level="3"><text:bookmark text:name="NewSetCtrl"/><text:span text:style-name="T9">func </text:span><text:a xlink:type="simple" xlink:href="http://localhost:6060/src/github.com/ruraomsk/ag-server/binding/ctrlio.go?s=1002:1028#L24" text:style-name="Internet_20_link" text:visited-style-name="Visited_20_Internet_20_Link"><text:span text:style-name="T6">NewSetCtrl</text:span></text:a></text:h>
      <text:p text:style-name="P12"><text:span text:style-name="T13">func NewSetCtrl() *</text:span><text:a xlink:type="simple" xlink:href="http://localhost:6060/pkg/github.com/ruraomsk/ag-server/binding/#SetCtrl" text:style-name="Internet_20_link" text:visited-style-name="Visited_20_Internet_20_Link"><text:span text:style-name="T7">SetCtrl</text:span></text:a></text:p>
      <text:p text:style-name="P9">NewSetCtrl создает новый набор контроля входов</text:p>
      <text:h text:style-name="P10" text:outline-level="3"><text:bookmark text:name="SetCtrl.FromBuffer"/><text:span text:style-name="T9">func (*SetCtrl) </text:span><text:a xlink:type="simple" xlink:href="http://localhost:6060/src/github.com/ruraomsk/ag-server/binding/ctrlio.go?s=1648:1697#L56" text:style-name="Internet_20_link" text:visited-style-name="Visited_20_Internet_20_Link"><text:span text:style-name="T6">FromBuffer</text:span></text:a></text:h>
      <text:p text:style-name="P12"><text:span text:style-name="T13">func (sc *</text:span><text:a xlink:type="simple" xlink:href="http://localhost:6060/pkg/github.com/ruraomsk/ag-server/binding/#SetCtrl" text:style-name="Internet_20_link" text:visited-style-name="Visited_20_Internet_20_Link"><text:span text:style-name="T7">SetCtrl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заполнить из буфера</text:p>
      <text:h text:style-name="P10" text:outline-level="3"><text:bookmark text:name="SetCtrl.IsEmpty"/><text:span text:style-name="T9">func (*SetCtrl) </text:span><text:a xlink:type="simple" xlink:href="http://localhost:6060/src/github.com/ruraomsk/ag-server/binding/ctrlio.go?s=1473:1506#L46" text:style-name="Internet_20_link" text:visited-style-name="Visited_20_Internet_20_Link"><text:span text:style-name="T6">IsEmpty</text:span></text:a></text:h>
      <text:p text:style-name="P12"><text:span text:style-name="T13">func (sc *</text:span><text:a xlink:type="simple" xlink:href="http://localhost:6060/pkg/github.com/ruraomsk/ag-server/binding/#SetCtrl" text:style-name="Internet_20_link" text:visited-style-name="Visited_20_Internet_20_Link"><text:span text:style-name="T7">SetCtrl</text:span></text:a><text:span text:style-name="T13">) IsEmpty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Empty вернет истину если весь набор пустой</text:p>
      <text:h text:style-name="P10" text:outline-level="3"><text:bookmark text:name="SetCtrl.ToBuffer"/><text:span text:style-name="T9">func (*SetCtrl) </text:span><text:a xlink:type="simple" xlink:href="http://localhost:6060/src/github.com/ruraomsk/ag-server/binding/ctrlio.go?s=2430:2465#L82" text:style-name="Internet_20_link" text:visited-style-name="Visited_20_Internet_20_Link"><text:span text:style-name="T6">ToBuffer</text:span></text:a></text:h>
      <text:p text:style-name="P12"><text:span text:style-name="T13">func (sc *</text:span><text:a xlink:type="simple" xlink:href="http://localhost:6060/pkg/github.com/ruraomsk/ag-server/binding/#SetCtrl" text:style-name="Internet_20_link" text:visited-style-name="Visited_20_Internet_20_Link"><text:span text:style-name="T7">SetCtrl</text:span></text:a><text:span text:style-name="T13">) ToBuffer() 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ToBuffer выгружает набор в буфер</text:p>
      <text:h text:style-name="P13" text:outline-level="2"><text:bookmark text:name="SetDK"/><text:span text:style-name="T8">type </text:span><text:a xlink:type="simple" xlink:href="http://localhost:6060/src/github.com/ruraomsk/ag-server/binding/plans.go?s=228:302#L3" text:style-name="Internet_20_link" text:visited-style-name="Visited_20_Internet_20_Link"><text:span text:style-name="T6">SetDK</text:span></text:a></text:h>
      <text:p text:style-name="P9">SetDK наборы планов координации для обеих ДК перекрестка</text:p>
      <text:p text:style-name="P11">type SetDK struct {</text:p>
      <text:p text:style-name="P15"><text:bookmark text:name="SetDK.DK"/><text:span text:style-name="T14"><text:s text:c="4"/></text:span><text:span text:style-name="T13">DK []</text:span><text:a xlink:type="simple" xlink:href="http://localhost:6060/pkg/github.com/ruraomsk/ag-server/binding/#SetPk" text:style-name="Internet_20_link" text:visited-style-name="Visited_20_Internet_20_Link"><text:span text:style-name="T7">SetPk</text:span></text:a><text:span text:style-name="T13"> `json:"dk"` </text:span><text:span text:style-name="T15">// Наборы для ДК1</text:span></text:p>
      <text:p text:style-name="P16">}</text:p>
      <text:h text:style-name="P10" text:outline-level="3"><text:bookmark text:name="NewSetDK"/><text:span text:style-name="T9">func </text:span><text:a xlink:type="simple" xlink:href="http://localhost:6060/src/github.com/ruraomsk/ag-server/binding/plans.go?s=2225:2247#L46" text:style-name="Internet_20_link" text:visited-style-name="Visited_20_Internet_20_Link"><text:span text:style-name="T6">NewSetDK</text:span></text:a></text:h>
      <text:p text:style-name="P12"><text:span text:style-name="T13">func NewSetDK() *</text:span><text:a xlink:type="simple" xlink:href="http://localhost:6060/pkg/github.com/ruraomsk/ag-server/binding/#SetDK" text:style-name="Internet_20_link" text:visited-style-name="Visited_20_Internet_20_Link"><text:span text:style-name="T7">SetDK</text:span></text:a></text:p>
      <text:p text:style-name="P9">NewSetDK создание нового набора планов координации</text:p>
      <text:h text:style-name="P10" text:outline-level="3"><text:bookmark text:name="SetDK.Compare"/><text:span text:style-name="T9">func (*SetDK) </text:span><text:a xlink:type="simple" xlink:href="http://localhost:6060/src/github.com/ruraomsk/ag-server/binding/plans.go?s=370:410#L8" text:style-name="Internet_20_link" text:visited-style-name="Visited_20_Internet_20_Link"><text:span text:style-name="T6">Compare</text:span></text:a></text:h>
      <text:p text:style-name="P12"><text:span text:style-name="T13">func (sd *</text:span><text:a xlink:type="simple" xlink:href="http://localhost:6060/pkg/github.com/ruraomsk/ag-server/binding/#SetDK" text:style-name="Internet_20_link" text:visited-style-name="Visited_20_Internet_20_Link"><text:span text:style-name="T7">SetDK</text:span></text:a><text:span text:style-name="T13">) Compare(ss *</text:span><text:a xlink:type="simple" xlink:href="http://localhost:6060/pkg/github.com/ruraomsk/ag-server/binding/#SetDK" text:style-name="Internet_20_link" text:visited-style-name="Visited_20_Internet_20_Link"><text:span text:style-name="T7">SetDK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<text:soft-page-break/>Compare сравнивание истина если равны</text:p>
      <text:h text:style-name="P10" text:outline-level="3"><text:bookmark text:name="SetDK.FromBuffer"/><text:span text:style-name="T9">func (*SetDK) </text:span><text:a xlink:type="simple" xlink:href="http://localhost:6060/src/github.com/ruraomsk/ag-server/binding/plans.go?s=5235:5282#L207" text:style-name="Internet_20_link" text:visited-style-name="Visited_20_Internet_20_Link"><text:span text:style-name="T6">FromBuffer</text:span></text:a></text:h>
      <text:p text:style-name="P12"><text:span text:style-name="T13">func (sd *</text:span><text:a xlink:type="simple" xlink:href="http://localhost:6060/pkg/github.com/ruraomsk/ag-server/binding/#SetDK" text:style-name="Internet_20_link" text:visited-style-name="Visited_20_Internet_20_Link"><text:span text:style-name="T7">SetDK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создает план координации из буфера возвращает ошибку</text:p>
      <text:h text:style-name="P10" text:outline-level="3"><text:bookmark text:name="SetDK.IsEmpty"/><text:span text:style-name="T9">func (*SetDK) </text:span><text:a xlink:type="simple" xlink:href="http://localhost:6060/src/github.com/ruraomsk/ag-server/binding/plans.go?s=2672:2713#L68" text:style-name="Internet_20_link" text:visited-style-name="Visited_20_Internet_20_Link"><text:span text:style-name="T6">IsEmpty</text:span></text:a></text:h>
      <text:p text:style-name="P12"><text:span text:style-name="T13">func (sd *</text:span><text:a xlink:type="simple" xlink:href="http://localhost:6060/pkg/github.com/ruraomsk/ag-server/binding/#SetDK" text:style-name="Internet_20_link" text:visited-style-name="Visited_20_Internet_20_Link"><text:span text:style-name="T7">SetDK</text:span></text:a><text:span text:style-name="T13">) IsEmpty(dk, pk 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Empty если план координации для данного ДК нулеыой то истина</text:p>
      <text:h text:style-name="P13" text:outline-level="2"><text:bookmark text:name="SetPk"/><text:span text:style-name="T8">type </text:span><text:a xlink:type="simple" xlink:href="http://localhost:6060/src/github.com/ruraomsk/ag-server/binding/plans.go?s=528:1474#L13" text:style-name="Internet_20_link" text:visited-style-name="Visited_20_Internet_20_Link"><text:span text:style-name="T6">SetPk</text:span></text:a></text:h>
      <text:p text:style-name="P9">SetPk набор планов координации перекрестка</text:p>
      <text:p text:style-name="P11">type SetPk struct {</text:p>
      <text:p text:style-name="P15"><text:bookmark text:name="SetPk.DK"/><text:span text:style-name="T14"><text:s text:c="4"/></text:span><text:span text:style-name="T13">DK <text:s text:c="8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dk"` <text:s text:c="8"/></text:span><text:span text:style-name="T15">//Номер ДК</text:span></text:p>
      <text:p text:style-name="P15"><text:bookmark text:name="SetPk.Pk"/><text:span text:style-name="T14"><text:s text:c="4"/></text:span><text:span text:style-name="T13">Pk <text:s text:c="8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pk"` <text:s text:c="8"/></text:span><text:span text:style-name="T15">//Номер программы от 1 до 12</text:span></text:p>
      <text:p text:style-name="P15"><text:bookmark text:name="SetPk.TypePU"/><text:span text:style-name="T14"><text:s text:c="4"/></text:span><text:span text:style-name="T13">TypePU <text:s text:c="4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tpu"` <text:s text:c="7"/></text:span><text:span text:style-name="T15">//Тип программы управления управления 0-ЛПУ (локальная) 1-ПК(координации)</text:span></text:p>
      <text:p text:style-name="P15"><text:bookmark text:name="SetPk.RazLen"/><text:span text:style-name="T14"><text:s text:c="4"/></text:span><text:span text:style-name="T13">RazLen <text:s text:c="4"/></text:span><text:a xlink:type="simple" xlink:href="http://localhost:6060/pkg/builtin/#bool" text:style-name="Internet_20_link" text:visited-style-name="Visited_20_Internet_20_Link"><text:span text:style-name="T7">bool</text:span></text:a><text:span text:style-name="T13"> <text:s text:c="3"/>`json:"razlen"` <text:s text:c="4"/></text:span><text:span text:style-name="T15">//Признак наличия разнодлительных фаз</text:span></text:p>
      <text:p text:style-name="P15"><text:bookmark text:name="SetPk.Tc"/><text:span text:style-name="T14"><text:s text:c="4"/></text:span><text:span text:style-name="T13">Tc <text:s text:c="8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tc"` <text:s text:c="8"/></text:span><text:span text:style-name="T15">//Время цикла программы</text:span></text:p>
      <text:p text:style-name="P15"><text:bookmark text:name="SetPk.Shift"/><text:span text:style-name="T14"><text:s text:c="4"/></text:span><text:span text:style-name="T13">Shift <text:s text:c="5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shift"` <text:s text:c="5"/></text:span><text:span text:style-name="T15">//Сдвиг начала цикла</text:span></text:p>
      <text:p text:style-name="P15"><text:bookmark text:name="SetPk.LastType"/><text:span text:style-name="T14"><text:s text:c="4"/></text:span><text:span text:style-name="T13">LastType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lasttype"` <text:s text:c="2"/></text:span><text:span text:style-name="T15">//Тип переходной фазы при сдвиге</text:span></text:p>
      <text:p text:style-name="P15"><text:bookmark text:name="SetPk.LastNumber"/><text:span text:style-name="T14"><text:s text:c="4"/></text:span><text:span text:style-name="T13">LastNumber 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lastnumber"` </text:span><text:span text:style-name="T15">//Номер переходной фазы при сдвиге</text:span></text:p>
      <text:p text:style-name="P15"><text:bookmark text:name="SetPk.TwoT"/><text:span text:style-name="T14"><text:s text:c="4"/></text:span><text:span text:style-name="T13">TwoT <text:s text:c="6"/></text:span><text:a xlink:type="simple" xlink:href="http://localhost:6060/pkg/builtin/#bool" text:style-name="Internet_20_link" text:visited-style-name="Visited_20_Internet_20_Link"><text:span text:style-name="T7">bool</text:span></text:a><text:span text:style-name="T13"> <text:s text:c="3"/>`json:"twot"` <text:s text:c="6"/></text:span><text:span text:style-name="T15">//Признак 2Т</text:span></text:p>
      <text:p text:style-name="P15"><text:bookmark text:name="SetPk.Stages"/><text:span text:style-name="T14"><text:s text:c="4"/></text:span><text:span text:style-name="T13">Stages <text:s text:c="4"/>[]</text:span><text:a xlink:type="simple" xlink:href="http://localhost:6060/pkg/github.com/ruraomsk/ag-server/binding/#Stage" text:style-name="Internet_20_link" text:visited-style-name="Visited_20_Internet_20_Link"><text:span text:style-name="T7">Stage</text:span></text:a><text:span text:style-name="T13"> `json:"sts"` <text:s text:c="7"/></text:span><text:span text:style-name="T15">//Фазы переключения</text:span></text:p>
      <text:p text:style-name="P16">}</text:p>
      <text:h text:style-name="P10" text:outline-level="3"><text:bookmark text:name="NewSetPk"/><text:span text:style-name="T9">func </text:span><text:a xlink:type="simple" xlink:href="http://localhost:6060/src/github.com/ruraomsk/ag-server/binding/plans.go?s=2391:2418#L56" text:style-name="Internet_20_link" text:visited-style-name="Visited_20_Internet_20_Link"><text:span text:style-name="T6">NewSetPk</text:span></text:a></text:h>
      <text:p text:style-name="P12"><text:span text:style-name="T13">func NewSetPk(pk 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github.com/ruraomsk/ag-server/binding/#SetPk" text:style-name="Internet_20_link" text:visited-style-name="Visited_20_Internet_20_Link"><text:span text:style-name="T7">SetPk</text:span></text:a></text:p>
      <text:p text:style-name="P9">NewSetPk новый план</text:p>
      <text:h text:style-name="P10" text:outline-level="3"><text:bookmark text:name="SetPk.FromBuffer"/><text:span text:style-name="T9">func (*SetPk) </text:span><text:a xlink:type="simple" xlink:href="http://localhost:6060/src/github.com/ruraomsk/ag-server/binding/plans.go?s=5554:5601#L221" text:style-name="Internet_20_link" text:visited-style-name="Visited_20_Internet_20_Link"><text:span text:style-name="T6">FromBuffer</text:span></text:a></text:h>
      <text:p text:style-name="P12"><text:span text:style-name="T13">func (st *</text:span><text:a xlink:type="simple" xlink:href="http://localhost:6060/pkg/github.com/ruraomsk/ag-server/binding/#SetPk" text:style-name="Internet_20_link" text:visited-style-name="Visited_20_Internet_20_Link"><text:span text:style-name="T7">SetPk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создает план координации из буфера возвращает ошибку</text:p>
      <text:h text:style-name="P10" text:outline-level="3"><text:bookmark text:name="SetPk.ToBuffer"/><text:span text:style-name="T9">func (*SetPk) </text:span><text:a xlink:type="simple" xlink:href="http://localhost:6060/src/github.com/ruraomsk/ag-server/binding/plans.go?s=3095:3128#L89" text:style-name="Internet_20_link" text:visited-style-name="Visited_20_Internet_20_Link"><text:span text:style-name="T6">ToBuffer</text:span></text:a></text:h>
      <text:p text:style-name="P12"><text:span text:style-name="T13">func (st *</text:span><text:a xlink:type="simple" xlink:href="http://localhost:6060/pkg/github.com/ruraomsk/ag-server/binding/#SetPk" text:style-name="Internet_20_link" text:visited-style-name="Visited_20_Internet_20_Link"><text:span text:style-name="T7">SetPk</text:span></text:a><text:span text:style-name="T13">) ToBuffer() 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<text:soft-page-break/>ToBuffer выгружает в буфер</text:p>
      <text:h text:style-name="P13" text:outline-level="2"><text:bookmark text:name="SetTimeUse"/><text:span text:style-name="T8">type </text:span><text:a xlink:type="simple" xlink:href="http://localhost:6060/src/github.com/ruraomsk/ag-server/binding/timeuse.go?s=144:353#L1" text:style-name="Internet_20_link" text:visited-style-name="Visited_20_Internet_20_Link"><text:span text:style-name="T6">SetTimeUse</text:span></text:a></text:h>
      <text:p text:style-name="P9">SetTimeUse хранение настроек внешних входов</text:p>
      <text:p text:style-name="P11">type SetTimeUse struct {</text:p>
      <text:p text:style-name="P15"><text:bookmark text:name="SetTimeUse.Uses"/><text:span text:style-name="T14"><text:s text:c="4"/></text:span><text:span text:style-name="T13">Uses <text:s text:c="6"/>[]</text:span><text:a xlink:type="simple" xlink:href="http://localhost:6060/pkg/github.com/ruraomsk/ag-server/binding/#Use" text:style-name="Internet_20_link" text:visited-style-name="Visited_20_Internet_20_Link"><text:span text:style-name="T7">Use</text:span></text:a><text:span text:style-name="T13"> `json:"uses"`</text:span></text:p>
      <text:p text:style-name="P15"><text:bookmark text:name="SetTimeUse.IntervalTE"/><text:span text:style-name="T14"><text:s text:c="4"/></text:span><text:span text:style-name="T13">IntervalTE 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2"/>`json:"ite"` <text:s/></text:span><text:span text:style-name="T15">//Интервал между ТЕ</text:span></text:p>
      <text:p text:style-name="P15"><text:bookmark text:name="SetTimeUse.Tuin"/><text:span text:style-name="T14"><text:s text:c="4"/></text:span><text:span text:style-name="T13">Tuin <text:s text:c="6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2"/>`json:"tuin"` </text:span><text:span text:style-name="T15">//Т уср ИН</text:span></text:p>
      <text:p text:style-name="P15"><text:bookmark text:name="SetTimeUse.MGRNotWork"/><text:span text:style-name="T14"><text:s text:c="4"/></text:span><text:span text:style-name="T13">MGRNotWork []</text:span><text:a xlink:type="simple" xlink:href="http://localhost:6060/pkg/builtin/#int" text:style-name="Internet_20_link" text:visited-style-name="Visited_20_Internet_20_Link"><text:span text:style-name="T7">int</text:span></text:a><text:span text:style-name="T13"> `json:"notwork"`</text:span></text:p>
      <text:p text:style-name="P16">}</text:p>
      <text:h text:style-name="P10" text:outline-level="3"><text:bookmark text:name="NewSetTimeUse"/><text:span text:style-name="T9">func </text:span><text:a xlink:type="simple" xlink:href="http://localhost:6060/src/github.com/ruraomsk/ag-server/binding/timeuse.go?s=790:822#L24" text:style-name="Internet_20_link" text:visited-style-name="Visited_20_Internet_20_Link"><text:span text:style-name="T6">NewSetTimeUse</text:span></text:a></text:h>
      <text:p text:style-name="P12"><text:span text:style-name="T13">func NewSetTimeUse() *</text:span><text:a xlink:type="simple" xlink:href="http://localhost:6060/pkg/github.com/ruraomsk/ag-server/binding/#SetTimeUse" text:style-name="Internet_20_link" text:visited-style-name="Visited_20_Internet_20_Link"><text:span text:style-name="T7">SetTimeUse</text:span></text:a></text:p>
      <text:p text:style-name="P9">NewSetTimeUse создание нового описания</text:p>
      <text:h text:style-name="P10" text:outline-level="3"><text:bookmark text:name="SetTimeUse.Compare"/><text:span text:style-name="T9">func (*SetTimeUse) </text:span><text:a xlink:type="simple" xlink:href="http://localhost:6060/src/github.com/ruraomsk/ag-server/binding/timeuse.go?s=639:688#L19" text:style-name="Internet_20_link" text:visited-style-name="Visited_20_Internet_20_Link"><text:span text:style-name="T6">Compare</text:span></text:a></text:h>
      <text:p text:style-name="P12"><text:span text:style-name="T13">func (s *</text:span><text:a xlink:type="simple" xlink:href="http://localhost:6060/pkg/github.com/ruraomsk/ag-server/binding/#SetTimeUse" text:style-name="Internet_20_link" text:visited-style-name="Visited_20_Internet_20_Link"><text:span text:style-name="T7">SetTimeUse</text:span></text:a><text:span text:style-name="T13">) Compare(ss *</text:span><text:a xlink:type="simple" xlink:href="http://localhost:6060/pkg/github.com/ruraomsk/ag-server/binding/#SetTimeUse" text:style-name="Internet_20_link" text:visited-style-name="Visited_20_Internet_20_Link"><text:span text:style-name="T7">SetTimeUse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SetTimeUse.FromBuffer"/><text:span text:style-name="T9">func (*SetTimeUse) </text:span><text:a xlink:type="simple" xlink:href="http://localhost:6060/src/github.com/ruraomsk/ag-server/binding/timeuse.go?s=1585:1636#L62" text:style-name="Internet_20_link" text:visited-style-name="Visited_20_Internet_20_Link"><text:span text:style-name="T6">FromBuffer</text:span></text:a></text:h>
      <text:p text:style-name="P12"><text:span text:style-name="T13">func (s *</text:span><text:a xlink:type="simple" xlink:href="http://localhost:6060/pkg/github.com/ruraomsk/ag-server/binding/#SetTimeUse" text:style-name="Internet_20_link" text:visited-style-name="Visited_20_Internet_20_Link"><text:span text:style-name="T7">SetTimeUse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загружает из буфера</text:p>
      <text:h text:style-name="P10" text:outline-level="3"><text:bookmark text:name="SetTimeUse.IsEmpty"/><text:span text:style-name="T9">func (*SetTimeUse) </text:span><text:a xlink:type="simple" xlink:href="http://localhost:6060/src/github.com/ruraomsk/ag-server/binding/timeuse.go?s=1351:1386#L49" text:style-name="Internet_20_link" text:visited-style-name="Visited_20_Internet_20_Link"><text:span text:style-name="T6">IsEmpty</text:span></text:a></text:h>
      <text:p text:style-name="P12"><text:span text:style-name="T13">func (s *</text:span><text:a xlink:type="simple" xlink:href="http://localhost:6060/pkg/github.com/ruraomsk/ag-server/binding/#SetTimeUse" text:style-name="Internet_20_link" text:visited-style-name="Visited_20_Internet_20_Link"><text:span text:style-name="T7">SetTimeUse</text:span></text:a><text:span text:style-name="T13">) IsEmpty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Empty вернет истину если весь набор пустой</text:p>
      <text:h text:style-name="P10" text:outline-level="3"><text:bookmark text:name="SetTimeUse.ToBuffer"/><text:span text:style-name="T9">func (*SetTimeUse) </text:span><text:a xlink:type="simple" xlink:href="http://localhost:6060/src/github.com/ruraomsk/ag-server/binding/timeuse.go?s=3723:3767#L165" text:style-name="Internet_20_link" text:visited-style-name="Visited_20_Internet_20_Link"><text:span text:style-name="T6">ToBuffer</text:span></text:a></text:h>
      <text:p text:style-name="P12"><text:span text:style-name="T13">func (s *</text:span><text:a xlink:type="simple" xlink:href="http://localhost:6060/pkg/github.com/ruraomsk/ag-server/binding/#SetTimeUse" text:style-name="Internet_20_link" text:visited-style-name="Visited_20_Internet_20_Link"><text:span text:style-name="T7">SetTimeUse</text:span></text:a><text:span text:style-name="T13">) ToBuffer(num </text:span><text:a xlink:type="simple" xlink:href="http://localhost:6060/pkg/builtin/#int" text:style-name="Internet_20_link" text:visited-style-name="Visited_20_Internet_20_Link"><text:span text:style-name="T7">int</text:span></text:a><text:span text:style-name="T13">) 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ToBuffer выгружает в буффер num номер массива на сервере</text:p>
      <text:h text:style-name="P13" text:outline-level="2"><text:bookmark text:name="SetupDK"/><text:span text:style-name="T8">type </text:span><text:a xlink:type="simple" xlink:href="http://localhost:6060/src/github.com/ruraomsk/ag-server/binding/setupDK.go?s=81:803#L1" text:style-name="Internet_20_link" text:visited-style-name="Visited_20_Internet_20_Link"><text:span text:style-name="T6">SetupDK</text:span></text:a></text:h>
      <text:p text:style-name="P9">SetupDK настройка ДК</text:p>
      <text:p text:style-name="P11">type SetupDK struct {</text:p>
      <text:p text:style-name="P15"><text:bookmark text:name="SetupDK.DKNum"/><text:span text:style-name="T14"><text:s text:c="4"/></text:span><text:span text:style-name="T13">DKNum <text:s text:c="3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dkn"` <text:s text:c="4"/></text:span><text:span text:style-name="T15">//Номер ДК</text:span></text:p>
      <text:p text:style-name="P15"><text:bookmark text:name="SetupDK.TMaxF"/><text:soft-page-break/><text:span text:style-name="T14"><text:s text:c="4"/></text:span><text:span text:style-name="T13">TMaxF <text:s text:c="3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tmaxf"` <text:s text:c="2"/></text:span><text:span text:style-name="T15">//Максимальное время ожидания смены фаз</text:span></text:p>
      <text:p text:style-name="P15"><text:bookmark text:name="SetupDK.TMinF"/><text:span text:style-name="T14"><text:s text:c="4"/></text:span><text:span text:style-name="T13">TMinF <text:s text:c="3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tminf"` <text:s text:c="2"/></text:span><text:span text:style-name="T15">//Минимальное время ожидания смены фаз</text:span></text:p>
      <text:p text:style-name="P15"><text:bookmark text:name="SetupDK.TmaxTmin"/><text:span text:style-name="T14"><text:s text:c="4"/></text:span><text:span text:style-name="T13">TmaxTmin 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tminmax"` </text:span><text:span text:style-name="T15">// Максимальное время ожидания включения фазы</text:span></text:p>
      <text:p text:style-name="P15"><text:bookmark text:name="SetupDK.DKType"/><text:span text:style-name="T14"><text:s text:c="4"/></text:span><text:span text:style-name="T13">DKType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dktype"` <text:s/></text:span><text:span text:style-name="T15">//Тип ДК</text:span></text:p>
      <text:p text:style-name="P15"><text:bookmark text:name="SetupDK.ExtNum"/><text:span text:style-name="T14"><text:s text:c="4"/></text:span><text:span text:style-name="T13">ExtNum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extn"` <text:s text:c="3"/></text:span><text:span text:style-name="T15">//Внешний номер ДК</text:span></text:p>
      <text:p text:style-name="P15"><text:bookmark text:name="SetupDK.Tprom"/><text:span text:style-name="T14"><text:s text:c="4"/></text:span><text:span text:style-name="T13">Tprom <text:s text:c="3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tprom"` <text:s text:c="2"/></text:span><text:span text:style-name="T15">//Максимальное время промежуточного такта</text:span></text:p>
      <text:p text:style-name="P15"><text:bookmark text:name="SetupDK.IsPreset"/><text:span text:style-name="T14"><text:s text:c="4"/></text:span><text:span text:style-name="T13">IsPreset </text:span><text:a xlink:type="simple" xlink:href="http://localhost:6060/pkg/builtin/#bool" text:style-name="Internet_20_link" text:visited-style-name="Visited_20_Internet_20_Link"><text:span text:style-name="T7">bool</text:span></text:a><text:span text:style-name="T13"> `json:"preset"` <text:s/></text:span><text:span text:style-name="T15">// Прищнак наличия контроллера на линии</text:span></text:p>
      <text:p text:style-name="P16">}</text:p>
      <text:h text:style-name="P10" text:outline-level="3"><text:bookmark text:name="NewSetupDK"/><text:span text:style-name="T9">func </text:span><text:a xlink:type="simple" xlink:href="http://localhost:6060/src/github.com/ruraomsk/ag-server/binding/setupDK.go?s=1033:1059#L16" text:style-name="Internet_20_link" text:visited-style-name="Visited_20_Internet_20_Link"><text:span text:style-name="T6">NewSetupDK</text:span></text:a></text:h>
      <text:p text:style-name="P12"><text:span text:style-name="T13">func NewSetupDK() *</text:span><text:a xlink:type="simple" xlink:href="http://localhost:6060/pkg/github.com/ruraomsk/ag-server/binding/#SetupDK" text:style-name="Internet_20_link" text:visited-style-name="Visited_20_Internet_20_Link"><text:span text:style-name="T7">SetupDK</text:span></text:a></text:p>
      <text:p text:style-name="P9">NewSetupDK создает новый набор настройки ДК</text:p>
      <text:h text:style-name="P10" text:outline-level="3"><text:bookmark text:name="SetupDK.Compare"/><text:span text:style-name="T9">func (*SetupDK) </text:span><text:a xlink:type="simple" xlink:href="http://localhost:6060/src/github.com/ruraomsk/ag-server/binding/setupDK.go?s=871:917#L11" text:style-name="Internet_20_link" text:visited-style-name="Visited_20_Internet_20_Link"><text:span text:style-name="T6">Compare</text:span></text:a></text:h>
      <text:p text:style-name="P12"><text:span text:style-name="T13">func (sdk *</text:span><text:a xlink:type="simple" xlink:href="http://localhost:6060/pkg/github.com/ruraomsk/ag-server/binding/#SetupDK" text:style-name="Internet_20_link" text:visited-style-name="Visited_20_Internet_20_Link"><text:span text:style-name="T7">SetupDK</text:span></text:a><text:span text:style-name="T13">) Compare(tdk *</text:span><text:a xlink:type="simple" xlink:href="http://localhost:6060/pkg/github.com/ruraomsk/ag-server/binding/#SetupDK" text:style-name="Internet_20_link" text:visited-style-name="Visited_20_Internet_20_Link"><text:span text:style-name="T7">SetupDK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SetupDK.FromBuffer"/><text:span text:style-name="T9">func (*SetupDK) </text:span><text:a xlink:type="simple" xlink:href="http://localhost:6060/src/github.com/ruraomsk/ag-server/binding/setupDK.go?s=1180:1230#L22" text:style-name="Internet_20_link" text:visited-style-name="Visited_20_Internet_20_Link"><text:span text:style-name="T6">FromBuffer</text:span></text:a></text:h>
      <text:p text:style-name="P12"><text:span text:style-name="T13">func (sdk *</text:span><text:a xlink:type="simple" xlink:href="http://localhost:6060/pkg/github.com/ruraomsk/ag-server/binding/#SetupDK" text:style-name="Internet_20_link" text:visited-style-name="Visited_20_Internet_20_Link"><text:span text:style-name="T7">SetupDK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переводит из массива кодов в структуру1</text:p>
      <text:h text:style-name="P10" text:outline-level="3"><text:bookmark text:name="SetupDK.IsEmpty"/><text:span text:style-name="T9">func (*SetupDK) </text:span><text:a xlink:type="simple" xlink:href="http://localhost:6060/src/github.com/ruraomsk/ag-server/binding/setupDK.go?s=2154:2188#L54" text:style-name="Internet_20_link" text:visited-style-name="Visited_20_Internet_20_Link"><text:span text:style-name="T6">IsEmpty</text:span></text:a></text:h>
      <text:p text:style-name="P12"><text:span text:style-name="T13">func (sdk *</text:span><text:a xlink:type="simple" xlink:href="http://localhost:6060/pkg/github.com/ruraomsk/ag-server/binding/#SetupDK" text:style-name="Internet_20_link" text:visited-style-name="Visited_20_Internet_20_Link"><text:span text:style-name="T7">SetupDK</text:span></text:a><text:span text:style-name="T13">) IsEmpty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Empty возвращает истину если данный массив пустой</text:p>
      <text:h text:style-name="P10" text:outline-level="3"><text:bookmark text:name="SetupDK.ToBuffer"/><text:span text:style-name="T9">func (*SetupDK) </text:span><text:a xlink:type="simple" xlink:href="http://localhost:6060/src/github.com/ruraomsk/ag-server/binding/setupDK.go?s=2263:2299#L59" text:style-name="Internet_20_link" text:visited-style-name="Visited_20_Internet_20_Link"><text:span text:style-name="T6">ToBuffer</text:span></text:a></text:h>
      <text:p text:style-name="P12"><text:span text:style-name="T13">func (sdk *</text:span><text:a xlink:type="simple" xlink:href="http://localhost:6060/pkg/github.com/ruraomsk/ag-server/binding/#SetupDK" text:style-name="Internet_20_link" text:visited-style-name="Visited_20_Internet_20_Link"><text:span text:style-name="T7">SetupDK</text:span></text:a><text:span text:style-name="T13">) ToBuffer() 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ToBuffer переводит в буфер кодов</text:p>
      <text:h text:style-name="P13" text:outline-level="2"><text:bookmark text:name="Stage"/><text:span text:style-name="T8">type </text:span><text:a xlink:type="simple" xlink:href="http://localhost:6060/src/github.com/ruraomsk/ag-server/binding/plans.go?s=1555:2133#L27" text:style-name="Internet_20_link" text:visited-style-name="Visited_20_Internet_20_Link"><text:span text:style-name="T6">Stage</text:span></text:a></text:h>
      <text:p text:style-name="P9">Stage описание одной фазы плана координации</text:p>
      <text:p text:style-name="P11">type Stage struct {</text:p>
      <text:p text:style-name="P15"><text:bookmark text:name="Stage.Nline"/><text:span text:style-name="T14"><text:s text:c="4"/></text:span><text:span text:style-name="T13">Nline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line"` <text:s/></text:span><text:span text:style-name="T15">//Номер строки</text:span></text:p>
      <text:p text:style-name="P15"><text:bookmark text:name="Stage.Start"/><text:span text:style-name="T14"><text:s text:c="4"/></text:span><text:span text:style-name="T13">Start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start"` </text:span><text:span text:style-name="T15">//Время начала фазы</text:span></text:p>
      <text:p text:style-name="P15"><text:bookmark text:name="Stage.Number"/><text:span text:style-name="T14"><text:s text:c="4"/></text:span><text:span text:style-name="T13">Number </text:span><text:a xlink:type="simple" xlink:href="http://localhost:6060/pkg/builtin/#int" text:style-name="Internet_20_link" text:visited-style-name="Visited_20_Internet_20_Link"><text:span text:style-name="T7">int</text:span></text:a><text:span text:style-name="T13"> `json:"num"` <text:s text:c="2"/></text:span><text:span text:style-name="T15">//Номер фазы</text:span></text:p>
      <text:p text:style-name="P15"><text:bookmark text:name="Stage.Tf"/><text:span text:style-name="T14"><text:s text:c="4"/></text:span><text:span text:style-name="T13">Tf <text:s text:c="4"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tf"` <text:s text:c="3"/></text:span><text:span text:style-name="T15">//Тип фазы 0 -простая</text:span></text:p>
      <text:p text:style-name="P14"><text:soft-page-break/><text:s text:c="4"/><text:span text:style-name="T16">// 1 - МГР</text:span></text:p>
      <text:p text:style-name="P14"><text:s text:c="4"/><text:span text:style-name="T16">// 2 - 1ТВП</text:span></text:p>
      <text:p text:style-name="P14"><text:s text:c="4"/><text:span text:style-name="T16">// 3 - 2ТВП</text:span></text:p>
      <text:p text:style-name="P14"><text:s text:c="4"/><text:span text:style-name="T16">// 4 - 1,2ТВП</text:span></text:p>
      <text:p text:style-name="P14"><text:s text:c="4"/><text:span text:style-name="T16">// 5 - Зам 1 ТВП</text:span></text:p>
      <text:p text:style-name="P14"><text:s text:c="4"/><text:span text:style-name="T16">// 6 - Зам 2 ТВП</text:span></text:p>
      <text:p text:style-name="P14"><text:s text:c="4"/><text:span text:style-name="T16">// 7 - Зам</text:span></text:p>
      <text:p text:style-name="P14"><text:s text:c="4"/><text:span text:style-name="T16">// 8 - МДК</text:span></text:p>
      <text:p text:style-name="P14"><text:s text:c="4"/><text:span text:style-name="T16">// 9 - ВДК</text:span></text:p>
      <text:p text:style-name="P15"><text:bookmark text:name="Stage.Len"/><text:span text:style-name="T14"><text:s text:c="4"/></text:span><text:span text:style-name="T13">Len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len"` <text:s/></text:span><text:span text:style-name="T15">//Длительность секунд</text:span></text:p>
      <text:p text:style-name="P15"><text:bookmark text:name="Stage.Plus"/><text:span text:style-name="T14"><text:s text:c="4"/></text:span><text:span text:style-name="T13">Plus </text:span><text:a xlink:type="simple" xlink:href="http://localhost:6060/pkg/builtin/#bool" text:style-name="Internet_20_link" text:visited-style-name="Visited_20_Internet_20_Link"><text:span text:style-name="T7">bool</text:span></text:a><text:span text:style-name="T13"> `json:"plus"` </text:span><text:span text:style-name="T15">//Признак переноса времени на следующую фазу</text:span></text:p>
      <text:p text:style-name="P16">}</text:p>
      <text:h text:style-name="P13" text:outline-level="2"><text:bookmark text:name="StageTime"/><text:span text:style-name="T8">type </text:span><text:a xlink:type="simple" xlink:href="http://localhost:6060/src/github.com/ruraomsk/ag-server/binding/ctrlio.go?s=202:278#L4" text:style-name="Internet_20_link" text:visited-style-name="Visited_20_Internet_20_Link"><text:span text:style-name="T6">StageTime</text:span></text:a></text:h>
      <text:p text:style-name="P9">StageTime время в массиве контроля</text:p>
      <text:p text:style-name="P11">type StageTime struct {</text:p>
      <text:p text:style-name="P15"><text:bookmark text:name="StageTime.Hour"/><text:span text:style-name="T14"><text:s text:c="4"/></text:span><text:span text:style-name="T13">Hour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hour"`</text:span></text:p>
      <text:p text:style-name="P15"><text:bookmark text:name="StageTime.Minute"/><text:span text:style-name="T14"><text:s text:c="4"/></text:span><text:span text:style-name="T13">Minute </text:span><text:a xlink:type="simple" xlink:href="http://localhost:6060/pkg/builtin/#int" text:style-name="Internet_20_link" text:visited-style-name="Visited_20_Internet_20_Link"><text:span text:style-name="T7">int</text:span></text:a><text:span text:style-name="T13"> `json:"min"`</text:span></text:p>
      <text:p text:style-name="P16">}</text:p>
      <text:h text:style-name="P13" text:outline-level="2"><text:bookmark text:name="StatDefine"/><text:span text:style-name="T8">type </text:span><text:a xlink:type="simple" xlink:href="http://localhost:6060/src/github.com/ruraomsk/ag-server/binding/statistic.go?s=111:220#L1" text:style-name="Internet_20_link" text:visited-style-name="Visited_20_Internet_20_Link"><text:span text:style-name="T6">StatDefine</text:span></text:a></text:h>
      <text:p text:style-name="P9">StatDefine настройка сбора статистики</text:p>
      <text:p text:style-name="P11">type StatDefine struct {</text:p>
      <text:p text:style-name="P15"><text:bookmark text:name="StatDefine.Levels"/><text:span text:style-name="T14"><text:s text:c="4"/></text:span><text:span text:style-name="T13">Levels []</text:span><text:a xlink:type="simple" xlink:href="http://localhost:6060/pkg/github.com/ruraomsk/ag-server/binding/#Level" text:style-name="Internet_20_link" text:visited-style-name="Visited_20_Internet_20_Link"><text:span text:style-name="T7">Level</text:span></text:a><text:span text:style-name="T13"> `json:"lvs"` </text:span><text:span text:style-name="T15">//Два уровня сбора статистики</text:span></text:p>
      <text:p text:style-name="P16">}</text:p>
      <text:h text:style-name="P10" text:outline-level="3"><text:bookmark text:name="NewStatDefine"/><text:span text:style-name="T9">func </text:span><text:a xlink:type="simple" xlink:href="http://localhost:6060/src/github.com/ruraomsk/ag-server/binding/statistic.go?s=2365:2397#L74" text:style-name="Internet_20_link" text:visited-style-name="Visited_20_Internet_20_Link"><text:span text:style-name="T6">NewStatDefine</text:span></text:a></text:h>
      <text:p text:style-name="P12"><text:span text:style-name="T13">func NewStatDefine() *</text:span><text:a xlink:type="simple" xlink:href="http://localhost:6060/pkg/github.com/ruraomsk/ag-server/binding/#StatDefine" text:style-name="Internet_20_link" text:visited-style-name="Visited_20_Internet_20_Link"><text:span text:style-name="T7">StatDefine</text:span></text:a></text:p>
      <text:p text:style-name="P9">NewStatDefine создание новой</text:p>
      <text:h text:style-name="P10" text:outline-level="3"><text:bookmark text:name="StatDefine.Compare"/><text:span text:style-name="T9">func (*StatDefine) </text:span><text:a xlink:type="simple" xlink:href="http://localhost:6060/src/github.com/ruraomsk/ag-server/binding/statistic.go?s=1927:1977#L59" text:style-name="Internet_20_link" text:visited-style-name="Visited_20_Internet_20_Link"><text:span text:style-name="T6">Compare</text:span></text:a></text:h>
      <text:p text:style-name="P12"><text:span text:style-name="T13">func (sd *</text:span><text:a xlink:type="simple" xlink:href="http://localhost:6060/pkg/github.com/ruraomsk/ag-server/binding/#StatDefine" text:style-name="Internet_20_link" text:visited-style-name="Visited_20_Internet_20_Link"><text:span text:style-name="T7">StatDefine</text:span></text:a><text:span text:style-name="T13">) Compare(ss *</text:span><text:a xlink:type="simple" xlink:href="http://localhost:6060/pkg/github.com/ruraomsk/ag-server/binding/#StatDefine" text:style-name="Internet_20_link" text:visited-style-name="Visited_20_Internet_20_Link"><text:span text:style-name="T7">StatDefine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StatDefine.FromBuffer"/><text:span text:style-name="T9">func (*StatDefine) </text:span><text:a xlink:type="simple" xlink:href="http://localhost:6060/src/github.com/ruraomsk/ag-server/binding/statistic.go?s=3768:3820#L149" text:style-name="Internet_20_link" text:visited-style-name="Visited_20_Internet_20_Link"><text:span text:style-name="T6">FromBuffer</text:span></text:a></text:h>
      <text:p text:style-name="P12"><text:span text:style-name="T13">func (sd *</text:span><text:a xlink:type="simple" xlink:href="http://localhost:6060/pkg/github.com/ruraomsk/ag-server/binding/#StatDefine" text:style-name="Internet_20_link" text:visited-style-name="Visited_20_Internet_20_Link"><text:span text:style-name="T7">StatDefine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заполнить из буфера</text:p>
      <text:h text:style-name="P10" text:outline-level="3"><text:bookmark text:name="StatDefine.IsEmpty"/><text:soft-page-break/><text:span text:style-name="T9">func (*StatDefine) </text:span><text:a xlink:type="simple" xlink:href="http://localhost:6060/src/github.com/ruraomsk/ag-server/binding/statistic.go?s=683:719#L12" text:style-name="Internet_20_link" text:visited-style-name="Visited_20_Internet_20_Link"><text:span text:style-name="T6">IsEmpty</text:span></text:a></text:h>
      <text:p text:style-name="P12"><text:span text:style-name="T13">func (sd *</text:span><text:a xlink:type="simple" xlink:href="http://localhost:6060/pkg/github.com/ruraomsk/ag-server/binding/#StatDefine" text:style-name="Internet_20_link" text:visited-style-name="Visited_20_Internet_20_Link"><text:span text:style-name="T7">StatDefine</text:span></text:a><text:span text:style-name="T13">) IsEmpty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Empty вернет истину если массив пустой</text:p>
      <text:h text:style-name="P10" text:outline-level="3"><text:bookmark text:name="StatDefine.ToBuffer"/><text:span text:style-name="T9">func (*StatDefine) </text:span><text:a xlink:type="simple" xlink:href="http://localhost:6060/src/github.com/ruraomsk/ag-server/binding/statistic.go?s=2775:2813#L95" text:style-name="Internet_20_link" text:visited-style-name="Visited_20_Internet_20_Link"><text:span text:style-name="T6">ToBuffer</text:span></text:a></text:h>
      <text:p text:style-name="P12"><text:span text:style-name="T13">func (sd *</text:span><text:a xlink:type="simple" xlink:href="http://localhost:6060/pkg/github.com/ruraomsk/ag-server/binding/#StatDefine" text:style-name="Internet_20_link" text:visited-style-name="Visited_20_Internet_20_Link"><text:span text:style-name="T7">StatDefine</text:span></text:a><text:span text:style-name="T13">) ToBuffer() 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ToBuffer сохранить в буфер</text:p>
      <text:h text:style-name="P13" text:outline-level="2"><text:bookmark text:name="TimeDevice"/><text:span text:style-name="T8">type </text:span><text:a xlink:type="simple" xlink:href="http://localhost:6060/src/github.com/ruraomsk/ag-server/binding/anytime.go?s=113:303#L1" text:style-name="Internet_20_link" text:visited-style-name="Visited_20_Internet_20_Link"><text:span text:style-name="T6">TimeDevice</text:span></text:a></text:h>
      <text:p text:style-name="P9">TimeDevice Описание времени устройства</text:p>
      <text:p text:style-name="P11">type TimeDevice struct {</text:p>
      <text:p text:style-name="P15"><text:bookmark text:name="TimeDevice.TimeZone"/><text:span text:style-name="T14"><text:s text:c="4"/></text:span><text:span text:style-name="T13">TimeZone 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tz"` <text:s text:c="4"/></text:span><text:span text:style-name="T15">//Смещение от Гринвича</text:span></text:p>
      <text:p text:style-name="P15"><text:bookmark text:name="TimeDevice.Summer"/><text:span text:style-name="T14"><text:s text:c="4"/></text:span><text:span text:style-name="T13">Summer <text:s text:c="2"/></text:span><text:a xlink:type="simple" xlink:href="http://localhost:6060/pkg/builtin/#bool" text:style-name="Internet_20_link" text:visited-style-name="Visited_20_Internet_20_Link"><text:span text:style-name="T7">bool</text:span></text:a><text:span text:style-name="T13"> `json:"summer"` </text:span><text:span text:style-name="T15">// Есть ди переход на летнее время</text:span></text:p>
      <text:p text:style-name="P16">}</text:p>
      <text:h text:style-name="P10" text:outline-level="3"><text:bookmark text:name="NewTimeDevice"/><text:span text:style-name="T9">func </text:span><text:a xlink:type="simple" xlink:href="http://localhost:6060/src/github.com/ruraomsk/ag-server/binding/anytime.go?s=556:588#L10" text:style-name="Internet_20_link" text:visited-style-name="Visited_20_Internet_20_Link"><text:span text:style-name="T6">NewTimeDevice</text:span></text:a></text:h>
      <text:p text:style-name="P12"><text:span text:style-name="T13">func NewTimeDevice() *</text:span><text:a xlink:type="simple" xlink:href="http://localhost:6060/pkg/github.com/ruraomsk/ag-server/binding/#TimeDevice" text:style-name="Internet_20_link" text:visited-style-name="Visited_20_Internet_20_Link"><text:span text:style-name="T7">TimeDevice</text:span></text:a></text:p>
      <text:p text:style-name="P9">NewTimeDevice создает новое описание времени устройства</text:p>
      <text:h text:style-name="P10" text:outline-level="3"><text:bookmark text:name="TimeDevice.Compare"/><text:span text:style-name="T9">func (*TimeDevice) </text:span><text:a xlink:type="simple" xlink:href="http://localhost:6060/src/github.com/ruraomsk/ag-server/binding/anytime.go?s=371:421#L5" text:style-name="Internet_20_link" text:visited-style-name="Visited_20_Internet_20_Link"><text:span text:style-name="T6">Compare</text:span></text:a></text:h>
      <text:p text:style-name="P12"><text:span text:style-name="T13">func (td *</text:span><text:a xlink:type="simple" xlink:href="http://localhost:6060/pkg/github.com/ruraomsk/ag-server/binding/#TimeDevice" text:style-name="Internet_20_link" text:visited-style-name="Visited_20_Internet_20_Link"><text:span text:style-name="T7">TimeDevice</text:span></text:a><text:span text:style-name="T13">) Compare(tt *</text:span><text:a xlink:type="simple" xlink:href="http://localhost:6060/pkg/github.com/ruraomsk/ag-server/binding/#TimeDevice" text:style-name="Internet_20_link" text:visited-style-name="Visited_20_Internet_20_Link"><text:span text:style-name="T7">TimeDevice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TimeDevice.FromBuffer"/><text:span text:style-name="T9">func (*TimeDevice) </text:span><text:a xlink:type="simple" xlink:href="http://localhost:6060/src/github.com/ruraomsk/ag-server/binding/anytime.go?s=727:779#L17" text:style-name="Internet_20_link" text:visited-style-name="Visited_20_Internet_20_Link"><text:span text:style-name="T6">FromBuffer</text:span></text:a></text:h>
      <text:p text:style-name="P12"><text:span text:style-name="T13">func (td *</text:span><text:a xlink:type="simple" xlink:href="http://localhost:6060/pkg/github.com/ruraomsk/ag-server/binding/#TimeDevice" text:style-name="Internet_20_link" text:visited-style-name="Visited_20_Internet_20_Link"><text:span text:style-name="T7">TimeDevice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переводит из массива кодов в структуру</text:p>
      <text:h text:style-name="P10" text:outline-level="3"><text:bookmark text:name="TimeDevice.IsEmpty"/><text:span text:style-name="T9">func (*TimeDevice) </text:span><text:a xlink:type="simple" xlink:href="http://localhost:6060/src/github.com/ruraomsk/ag-server/binding/anytime.go?s=1306:1342#L36" text:style-name="Internet_20_link" text:visited-style-name="Visited_20_Internet_20_Link"><text:span text:style-name="T6">IsEmpty</text:span></text:a></text:h>
      <text:p text:style-name="P12"><text:span text:style-name="T13">func (td *</text:span><text:a xlink:type="simple" xlink:href="http://localhost:6060/pkg/github.com/ruraomsk/ag-server/binding/#TimeDevice" text:style-name="Internet_20_link" text:visited-style-name="Visited_20_Internet_20_Link"><text:span text:style-name="T7">TimeDevice</text:span></text:a><text:span text:style-name="T13">) IsEmpty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Empty возвращает истину если данный массив пустой</text:p>
      <text:h text:style-name="P10" text:outline-level="3"><text:bookmark text:name="TimeDevice.ToBuffer"/><text:span text:style-name="T9">func (*TimeDevice) </text:span><text:a xlink:type="simple" xlink:href="http://localhost:6060/src/github.com/ruraomsk/ag-server/binding/anytime.go?s=1481:1519#L44" text:style-name="Internet_20_link" text:visited-style-name="Visited_20_Internet_20_Link"><text:span text:style-name="T6">ToBuffer</text:span></text:a></text:h>
      <text:p text:style-name="P12"><text:span text:style-name="T13">func (td *</text:span><text:a xlink:type="simple" xlink:href="http://localhost:6060/pkg/github.com/ruraomsk/ag-server/binding/#TimeDevice" text:style-name="Internet_20_link" text:visited-style-name="Visited_20_Internet_20_Link"><text:span text:style-name="T7">TimeDevice</text:span></text:a><text:span text:style-name="T13">) ToBuffer() 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<text:soft-page-break/>ToBuffer переводит из структуры в буфер кодов</text:p>
      <text:h text:style-name="P13" text:outline-level="2"><text:bookmark text:name="Use"/><text:span text:style-name="T8">type </text:span><text:a xlink:type="simple" xlink:href="http://localhost:6060/src/github.com/ruraomsk/ag-server/binding/timeuse.go?s=379:571#L9" text:style-name="Internet_20_link" text:visited-style-name="Visited_20_Internet_20_Link"><text:span text:style-name="T6">Use</text:span></text:a></text:h>
      <text:p text:style-name="P9">Use один вход</text:p>
      <text:p text:style-name="P11">type Use struct {</text:p>
      <text:p text:style-name="P15"><text:bookmark text:name="Use.Name"/><text:span text:style-name="T14"><text:s text:c="4"/></text:span><text:span text:style-name="T13">Name <text:s/></text:span><text:a xlink:type="simple" xlink:href="http://localhost:6060/pkg/builtin/#string" text:style-name="Internet_20_link" text:visited-style-name="Visited_20_Internet_20_Link"><text:span text:style-name="T7">string</text:span></text:a><text:span text:style-name="T13"> <text:s/>`json:"name"`</text:span></text:p>
      <text:p text:style-name="P15"><text:bookmark text:name="Use.Type"/><text:span text:style-name="T14"><text:s text:c="4"/></text:span><text:span text:style-name="T13">Type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type"`</text:span></text:p>
      <text:p text:style-name="P15"><text:bookmark text:name="Use.Tvps"/><text:span text:style-name="T14"><text:s text:c="4"/></text:span><text:span text:style-name="T13">Tvps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tvps"`</text:span></text:p>
      <text:p text:style-name="P15"><text:bookmark text:name="Use.Dk"/><text:span text:style-name="T14"><text:s text:c="4"/></text:span><text:span text:style-name="T13">Dk <text:s text:c="3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4"/>`json:"dk"`</text:span></text:p>
      <text:p text:style-name="P15"><text:bookmark text:name="Use.Fazes"/><text:span text:style-name="T14"><text:s text:c="4"/></text:span><text:span text:style-name="T13">Fazes </text:span><text:a xlink:type="simple" xlink:href="http://localhost:6060/pkg/builtin/#string" text:style-name="Internet_20_link" text:visited-style-name="Visited_20_Internet_20_Link"><text:span text:style-name="T7">string</text:span></text:a><text:span text:style-name="T13"> <text:s/>`json:"fazes"`</text:span></text:p>
      <text:p text:style-name="P15"><text:bookmark text:name="Use.Long"/><text:span text:style-name="T14"><text:s text:c="4"/></text:span><text:span text:style-name="T13">Long <text:s/></text:span><text:a xlink:type="simple" xlink:href="http://localhost:6060/pkg/builtin/#float32" text:style-name="Internet_20_link" text:visited-style-name="Visited_20_Internet_20_Link"><text:span text:style-name="T7">float32</text:span></text:a><text:span text:style-name="T13"> `json:"long"`</text:span></text:p>
      <text:p text:style-name="P16">}</text:p>
      <text:h text:style-name="P13" text:outline-level="2"><text:bookmark text:name="UseInput"/><text:span text:style-name="T8">type </text:span><text:a xlink:type="simple" xlink:href="http://localhost:6060/src/github.com/ruraomsk/ag-server/binding/statistic.go?s=1527:1674#L44" text:style-name="Internet_20_link" text:visited-style-name="Visited_20_Internet_20_Link"><text:span text:style-name="T6">UseInput</text:span></text:a></text:h>
      <text:p text:style-name="P9">UseInput назначение входов для сбора статистики</text:p>
      <text:p text:style-name="P11">type UseInput struct {</text:p>
      <text:p text:style-name="P15"><text:bookmark text:name="UseInput.Used"/><text:span text:style-name="T14"><text:s text:c="4"/></text:span><text:span text:style-name="T13">Used []</text:span><text:a xlink:type="simple" xlink:href="http://localhost:6060/pkg/builtin/#bool" text:style-name="Internet_20_link" text:visited-style-name="Visited_20_Internet_20_Link"><text:span text:style-name="T7">bool</text:span></text:a><text:span text:style-name="T13"> `json:"used"` </text:span><text:span text:style-name="T15">//Признаки использования входа для сбора статистики</text:span></text:p>
      <text:p text:style-name="P16">}</text:p>
      <text:h text:style-name="P10" text:outline-level="3"><text:bookmark text:name="NewUseInput"/><text:span text:style-name="T9">func </text:span><text:a xlink:type="simple" xlink:href="http://localhost:6060/src/github.com/ruraomsk/ag-server/binding/statistic.go?s=2641:2669#L88" text:style-name="Internet_20_link" text:visited-style-name="Visited_20_Internet_20_Link"><text:span text:style-name="T6">NewUseInput</text:span></text:a></text:h>
      <text:p text:style-name="P12"><text:span text:style-name="T13">func NewUseInput() *</text:span><text:a xlink:type="simple" xlink:href="http://localhost:6060/pkg/github.com/ruraomsk/ag-server/binding/#UseInput" text:style-name="Internet_20_link" text:visited-style-name="Visited_20_Internet_20_Link"><text:span text:style-name="T7">UseInput</text:span></text:a></text:p>
      <text:p text:style-name="P9">NewUseInput создание новой</text:p>
      <text:h text:style-name="P10" text:outline-level="3"><text:bookmark text:name="UseInput.Compare"/><text:span text:style-name="T9">func (*UseInput) </text:span><text:a xlink:type="simple" xlink:href="http://localhost:6060/src/github.com/ruraomsk/ag-server/binding/statistic.go?s=2235:2281#L69" text:style-name="Internet_20_link" text:visited-style-name="Visited_20_Internet_20_Link"><text:span text:style-name="T6">Compare</text:span></text:a></text:h>
      <text:p text:style-name="P12"><text:span text:style-name="T13">func (ui *</text:span><text:a xlink:type="simple" xlink:href="http://localhost:6060/pkg/github.com/ruraomsk/ag-server/binding/#UseInput" text:style-name="Internet_20_link" text:visited-style-name="Visited_20_Internet_20_Link"><text:span text:style-name="T7">UseInput</text:span></text:a><text:span text:style-name="T13">) Compare(ss *</text:span><text:a xlink:type="simple" xlink:href="http://localhost:6060/pkg/github.com/ruraomsk/ag-server/binding/#UseInput" text:style-name="Internet_20_link" text:visited-style-name="Visited_20_Internet_20_Link"><text:span text:style-name="T7">UseInput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UseInput.FromBuffer"/><text:span text:style-name="T9">func (*UseInput) </text:span><text:a xlink:type="simple" xlink:href="http://localhost:6060/src/github.com/ruraomsk/ag-server/binding/statistic.go?s=5018:5068#L193" text:style-name="Internet_20_link" text:visited-style-name="Visited_20_Internet_20_Link"><text:span text:style-name="T6">FromBuffer</text:span></text:a></text:h>
      <text:p text:style-name="P12"><text:span text:style-name="T13">func (ui *</text:span><text:a xlink:type="simple" xlink:href="http://localhost:6060/pkg/github.com/ruraomsk/ag-server/binding/#UseInput" text:style-name="Internet_20_link" text:visited-style-name="Visited_20_Internet_20_Link"><text:span text:style-name="T7">UseInput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заполнить из буфера</text:p>
      <text:h text:style-name="P10" text:outline-level="3"><text:bookmark text:name="UseInput.IsEmpty"/><text:span text:style-name="T9">func (*UseInput) </text:span><text:a xlink:type="simple" xlink:href="http://localhost:6060/src/github.com/ruraomsk/ag-server/binding/statistic.go?s=1747:1781#L49" text:style-name="Internet_20_link" text:visited-style-name="Visited_20_Internet_20_Link"><text:span text:style-name="T6">IsEmpty</text:span></text:a></text:h>
      <text:p text:style-name="P12"><text:span text:style-name="T13">func (ui *</text:span><text:a xlink:type="simple" xlink:href="http://localhost:6060/pkg/github.com/ruraomsk/ag-server/binding/#UseInput" text:style-name="Internet_20_link" text:visited-style-name="Visited_20_Internet_20_Link"><text:span text:style-name="T7">UseInput</text:span></text:a><text:span text:style-name="T13">) IsEmpty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Empty вернет истину если массив пустой</text:p>
      <text:h text:style-name="P10" text:outline-level="3"><text:bookmark text:name="UseInput.ToBuffer"/><text:soft-page-break/><text:span text:style-name="T9">func (*UseInput) </text:span><text:a xlink:type="simple" xlink:href="http://localhost:6060/src/github.com/ruraomsk/ag-server/binding/statistic.go?s=3444:3480#L130" text:style-name="Internet_20_link" text:visited-style-name="Visited_20_Internet_20_Link"><text:span text:style-name="T6">ToBuffer</text:span></text:a></text:h>
      <text:p text:style-name="P12"><text:span text:style-name="T13">func (ui *</text:span><text:a xlink:type="simple" xlink:href="http://localhost:6060/pkg/github.com/ruraomsk/ag-server/binding/#UseInput" text:style-name="Internet_20_link" text:visited-style-name="Visited_20_Internet_20_Link"><text:span text:style-name="T7">UseInput</text:span></text:a><text:span text:style-name="T13">) ToBuffer() 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ToBuffer сохранить в буфер</text:p>
      <text:h text:style-name="P13" text:outline-level="2"><text:bookmark text:name="WeekSets"/><text:span text:style-name="T8">type </text:span><text:a xlink:type="simple" xlink:href="http://localhost:6060/src/github.com/ruraomsk/ag-server/binding/weeks.go?s=95:154#L1" text:style-name="Internet_20_link" text:visited-style-name="Visited_20_Internet_20_Link"><text:span text:style-name="T6">WeekSets</text:span></text:a></text:h>
      <text:p text:style-name="P9">WeekSets все недельные планы</text:p>
      <text:p text:style-name="P11">type WeekSets struct {</text:p>
      <text:p text:style-name="P15"><text:bookmark text:name="WeekSets.WeekSets"/><text:span text:style-name="T14"><text:s text:c="4"/></text:span><text:span text:style-name="T13">WeekSets []</text:span><text:a xlink:type="simple" xlink:href="http://localhost:6060/pkg/github.com/ruraomsk/ag-server/binding/#OneWeek" text:style-name="Internet_20_link" text:visited-style-name="Visited_20_Internet_20_Link"><text:span text:style-name="T7">OneWeek</text:span></text:a><text:span text:style-name="T13"> `json:"wsets"`</text:span></text:p>
      <text:p text:style-name="P16">}</text:p>
      <text:h text:style-name="P10" text:outline-level="3"><text:bookmark text:name="NewWeekSets"/><text:span text:style-name="T9">func </text:span><text:a xlink:type="simple" xlink:href="http://localhost:6060/src/github.com/ruraomsk/ag-server/binding/weeks.go?s=635:663#L19" text:style-name="Internet_20_link" text:visited-style-name="Visited_20_Internet_20_Link"><text:span text:style-name="T6">NewWeekSets</text:span></text:a></text:h>
      <text:p text:style-name="P12"><text:span text:style-name="T13">func NewWeekSets() *</text:span><text:a xlink:type="simple" xlink:href="http://localhost:6060/pkg/github.com/ruraomsk/ag-server/binding/#WeekSets" text:style-name="Internet_20_link" text:visited-style-name="Visited_20_Internet_20_Link"><text:span text:style-name="T7">WeekSets</text:span></text:a></text:p>
      <text:p text:style-name="P9">NewNedelSets создает новый набор недельных карт</text:p>
      <text:h text:style-name="P10" text:outline-level="3"><text:bookmark text:name="WeekSets.Compare"/><text:span text:style-name="T9">func (*WeekSets) </text:span><text:a xlink:type="simple" xlink:href="http://localhost:6060/src/github.com/ruraomsk/ag-server/binding/weeks.go?s=222:268#L4" text:style-name="Internet_20_link" text:visited-style-name="Visited_20_Internet_20_Link"><text:span text:style-name="T6">Compare</text:span></text:a></text:h>
      <text:p text:style-name="P12"><text:span text:style-name="T13">func (ns *</text:span><text:a xlink:type="simple" xlink:href="http://localhost:6060/pkg/github.com/ruraomsk/ag-server/binding/#WeekSets" text:style-name="Internet_20_link" text:visited-style-name="Visited_20_Internet_20_Link"><text:span text:style-name="T7">WeekSets</text:span></text:a><text:span text:style-name="T13">) Compare(nn *</text:span><text:a xlink:type="simple" xlink:href="http://localhost:6060/pkg/github.com/ruraomsk/ag-server/binding/#WeekSets" text:style-name="Internet_20_link" text:visited-style-name="Visited_20_Internet_20_Link"><text:span text:style-name="T7">WeekSets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WeekSets.FromBuffer"/><text:span text:style-name="T9">func (*WeekSets) </text:span><text:a xlink:type="simple" xlink:href="http://localhost:6060/src/github.com/ruraomsk/ag-server/binding/weeks.go?s=390:440#L9" text:style-name="Internet_20_link" text:visited-style-name="Visited_20_Internet_20_Link"><text:span text:style-name="T6">FromBuffer</text:span></text:a></text:h>
      <text:p text:style-name="P12"><text:span text:style-name="T13">func (ns *</text:span><text:a xlink:type="simple" xlink:href="http://localhost:6060/pkg/github.com/ruraomsk/ag-server/binding/#WeekSets" text:style-name="Internet_20_link" text:visited-style-name="Visited_20_Internet_20_Link"><text:span text:style-name="T7">WeekSets</text:span></text:a><text:span text:style-name="T13">) FromBuffer(buffer []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Buffer загружает недельный массив из буфера</text:p>
      <text:p text:style-name="P24"/>
      <text:h text:style-name="Heading_20_1" text:outline-level="1">Comm — Пакет программ собственно для связи с контроллерами АСУД.</text:h>
      <text:h text:style-name="P27" text:outline-level="3"><text:bookmark text:name="pkg-index"/>Package files</text:h>
      <text:section text:style-name="Sect1" text:name="Раздел1">
        <text:p text:style-name="P8"><text:a xlink:type="simple" xlink:href="http://localhost:6060/src/github.com/ruraomsk/ag-server/comm/comarray.go" text:style-name="Internet_20_link" text:visited-style-name="Visited_20_Internet_20_Link"><text:span text:style-name="T5">comarray.go</text:span></text:a><text:span text:style-name="T12"> </text:span><text:a xlink:type="simple" xlink:href="http://localhost:6060/src/github.com/ruraomsk/ag-server/comm/comm-serv.go" text:style-name="Internet_20_link" text:visited-style-name="Visited_20_Internet_20_Link"><text:span text:style-name="T5">comm-serv.go</text:span></text:a><text:span text:style-name="T12"> </text:span><text:a xlink:type="simple" xlink:href="http://localhost:6060/src/github.com/ruraomsk/ag-server/comm/data-comm.go" text:style-name="Internet_20_link" text:visited-style-name="Visited_20_Internet_20_Link"><text:span text:style-name="T5">data-comm.go</text:span></text:a></text:p>
      </text:section>
      <text:h text:style-name="P13" text:outline-level="2"><text:bookmark text:name="GetChanArray"/><text:span text:style-name="T8">func </text:span><text:a xlink:type="simple" xlink:href="http://localhost:6060/src/github.com/ruraomsk/ag-server/comm/comm-serv.go?s=652:703#L16" text:style-name="Internet_20_link" text:visited-style-name="Visited_20_Internet_20_Link"><text:span text:style-name="T6">GetChanArray</text:span></text:a></text:h>
      <text:p text:style-name="P12"><text:span text:style-name="T13">func GetChanArray(id </text:span><text:a xlink:type="simple" xlink:href="http://localhost:6060/pkg/builtin/#int" text:style-name="Internet_20_link" text:visited-style-name="Visited_20_Internet_20_Link"><text:span text:style-name="T7">int</text:span></text:a><text:span text:style-name="T13">) (chan </text:span><text:a xlink:type="simple" xlink:href="http://localhost:6060/pkg/github.com/ruraomsk/ag-server/comm/#CommandArray" text:style-name="Internet_20_link" text:visited-style-name="Visited_20_Internet_20_Link"><text:span text:style-name="T7">CommandArray</text:span></text:a><text:span text:style-name="T13">, </text:span><text:a xlink:type="simple" xlink:href="http://localhost:6060/pkg/builtin/#bool" text:style-name="Internet_20_link" text:visited-style-name="Visited_20_Internet_20_Link"><text:span text:style-name="T7">bool</text:span></text:a><text:span text:style-name="T13">)</text:span></text:p>
      <text:p text:style-name="P9">GetChanArray возвращает канал для присылки массивов для данного устройства</text:p>
      <text:h text:style-name="P13" text:outline-level="2"><text:bookmark text:name="StartListen"/><text:soft-page-break/><text:span text:style-name="T8">func </text:span><text:a xlink:type="simple" xlink:href="http://localhost:6060/src/github.com/ruraomsk/ag-server/comm/comm-serv.go?s=868:929#L25" text:style-name="Internet_20_link" text:visited-style-name="Visited_20_Internet_20_Link"><text:span text:style-name="T6">StartListen</text:span></text:a></text:h>
      <text:p text:style-name="P12"><text:span text:style-name="T13">func StartListen(stop chan </text:span><text:a xlink:type="simple" xlink:href="http://localhost:6060/pkg/builtin/#int" text:style-name="Internet_20_link" text:visited-style-name="Visited_20_Internet_20_Link"><text:span text:style-name="T7">int</text:span></text:a><text:span text:style-name="T13">, rq chan </text:span><text:a xlink:type="simple" xlink:href="http://localhost:6060/pkg/builtin/#int" text:style-name="Internet_20_link" text:visited-style-name="Visited_20_Internet_20_Link"><text:span text:style-name="T7">int</text:span></text:a><text:span text:style-name="T13">, ans chan </text:span><text:a xlink:type="simple" xlink:href="http://localhost:6060/pkg/builtin/#string" text:style-name="Internet_20_link" text:visited-style-name="Visited_20_Internet_20_Link"><text:span text:style-name="T7">string</text:span></text:a><text:span text:style-name="T13">)</text:span></text:p>
      <text:p text:style-name="P9">StartListen основной вход сервер коммуникаций</text:p>
      <text:h text:style-name="P13" text:outline-level="2"><text:bookmark text:name="CommandARM"/><text:span text:style-name="T8">type </text:span><text:a xlink:type="simple" xlink:href="http://localhost:6060/src/github.com/ruraomsk/ag-server/comm/data-comm.go?s=121:226#L1" text:style-name="Internet_20_link" text:visited-style-name="Visited_20_Internet_20_Link"><text:span text:style-name="T6">CommandARM</text:span></text:a></text:h>
      <text:p text:style-name="P9">CommandARM Команды от Сервера АРМ</text:p>
      <text:p text:style-name="P11">type CommandARM struct {</text:p>
      <text:p text:style-name="P15"><text:bookmark text:name="CommandARM.ID"/><text:span text:style-name="T14"><text:s text:c="4"/></text:span><text:span text:style-name="T13">ID <text:s text:c="5"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id"`</text:span></text:p>
      <text:p text:style-name="P15"><text:bookmark text:name="CommandARM.Command"/><text:span text:style-name="T14"><text:s text:c="4"/></text:span><text:span text:style-name="T13">Command </text:span><text:a xlink:type="simple" xlink:href="http://localhost:6060/pkg/builtin/#int" text:style-name="Internet_20_link" text:visited-style-name="Visited_20_Internet_20_Link"><text:span text:style-name="T7">int</text:span></text:a><text:span text:style-name="T13"> `json:"cmd"`</text:span></text:p>
      <text:p text:style-name="P15"><text:bookmark text:name="CommandARM.Params"/><text:span text:style-name="T14"><text:s text:c="4"/></text:span><text:span text:style-name="T13">Params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param"`</text:span></text:p>
      <text:p text:style-name="P16">}</text:p>
      <text:h text:style-name="P13" text:outline-level="2"><text:bookmark text:name="CommandArray"/><text:span text:style-name="T8">type </text:span><text:a xlink:type="simple" xlink:href="http://localhost:6060/src/github.com/ruraomsk/ag-server/comm/data-comm.go?s=287:429#L5" text:style-name="Internet_20_link" text:visited-style-name="Visited_20_Internet_20_Link"><text:span text:style-name="T6">CommandArray</text:span></text:a></text:h>
      <text:p text:style-name="P9">CommandArray Привязка от Сервера АРМ</text:p>
      <text:p text:style-name="P11">type CommandArray struct {</text:p>
      <text:p text:style-name="P15"><text:bookmark text:name="CommandArray.ID"/><text:span text:style-name="T14"><text:s text:c="4"/></text:span><text:span text:style-name="T13">ID <text:s text:c="4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2"/>`json:"id"`</text:span></text:p>
      <text:p text:style-name="P15"><text:bookmark text:name="CommandArray.Number"/><text:span text:style-name="T14"><text:s text:c="4"/></text:span><text:span text:style-name="T13">Number 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2"/>`json:"number"`</text:span></text:p>
      <text:p text:style-name="P15"><text:bookmark text:name="CommandArray.NElem"/><text:span text:style-name="T14"><text:s text:c="4"/></text:span><text:span text:style-name="T13">NElem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2"/>`json:"nelem"`</text:span></text:p>
      <text:p text:style-name="P15"><text:bookmark text:name="CommandArray.Elems"/><text:span text:style-name="T14"><text:s text:c="4"/></text:span><text:span text:style-name="T13">Elems <text:s/>[]</text:span><text:a xlink:type="simple" xlink:href="http://localhost:6060/pkg/builtin/#int" text:style-name="Internet_20_link" text:visited-style-name="Visited_20_Internet_20_Link"><text:span text:style-name="T7">int</text:span></text:a><text:span text:style-name="T13"> `json:"elems"`</text:span></text:p>
      <text:p text:style-name="P16">}</text:p>
      <text:h text:style-name="Heading_20_1" text:outline-level="1">Extcon — Пакет программ управления состоянием модулей сервера.</text:h>
      <text:h text:style-name="P27" text:outline-level="3"><text:bookmark text:name="pkg-index1"/>Package files</text:h>
      <text:section text:style-name="Sect1" text:name="Раздел2">
        <text:p text:style-name="P8"><text:a xlink:type="simple" xlink:href="http://localhost:6060/src/github.com/ruraomsk/ag-server/extcon/extcon.go" text:style-name="Internet_20_link" text:visited-style-name="Visited_20_Internet_20_Link"><text:span text:style-name="T5">extcon.go</text:span></text:a></text:p>
      </text:section>
      <text:h text:style-name="P13" text:outline-level="2"><text:bookmark text:name="BackgroundInit"/><text:span text:style-name="T8">func </text:span><text:a xlink:type="simple" xlink:href="http://localhost:6060/src/github.com/ruraomsk/ag-server/extcon/extcon.go?s=1101:1122#L45" text:style-name="Internet_20_link" text:visited-style-name="Visited_20_Internet_20_Link"><text:span text:style-name="T6">BackgroundInit</text:span></text:a></text:h>
      <text:p text:style-name="P40">func BackgroundInit()</text:p>
      <text:p text:style-name="P9">BackgroundInit инициализируем</text:p>
      <text:h text:style-name="P13" text:outline-level="2"><text:bookmark text:name="BackgroundWork"/><text:span text:style-name="T8">func </text:span><text:a xlink:type="simple" xlink:href="http://localhost:6060/src/github.com/ruraomsk/ag-server/extcon/extcon.go?s=1689:1743#L68" text:style-name="Internet_20_link" text:visited-style-name="Visited_20_Internet_20_Link"><text:span text:style-name="T6">BackgroundWork</text:span></text:a></text:h>
      <text:p text:style-name="P12"><text:span text:style-name="T13">func BackgroundWork(step 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Duration" text:style-name="Internet_20_link" text:visited-style-name="Visited_20_Internet_20_Link"><text:span text:style-name="T7">Duration</text:span></text:a><text:span text:style-name="T13">, stop chan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BackgroundWork обычно вызывается для обслуживания разного ПОсле выхода нет контекстов</text:p>
      <text:h text:style-name="P13" text:outline-level="2"><text:bookmark text:name="SetTimerClock"/><text:span text:style-name="T8">func </text:span><text:a xlink:type="simple" xlink:href="http://localhost:6060/src/github.com/ruraomsk/ag-server/extcon/extcon.go?s=1450:1501#L62" text:style-name="Internet_20_link" text:visited-style-name="Visited_20_Internet_20_Link"><text:span text:style-name="T6">SetTimerClock</text:span></text:a></text:h>
      <text:p text:style-name="P12"><text:span text:style-name="T13">func SetTimerClock(step 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Duration" text:style-name="Internet_20_link" text:visited-style-name="Visited_20_Internet_20_Link"><text:span text:style-name="T7">Duration</text:span></text:a><text:span text:style-name="T13">) *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Ticker" text:style-name="Internet_20_link" text:visited-style-name="Visited_20_Internet_20_Link"><text:span text:style-name="T7">Ticker</text:span></text:a></text:p>
      <text:p text:style-name="P9"><text:soft-page-break/>SetTimerClock порождает канал где приходят по времения сообщения</text:p>
      <text:h text:style-name="P13" text:outline-level="2"><text:bookmark text:name="ExtContext"/><text:span text:style-name="T8">type </text:span><text:a xlink:type="simple" xlink:href="http://localhost:6060/src/github.com/ruraomsk/ag-server/extcon/extcon.go?s=134:238#L3" text:style-name="Internet_20_link" text:visited-style-name="Visited_20_Internet_20_Link"><text:span text:style-name="T6">ExtContext</text:span></text:a></text:h>
      <text:p text:style-name="P9">ExtContext расширенный контекст</text:p>
      <text:p text:style-name="P11">type ExtContext struct {</text:p>
      <text:p text:style-name="P14"><text:s text:c="4"/><text:span text:style-name="T16">// contains filtered or unexported fields</text:span></text:p>
      <text:p text:style-name="P16">}</text:p>
      <text:h text:style-name="P10" text:outline-level="3"><text:bookmark text:name="NewContext"/><text:span text:style-name="T9">func </text:span><text:a xlink:type="simple" xlink:href="http://localhost:6060/src/github.com/ruraomsk/ag-server/extcon/extcon.go?s=536:585#L19" text:style-name="Internet_20_link" text:visited-style-name="Visited_20_Internet_20_Link"><text:span text:style-name="T6">NewContext</text:span></text:a></text:h>
      <text:p text:style-name="P12"><text:span text:style-name="T13">func NewContext(name </text:span><text:a xlink:type="simple" xlink:href="http://localhost:6060/pkg/builtin/#string" text:style-name="Internet_20_link" text:visited-style-name="Visited_20_Internet_20_Link"><text:span text:style-name="T7">string</text:span></text:a><text:span text:style-name="T13">) (*</text:span><text:a xlink:type="simple" xlink:href="http://localhost:6060/pkg/github.com/ruraomsk/ag-server/extcon/#ExtContext" text:style-name="Internet_20_link" text:visited-style-name="Visited_20_Internet_20_Link"><text:span text:style-name="T7">ExtContext</text:span></text:a><text:span text:style-name="T13">, </text:span><text:a xlink:type="simple" xlink:href="http://localhost:6060/pkg/builtin/#error" text:style-name="Internet_20_link" text:visited-style-name="Visited_20_Internet_20_Link"><text:span text:style-name="T7">error</text:span></text:a><text:span text:style-name="T13">)</text:span></text:p>
      <text:p text:style-name="P9">NewContext создает новый расширенный контекст только с командой завершения</text:p>
      <text:h text:style-name="P10" text:outline-level="3"><text:bookmark text:name="ExtContext.Done"/><text:span text:style-name="T9">func (*ExtContext) </text:span><text:a xlink:type="simple" xlink:href="http://localhost:6060/src/github.com/ruraomsk/ag-server/extcon/extcon.go?s=983:1027#L40" text:style-name="Internet_20_link" text:visited-style-name="Visited_20_Internet_20_Link"><text:span text:style-name="T6">Done</text:span></text:a></text:h>
      <text:p text:style-name="P12"><text:span text:style-name="T13">func (ec *</text:span><text:a xlink:type="simple" xlink:href="http://localhost:6060/pkg/github.com/ruraomsk/ag-server/extcon/#ExtContext" text:style-name="Internet_20_link" text:visited-style-name="Visited_20_Internet_20_Link"><text:span text:style-name="T7">ExtContext</text:span></text:a><text:span text:style-name="T13">) Done() &lt;-chan struct{}</text:span></text:p>
      <text:p text:style-name="P9">Done return chan for cancel</text:p>
      <text:h text:style-name="P10" text:outline-level="3"><text:bookmark text:name="ExtContext.GetName"/><text:span text:style-name="T9">func (*ExtContext) </text:span><text:a xlink:type="simple" xlink:href="http://localhost:6060/src/github.com/ruraomsk/ag-server/extcon/extcon.go?s=893:931#L35" text:style-name="Internet_20_link" text:visited-style-name="Visited_20_Internet_20_Link"><text:span text:style-name="T6">GetName</text:span></text:a><text:span text:style-name="T9"> </text:span><text:a xlink:type="simple" xlink:href="http://localhost:6060/pkg/github.com/ruraomsk/ag-server/extcon/#ExtContext.GetName" text:style-name="Internet_20_link" text:visited-style-name="Visited_20_Internet_20_Link"><text:span text:style-name="T6">¶</text:span></text:a></text:h>
      <text:p text:style-name="P12"><text:span text:style-name="T13">func (ec *</text:span><text:a xlink:type="simple" xlink:href="http://localhost:6060/pkg/github.com/ruraomsk/ag-server/extcon/#ExtContext" text:style-name="Internet_20_link" text:visited-style-name="Visited_20_Internet_20_Link"><text:span text:style-name="T7">ExtContext</text:span></text:a><text:span text:style-name="T13">) GetName() </text:span><text:a xlink:type="simple" xlink:href="http://localhost:6060/pkg/builtin/#string" text:style-name="Internet_20_link" text:visited-style-name="Visited_20_Internet_20_Link"><text:span text:style-name="T7">string</text:span></text:a></text:p>
      <text:p text:style-name="P9">GetName return name context</text:p>
      <text:p text:style-name="Text_20_body"/>
      <text:h text:style-name="Heading_20_1" text:outline-level="1">Inspect — Пакет программ поддержания соответствия состояния контроллера заданными на перекрестке.</text:h>
      <text:h text:style-name="P27" text:outline-level="3"><text:bookmark text:name="pkg-index2"/>Package files</text:h>
      <text:section text:style-name="Sect1" text:name="Раздел3">
        <text:p text:style-name="P8"><text:a xlink:type="simple" xlink:href="http://localhost:6060/src/github.com/ruraomsk/ag-server/inspect/inspect.go" text:style-name="Internet_20_link" text:visited-style-name="Visited_20_Internet_20_Link"><text:span text:style-name="T5">inspect.go</text:span></text:a></text:p>
      </text:section>
      <text:h text:style-name="P13" text:outline-level="2"><text:bookmark text:name="Start"/><text:span text:style-name="T8">func </text:span><text:a xlink:type="simple" xlink:href="http://localhost:6060/src/github.com/ruraomsk/ag-server/inspect/inspect.go?s=558:611#L8" text:style-name="Internet_20_link" text:visited-style-name="Visited_20_Internet_20_Link"><text:span text:style-name="T6">Start</text:span></text:a></text:h>
      <text:p text:style-name="P12"><text:span text:style-name="T13">func Start(context *</text:span><text:a xlink:type="simple" xlink:href="http://localhost:6060/pkg/github.com/ruraomsk/ag-server/extcon/" text:style-name="Internet_20_link" text:visited-style-name="Visited_20_Internet_20_Link"><text:span text:style-name="T7">extcon</text:span></text:a><text:span text:style-name="T13">.</text:span><text:a xlink:type="simple" xlink:href="http://localhost:6060/pkg/github.com/ruraomsk/ag-server/extcon/#ExtContext" text:style-name="Internet_20_link" text:visited-style-name="Visited_20_Internet_20_Link"><text:span text:style-name="T7">ExtContext</text:span></text:a><text:span text:style-name="T13">, stop chan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tart главный модуль инспектора</text:p>
      <text:p text:style-name="Text_20_body"/>
      <text:h text:style-name="Heading_20_1" text:outline-level="1"><text:soft-page-break/>Pudge — Пакет программ сопровождения базы данных системы.</text:h>
      <text:h text:style-name="P27" text:outline-level="3"><text:bookmark text:name="pkg-index3"/>Package files</text:h>
      <text:section text:style-name="Sect1" text:name="Раздел4">
        <text:p text:style-name="P8"><text:a xlink:type="simple" xlink:href="http://localhost:6060/src/github.com/ruraomsk/ag-server/pudge/api-controller.go" text:style-name="Internet_20_link" text:visited-style-name="Visited_20_Internet_20_Link"><text:span text:style-name="T5">api-controller.go</text:span></text:a><text:span text:style-name="T12"> </text:span><text:a xlink:type="simple" xlink:href="http://localhost:6060/src/github.com/ruraomsk/ag-server/pudge/api-pudge.go" text:style-name="Internet_20_link" text:visited-style-name="Visited_20_Internet_20_Link"><text:span text:style-name="T5">api-pudge.go</text:span></text:a><text:span text:style-name="T12"> </text:span><text:a xlink:type="simple" xlink:href="http://localhost:6060/src/github.com/ruraomsk/ag-server/pudge/data-pudge.go" text:style-name="Internet_20_link" text:visited-style-name="Visited_20_Internet_20_Link"><text:span text:style-name="T5">data-pudge.go</text:span></text:a><text:span text:style-name="T12"> </text:span><text:a xlink:type="simple" xlink:href="http://localhost:6060/src/github.com/ruraomsk/ag-server/pudge/dev-api.go" text:style-name="Internet_20_link" text:visited-style-name="Visited_20_Internet_20_Link"><text:span text:style-name="T5">dev-api.go</text:span></text:a><text:span text:style-name="T12"> </text:span><text:a xlink:type="simple" xlink:href="http://localhost:6060/src/github.com/ruraomsk/ag-server/pudge/gui-pudge.go" text:style-name="Internet_20_link" text:visited-style-name="Visited_20_Internet_20_Link"><text:span text:style-name="T5">gui-pudge.go</text:span></text:a><text:span text:style-name="T12"> </text:span><text:a xlink:type="simple" xlink:href="http://localhost:6060/src/github.com/ruraomsk/ag-server/pudge/loadsave.go" text:style-name="Internet_20_link" text:visited-style-name="Visited_20_Internet_20_Link"><text:span text:style-name="T5">loadsave.go</text:span></text:a></text:p>
      </text:section>
      <text:h text:style-name="P33" text:outline-level="2"><text:bookmark text:name="pkg-variables"/>Variables</text:h>
      <text:p text:style-name="P9">Works флаг готовности pudge</text:p>
      <text:p text:style-name="P12"><text:span text:style-name="T13">var </text:span><text:bookmark text:name="Works"/><text:span text:style-name="T13">Works </text:span><text:a xlink:type="simple" xlink:href="http://localhost:6060/pkg/builtin/#bool" text:style-name="Internet_20_link" text:visited-style-name="Visited_20_Internet_20_Link"><text:span text:style-name="T7">bool</text:span></text:a></text:p>
      <text:h text:style-name="P13" text:outline-level="2"><text:bookmark text:name="DeleteCross"/><text:span text:style-name="T8">func </text:span><text:a xlink:type="simple" xlink:href="http://localhost:6060/src/github.com/ruraomsk/ag-server/pudge/api-pudge.go?s=1232:1270#L54" text:style-name="Internet_20_link" text:visited-style-name="Visited_20_Internet_20_Link"><text:span text:style-name="T6">DeleteCross</text:span></text:a></text:h>
      <text:p text:style-name="P12"><text:span text:style-name="T13">func DeleteCross(region, area, id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DeleteCross Удаляет перекресток</text:p>
      <text:h text:style-name="P13" text:outline-level="2"><text:bookmark text:name="SetController"/><text:span text:style-name="T8">func </text:span><text:a xlink:type="simple" xlink:href="http://localhost:6060/src/github.com/ruraomsk/ag-server/pudge/api-pudge.go?s=3125:3158#L120" text:style-name="Internet_20_link" text:visited-style-name="Visited_20_Internet_20_Link"><text:span text:style-name="T6">SetController</text:span></text:a></text:h>
      <text:p text:style-name="P12"><text:span text:style-name="T13">func SetController(c *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</text:span></text:p>
      <text:p text:style-name="P9">SetController Записывает новое состояние контроллера и если есть изменения то записывает его в лог</text:p>
      <text:h text:style-name="P13" text:outline-level="2"><text:bookmark text:name="SetCross"/><text:span text:style-name="T8">func </text:span><text:a xlink:type="simple" xlink:href="http://localhost:6060/src/github.com/ruraomsk/ag-server/pudge/api-pudge.go?s=2253:2276#L91" text:style-name="Internet_20_link" text:visited-style-name="Visited_20_Internet_20_Link"><text:span text:style-name="T6">SetCross</text:span></text:a></text:h>
      <text:p text:style-name="P12"><text:span text:style-name="T13">func SetCross(c *</text:span><text:a xlink:type="simple" xlink:href="http://localhost:6060/pkg/github.com/ruraomsk/ag-server/pudge/#Cross" text:style-name="Internet_20_link" text:visited-style-name="Visited_20_Internet_20_Link"><text:span text:style-name="T7">Cross</text:span></text:a><text:span text:style-name="T13">)</text:span></text:p>
      <text:p text:style-name="P9">SetCross обновляет состояние перекрестка</text:p>
      <text:h text:style-name="P13" text:outline-level="2"><text:bookmark text:name="SetCrossNewDevice"/><text:span text:style-name="T8">func </text:span><text:a xlink:type="simple" xlink:href="http://localhost:6060/src/github.com/ruraomsk/ag-server/pudge/api-pudge.go?s=1889:1942#L77" text:style-name="Internet_20_link" text:visited-style-name="Visited_20_Internet_20_Link"><text:span text:style-name="T6">SetCrossNewDevice</text:span></text:a></text:h>
      <text:p text:style-name="P12"><text:span text:style-name="T13">func SetCrossNewDevice(reg </text:span><text:a xlink:type="simple" xlink:href="http://localhost:6060/pkg/github.com/ruraomsk/ag-server/pudge/#Region" text:style-name="Internet_20_link" text:visited-style-name="Visited_20_Internet_20_Link"><text:span text:style-name="T7">Region</text:span></text:a><text:span text:style-name="T13">, idevice 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SetCrossNewDevice деляет новую привязку контроллера</text:p>
      <text:h text:style-name="P13" text:outline-level="2"><text:bookmark text:name="SetDefault"/><text:span text:style-name="T8">func </text:span><text:a xlink:type="simple" xlink:href="http://localhost:6060/src/github.com/ruraomsk/ag-server/pudge/data-pudge.go?s=12675:12717#L330" text:style-name="Internet_20_link" text:visited-style-name="Visited_20_Internet_20_Link"><text:span text:style-name="T6">SetDefault</text:span></text:a></text:h>
      <text:p text:style-name="P12"><text:span text:style-name="T13">func SetDefault(c *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, key </text:span><text:a xlink:type="simple" xlink:href="http://localhost:6060/pkg/builtin/#string" text:style-name="Internet_20_link" text:visited-style-name="Visited_20_Internet_20_Link"><text:span text:style-name="T7">string</text:span></text:a><text:span text:style-name="T13">)</text:span></text:p>
      <text:p text:style-name="P9">SetDefault Заполнить по умолчанию</text:p>
      <text:h text:style-name="P13" text:outline-level="2"><text:bookmark text:name="Start1"/><text:span text:style-name="T8">func </text:span><text:a xlink:type="simple" xlink:href="http://localhost:6060/src/github.com/ruraomsk/ag-server/pudge/api-pudge.go?s=3787:3870#L145" text:style-name="Internet_20_link" text:visited-style-name="Visited_20_Internet_20_Link"><text:span text:style-name="T6">Start</text:span></text:a></text:h>
      <text:p text:style-name="P12"><text:span text:style-name="T13">func Start(context *</text:span><text:a xlink:type="simple" xlink:href="http://localhost:6060/pkg/github.com/ruraomsk/ag-server/extcon/" text:style-name="Internet_20_link" text:visited-style-name="Visited_20_Internet_20_Link"><text:span text:style-name="T7">extcon</text:span></text:a><text:span text:style-name="T13">.</text:span><text:a xlink:type="simple" xlink:href="http://localhost:6060/pkg/github.com/ruraomsk/ag-server/extcon/#ExtContext" text:style-name="Internet_20_link" text:visited-style-name="Visited_20_Internet_20_Link"><text:span text:style-name="T7">ExtContext</text:span></text:a><text:span text:style-name="T13">, stop chan </text:span><text:a xlink:type="simple" xlink:href="http://localhost:6060/pkg/builtin/#int" text:style-name="Internet_20_link" text:visited-style-name="Visited_20_Internet_20_Link"><text:span text:style-name="T7">int</text:span></text:a><text:span text:style-name="T13">, rq chan </text:span><text:a xlink:type="simple" xlink:href="http://localhost:6060/pkg/builtin/#int" text:style-name="Internet_20_link" text:visited-style-name="Visited_20_Internet_20_Link"><text:span text:style-name="T7">int</text:span></text:a><text:span text:style-name="T13">, ans chan </text:span><text:a xlink:type="simple" xlink:href="http://localhost:6060/pkg/builtin/#string" text:style-name="Internet_20_link" text:visited-style-name="Visited_20_Internet_20_Link"><text:span text:style-name="T7">string</text:span></text:a><text:span text:style-name="T13">)</text:span></text:p>
      <text:p text:style-name="P9">Start главная процедура управления состоянием котроллеров</text:p>
      <text:h text:style-name="P13" text:outline-level="2"><text:bookmark text:name="ArrayPriv"/><text:soft-page-break/><text:span text:style-name="T8">type </text:span><text:a xlink:type="simple" xlink:href="http://localhost:6060/src/github.com/ruraomsk/ag-server/pudge/data-pudge.go?s=10466:10529#L283" text:style-name="Internet_20_link" text:visited-style-name="Visited_20_Internet_20_Link"><text:span text:style-name="T6">ArrayPriv</text:span></text:a></text:h>
      <text:p text:style-name="P9">ArrayPriv собственно массив привязки</text:p>
      <text:p text:style-name="P11">type ArrayPriv struct {</text:p>
      <text:p text:style-name="P15"><text:bookmark text:name="ArrayPriv.Number"/><text:span text:style-name="T14"><text:s text:c="4"/></text:span><text:span text:style-name="T13">Number </text:span><text:a xlink:type="simple" xlink:href="http://localhost:6060/pkg/builtin/#int" text:style-name="Internet_20_link" text:visited-style-name="Visited_20_Internet_20_Link"><text:span text:style-name="T7">int</text:span></text:a></text:p>
      <text:p text:style-name="P15"><text:bookmark text:name="ArrayPriv.NElem"/><text:span text:style-name="T14"><text:s text:c="4"/></text:span><text:span text:style-name="T13">NElem <text:s/></text:span><text:a xlink:type="simple" xlink:href="http://localhost:6060/pkg/builtin/#int" text:style-name="Internet_20_link" text:visited-style-name="Visited_20_Internet_20_Link"><text:span text:style-name="T7">int</text:span></text:a></text:p>
      <text:p text:style-name="P15"><text:bookmark text:name="ArrayPriv.Array"/><text:span text:style-name="T14"><text:s text:c="4"/></text:span><text:span text:style-name="T13">Array <text:s/>[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16">}</text:p>
      <text:h text:style-name="P10" text:outline-level="3"><text:bookmark text:name="ArrayPriv.Compare"/><text:span text:style-name="T9">func (*ArrayPriv) </text:span><text:a xlink:type="simple" xlink:href="http://localhost:6060/src/github.com/ruraomsk/ag-server/pudge/data-pudge.go?s=10597:10644#L290" text:style-name="Internet_20_link" text:visited-style-name="Visited_20_Internet_20_Link"><text:span text:style-name="T6">Compare</text:span></text:a></text:h>
      <text:p text:style-name="P12"><text:span text:style-name="T13">func (a *</text:span><text:a xlink:type="simple" xlink:href="http://localhost:6060/pkg/github.com/ruraomsk/ag-server/pudge/#ArrayPriv" text:style-name="Internet_20_link" text:visited-style-name="Visited_20_Internet_20_Link"><text:span text:style-name="T7">ArrayPriv</text:span></text:a><text:span text:style-name="T13">) Compare(aa *</text:span><text:a xlink:type="simple" xlink:href="http://localhost:6060/pkg/github.com/ruraomsk/ag-server/pudge/#ArrayPriv" text:style-name="Internet_20_link" text:visited-style-name="Visited_20_Internet_20_Link"><text:span text:style-name="T7">ArrayPriv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3" text:outline-level="2"><text:bookmark text:name="Controller"/><text:span text:style-name="T8">type </text:span><text:a xlink:type="simple" xlink:href="http://localhost:6060/src/github.com/ruraomsk/ag-server/pudge/data-pudge.go?s=10765:12463#L295" text:style-name="Internet_20_link" text:visited-style-name="Visited_20_Internet_20_Link"><text:span text:style-name="T6">Controller</text:span></text:a></text:h>
      <text:p text:style-name="P9">Controller внутренне представление контроллера</text:p>
      <text:p text:style-name="P11">type Controller struct {</text:p>
      <text:p text:style-name="P15"><text:bookmark text:name="Controller.ID"/><text:span text:style-name="T14"><text:s text:c="4"/></text:span><text:span text:style-name="T13">ID <text:s text:c="14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3"/>`json:"id"` <text:s text:c="3"/></text:span><text:span text:style-name="T15">// Уникальный номер контроллера</text:span></text:p>
      <text:p text:style-name="P15"><text:bookmark text:name="Controller.Name"/><text:span text:style-name="T14"><text:s text:c="4"/></text:span><text:span text:style-name="T13">Name <text:s text:c="12"/></text:span><text:a xlink:type="simple" xlink:href="http://localhost:6060/pkg/builtin/#string" text:style-name="Internet_20_link" text:visited-style-name="Visited_20_Internet_20_Link"><text:span text:style-name="T7">string</text:span></text:a><text:span text:style-name="T13"> <text:s text:c="10"/>`json:"name"` <text:s/></text:span><text:span text:style-name="T15">//Имя перекрестка если привязан</text:span></text:p>
      <text:p text:style-name="P15"><text:bookmark text:name="Controller.StatusConnection"/><text:span text:style-name="T14"><text:s text:c="4"/></text:span><text:span text:style-name="T13">StatusConnection </text:span><text:a xlink:type="simple" xlink:href="http://localhost:6060/pkg/github.com/ruraomsk/ag-server/pudge/#StatusConnection" text:style-name="Internet_20_link" text:visited-style-name="Visited_20_Internet_20_Link"><text:span text:style-name="T7">StatusConnection</text:span></text:a><text:span text:style-name="T13"> `json:"scon"` <text:s/></text:span><text:span text:style-name="T15">// Статус соединения</text:span></text:p>
      <text:p text:style-name="P15"><text:bookmark text:name="Controller.LastOperation"/><text:span text:style-name="T14"><text:s text:c="4"/></text:span><text:span text:style-name="T13">LastOperation <text:s text:c="3"/>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Time" text:style-name="Internet_20_link" text:visited-style-name="Visited_20_Internet_20_Link"><text:span text:style-name="T7">Time</text:span></text:a><text:span text:style-name="T13"> <text:s text:c="7"/>`json:"ltime"` </text:span><text:span text:style-name="T15">// Время последней операции обмена с устройством</text:span></text:p>
      <text:p text:style-name="P15"><text:bookmark text:name="Controller.WriteToDB"/><text:span text:style-name="T14"><text:s text:c="4"/></text:span><text:span text:style-name="T13">WriteToDB <text:s text:c="7"/></text:span><text:a xlink:type="simple" xlink:href="http://localhost:6060/pkg/builtin/#bool" text:style-name="Internet_20_link" text:visited-style-name="Visited_20_Internet_20_Link"><text:span text:style-name="T7">bool</text:span></text:a><text:span text:style-name="T13"> <text:s text:c="12"/>`json:"-"` <text:s text:c="4"/></text:span><text:span text:style-name="T15">//Если истина то еще не записана в БД</text:span></text:p>
      <text:p text:style-name="P15"><text:bookmark text:name="Controller.TexRezim"/><text:span text:style-name="T14"><text:s text:c="4"/></text:span><text:span text:style-name="T13">TexRezim <text:s text:c="8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3"/>`json:"rezim"` </text:span><text:span text:style-name="T15">//Технологический режим</text:span></text:p>
      <text:p text:style-name="P15"/>
      <text:p text:style-name="P15"><text:bookmark text:name="Controller.Base"/><text:span text:style-name="T14"><text:s text:c="4"/></text:span><text:span text:style-name="T13">Base <text:s text:c="11"/></text:span><text:a xlink:type="simple" xlink:href="http://localhost:6060/pkg/builtin/#bool" text:style-name="Internet_20_link" text:visited-style-name="Visited_20_Internet_20_Link"><text:span text:style-name="T7">bool</text:span></text:a><text:span text:style-name="T13"> `json:"base"` </text:span><text:span text:style-name="T15">//Если истина то работает по базовой привязке</text:span></text:p>
      <text:p text:style-name="P15"><text:bookmark text:name="Controller.PK"/><text:span text:style-name="T14"><text:s text:c="4"/></text:span><text:span text:style-name="T13">PK <text:s text:c="13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pk"` <text:s text:c="2"/></text:span><text:span text:style-name="T15">//Номер плана координации</text:span></text:p>
      <text:p text:style-name="P15"><text:bookmark text:name="Controller.CK"/><text:span text:style-name="T14"><text:s text:c="4"/></text:span><text:span text:style-name="T13">CK <text:s text:c="13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ck"` <text:s text:c="2"/></text:span><text:span text:style-name="T15">//Номер суточной карты</text:span></text:p>
      <text:p text:style-name="P15"><text:bookmark text:name="Controller.NK"/><text:span text:style-name="T14"><text:s text:c="4"/></text:span><text:span text:style-name="T13">NK <text:s text:c="13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nk"` <text:s text:c="2"/></text:span><text:span text:style-name="T15">//Номер недельной карты</text:span></text:p>
      <text:p text:style-name="P15"><text:bookmark text:name="Controller.StatusCommandDU"/><text:span text:style-name="T14"><text:s text:c="4"/></text:span><text:span text:style-name="T13">StatusCommandDU </text:span><text:a xlink:type="simple" xlink:href="http://localhost:6060/pkg/github.com/ruraomsk/ag-server/pudge/#StatusCommandDU" text:style-name="Internet_20_link" text:visited-style-name="Visited_20_Internet_20_Link"><text:span text:style-name="T7">StatusCommandDU</text:span></text:a></text:p>
      <text:p text:style-name="P15"><text:bookmark text:name="Controller.DK"/><text:span text:style-name="T14"><text:s text:c="4"/></text:span><text:span text:style-name="T13">DK <text:s text:c="13"/></text:span><text:a xlink:type="simple" xlink:href="http://localhost:6060/pkg/github.com/ruraomsk/ag-server/pudge/#DK" text:style-name="Internet_20_link" text:visited-style-name="Visited_20_Internet_20_Link"><text:span text:style-name="T7">DK</text:span></text:a></text:p>
      <text:p text:style-name="P15"><text:bookmark text:name="Controller.TMax"/><text:span text:style-name="T14"><text:s text:c="4"/></text:span><text:span text:style-name="T13">TMax <text:s text:c="11"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tmax"` </text:span><text:span text:style-name="T15">//Максимальное время ожидания ответа от сервера в секундах</text:span></text:p>
      <text:p text:style-name="P15"><text:bookmark text:name="Controller.Model"/><text:span text:style-name="T14"><text:s text:c="4"/></text:span><text:span text:style-name="T13">Model <text:s text:c="10"/></text:span><text:a xlink:type="simple" xlink:href="http://localhost:6060/pkg/github.com/ruraomsk/ag-server/pudge/#Model" text:style-name="Internet_20_link" text:visited-style-name="Visited_20_Internet_20_Link"><text:span text:style-name="T7">Model</text:span></text:a></text:p>
      <text:p text:style-name="P15"><text:bookmark text:name="Controller.Error"/><text:span text:style-name="T14"><text:s text:c="4"/></text:span><text:span text:style-name="T13">Error <text:s text:c="10"/></text:span><text:a xlink:type="simple" xlink:href="http://localhost:6060/pkg/github.com/ruraomsk/ag-server/pudge/#ErrorDevice" text:style-name="Internet_20_link" text:visited-style-name="Visited_20_Internet_20_Link"><text:span text:style-name="T7">ErrorDevice</text:span></text:a></text:p>
      <text:p text:style-name="P15"><text:bookmark text:name="Controller.GPS"/><text:span text:style-name="T14"><text:s text:c="4"/></text:span><text:span text:style-name="T13">GPS <text:s text:c="12"/></text:span><text:a xlink:type="simple" xlink:href="http://localhost:6060/pkg/github.com/ruraomsk/ag-server/pudge/#GPS" text:style-name="Internet_20_link" text:visited-style-name="Visited_20_Internet_20_Link"><text:span text:style-name="T7">GPS</text:span></text:a></text:p>
      <text:p text:style-name="P15"><text:bookmark text:name="Controller.Input"/><text:span text:style-name="T14"><text:s text:c="4"/></text:span><text:span text:style-name="T13">Input <text:s text:c="10"/></text:span><text:a xlink:type="simple" xlink:href="http://localhost:6060/pkg/github.com/ruraomsk/ag-server/pudge/#Input" text:style-name="Internet_20_link" text:visited-style-name="Visited_20_Internet_20_Link"><text:span text:style-name="T7">Input</text:span></text:a></text:p>
      <text:p text:style-name="P15"><text:bookmark text:name="Controller.Statistics"/><text:span text:style-name="T14"><text:s text:c="4"/></text:span><text:span text:style-name="T13">Statistics <text:s text:c="5"/>[]</text:span><text:a xlink:type="simple" xlink:href="http://localhost:6060/pkg/github.com/ruraomsk/ag-server/pudge/#Statistic" text:style-name="Internet_20_link" text:visited-style-name="Visited_20_Internet_20_Link"><text:span text:style-name="T7">Statistic</text:span></text:a></text:p>
      <text:p text:style-name="P15"><text:bookmark text:name="Controller.Arrays"/><text:span text:style-name="T14"><text:s text:c="4"/></text:span><text:span text:style-name="T13">Arrays <text:s text:c="9"/>[]</text:span><text:a xlink:type="simple" xlink:href="http://localhost:6060/pkg/github.com/ruraomsk/ag-server/pudge/#ArrayPriv" text:style-name="Internet_20_link" text:visited-style-name="Visited_20_Internet_20_Link"><text:span text:style-name="T7">ArrayPriv</text:span></text:a><text:span text:style-name="T13"> `json:"arrays"` </text:span><text:span text:style-name="T15">//Файлы привязки</text:span></text:p>
      <text:p text:style-name="P15"><text:bookmark text:name="Controller.LogLines"/><text:span text:style-name="T14"><text:s text:c="4"/></text:span><text:span text:style-name="T13">LogLines <text:s text:c="7"/>[]</text:span><text:a xlink:type="simple" xlink:href="http://localhost:6060/pkg/github.com/ruraomsk/ag-server/pudge/#LogLine" text:style-name="Internet_20_link" text:visited-style-name="Visited_20_Internet_20_Link"><text:span text:style-name="T7">LogLine</text:span></text:a></text:p>
      <text:p text:style-name="P16">}</text:p>
      <text:h text:style-name="P10" text:outline-level="3"><text:bookmark text:name="GetController"/><text:soft-page-break/><text:span text:style-name="T9">func </text:span><text:a xlink:type="simple" xlink:href="http://localhost:6060/src/github.com/ruraomsk/ag-server/pudge/api-pudge.go?s=1677:1723#L69" text:style-name="Internet_20_link" text:visited-style-name="Visited_20_Internet_20_Link"><text:span text:style-name="T6">GetController</text:span></text:a></text:h>
      <text:p text:style-name="P12"><text:span text:style-name="T13">func GetController(id </text:span><text:a xlink:type="simple" xlink:href="http://localhost:6060/pkg/builtin/#int" text:style-name="Internet_20_link" text:visited-style-name="Visited_20_Internet_20_Link"><text:span text:style-name="T7">int</text:span></text:a><text:span text:style-name="T13">) (*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, </text:span><text:a xlink:type="simple" xlink:href="http://localhost:6060/pkg/builtin/#bool" text:style-name="Internet_20_link" text:visited-style-name="Visited_20_Internet_20_Link"><text:span text:style-name="T7">bool</text:span></text:a><text:span text:style-name="T13">)</text:span></text:p>
      <text:p text:style-name="P9">GetController возвращает копию Контроллера</text:p>
      <text:h text:style-name="P10" text:outline-level="3"><text:bookmark text:name="Controller.Compare"/><text:span text:style-name="T9">func (*Controller) </text:span><text:a xlink:type="simple" xlink:href="http://localhost:6060/src/github.com/ruraomsk/ag-server/pudge/data-pudge.go?s=12531:12580#L325" text:style-name="Internet_20_link" text:visited-style-name="Visited_20_Internet_20_Link"><text:span text:style-name="T6">Compare</text:span></text:a></text:h>
      <text:p text:style-name="P12"><text:span text:style-name="T13">func (c *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 Compare(cc *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Controller.IsConnected"/><text:span text:style-name="T9">func (*Controller) </text:span><text:a xlink:type="simple" xlink:href="http://localhost:6060/src/github.com/ruraomsk/ag-server/pudge/api-controller.go?s=115:154#L1" text:style-name="Internet_20_link" text:visited-style-name="Visited_20_Internet_20_Link"><text:span text:style-name="T6">IsConnected</text:span></text:a></text:h>
      <text:p text:style-name="P12"><text:span text:style-name="T13">func (c *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 IsConnected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IsConnected возвращает на связи ли устройство</text:p>
      <text:h text:style-name="P10" text:outline-level="3"><text:bookmark text:name="Controller.ToList"/><text:span text:style-name="T9">func (*Controller) </text:span><text:a xlink:type="simple" xlink:href="http://localhost:6060/src/github.com/ruraomsk/ag-server/pudge/gui-pudge.go?s=5210:5248#L111" text:style-name="Internet_20_link" text:visited-style-name="Visited_20_Internet_20_Link"><text:span text:style-name="T6">ToList</text:span></text:a></text:h>
      <text:p text:style-name="P12"><text:span text:style-name="T13">func (c *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 ToList() []</text:span><text:a xlink:type="simple" xlink:href="http://localhost:6060/pkg/builtin/#string" text:style-name="Internet_20_link" text:visited-style-name="Visited_20_Internet_20_Link"><text:span text:style-name="T7">string</text:span></text:a></text:p>
      <text:p text:style-name="P9">ToList для вывода в гуи</text:p>
      <text:h text:style-name="P13" text:outline-level="2"><text:bookmark text:name="Controllers"/><text:span text:style-name="T8">type </text:span><text:a xlink:type="simple" xlink:href="http://localhost:6060/src/github.com/ruraomsk/ag-server/pudge/data-pudge.go?s=1882:1930#L29" text:style-name="Internet_20_link" text:visited-style-name="Visited_20_Internet_20_Link"><text:span text:style-name="T6">Controllers</text:span></text:a></text:h>
      <text:p text:style-name="P9">Controllers возврат выбранных контроллеров</text:p>
      <text:p text:style-name="P11">type Controllers struct {</text:p>
      <text:p text:style-name="P15"><text:bookmark text:name="Controllers.Contrs"/><text:span text:style-name="T14"><text:s text:c="4"/></text:span><text:span text:style-name="T13">Contrs []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/text:p>
      <text:p text:style-name="P16">}</text:p>
      <text:h text:style-name="P13" text:outline-level="2"><text:bookmark text:name="Cross"/><text:span text:style-name="T8">type </text:span><text:a xlink:type="simple" xlink:href="http://localhost:6060/src/github.com/ruraomsk/ag-server/pudge/data-pudge.go?s=8960:10401#L261" text:style-name="Internet_20_link" text:visited-style-name="Visited_20_Internet_20_Link"><text:span text:style-name="T6">Cross</text:span></text:a></text:h>
      <text:p text:style-name="P9">Cross описание перекрестка</text:p>
      <text:p text:style-name="P11">type Cross struct {</text:p>
      <text:p text:style-name="P15"><text:bookmark text:name="Cross.Region"/><text:span text:style-name="T14"><text:s text:c="4"/></text:span><text:span text:style-name="T13">Region <text:s text:c="6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1"/>`json:"region"` <text:s/></text:span><text:span text:style-name="T15">//Регион</text:span></text:p>
      <text:p text:style-name="P15"><text:bookmark text:name="Cross.Area"/><text:span text:style-name="T14"><text:s text:c="4"/></text:span><text:span text:style-name="T13">Area <text:s text:c="8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1"/>`json:"area"` <text:s text:c="3"/></text:span><text:span text:style-name="T15">//Район</text:span></text:p>
      <text:p text:style-name="P15"><text:bookmark text:name="Cross.SubArea"/><text:span text:style-name="T14"><text:s text:c="4"/></text:span><text:span text:style-name="T13">SubArea <text:s text:c="5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1"/>`json:"subarea"` </text:span><text:span text:style-name="T15">//подрайон</text:span></text:p>
      <text:p text:style-name="P15"><text:bookmark text:name="Cross.ID"/><text:span text:style-name="T14"><text:s text:c="4"/></text:span><text:span text:style-name="T13">ID <text:s text:c="10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1"/>`json:"id"` <text:s text:c="5"/></text:span><text:span text:style-name="T15">//Номер перекрестка</text:span></text:p>
      <text:p text:style-name="P15"><text:bookmark text:name="Cross.IDevice"/><text:span text:style-name="T14"><text:s text:c="4"/></text:span><text:span text:style-name="T13">IDevice <text:s text:c="5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1"/>`json:"idevice"` </text:span><text:span text:style-name="T15">// Назначенное на перекресток устройство</text:span></text:p>
      <text:p text:style-name="P15"><text:bookmark text:name="Cross.Dgis"/><text:span text:style-name="T14"><text:s text:c="4"/></text:span><text:span text:style-name="T13">Dgis <text:s text:c="8"/></text:span><text:a xlink:type="simple" xlink:href="http://localhost:6060/pkg/builtin/#string" text:style-name="Internet_20_link" text:visited-style-name="Visited_20_Internet_20_Link"><text:span text:style-name="T7">string</text:span></text:a><text:span text:style-name="T13"> <text:s text:c="8"/>`json:"dgis"` <text:s text:c="3"/></text:span><text:span text:style-name="T15">//Координаты перекрестка</text:span></text:p>
      <text:p text:style-name="P15"><text:bookmark text:name="Cross.ConType"/><text:span text:style-name="T14"><text:s text:c="4"/></text:span><text:span text:style-name="T13">ConType <text:s text:c="5"/></text:span><text:a xlink:type="simple" xlink:href="http://localhost:6060/pkg/builtin/#string" text:style-name="Internet_20_link" text:visited-style-name="Visited_20_Internet_20_Link"><text:span text:style-name="T7">string</text:span></text:a><text:span text:style-name="T13"> <text:s text:c="8"/>`json:"contype"` </text:span><text:span text:style-name="T15">//Тип соединения устройства</text:span></text:p>
      <text:p text:style-name="P15"><text:bookmark text:name="Cross.NumDev"/><text:span text:style-name="T14"><text:s text:c="4"/></text:span><text:span text:style-name="T13">NumDev <text:s text:c="6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1"/>`json:"numdev"` <text:s/></text:span><text:span text:style-name="T15">//Номер устройства (УСДК,ДК-А,С12УСДК)</text:span></text:p>
      <text:p text:style-name="P15"><text:bookmark text:name="Cross.Name"/><text:span text:style-name="T14"><text:s text:c="4"/></text:span><text:span text:style-name="T13">Name <text:s text:c="8"/></text:span><text:a xlink:type="simple" xlink:href="http://localhost:6060/pkg/builtin/#string" text:style-name="Internet_20_link" text:visited-style-name="Visited_20_Internet_20_Link"><text:span text:style-name="T7">string</text:span></text:a><text:span text:style-name="T13"> <text:s text:c="8"/>`json:"name"`</text:span></text:p>
      <text:p text:style-name="P15"><text:bookmark text:name="Cross.Phone"/><text:span text:style-name="T14"><text:s text:c="4"/></text:span><text:span text:style-name="T13">Phone <text:s text:c="7"/></text:span><text:a xlink:type="simple" xlink:href="http://localhost:6060/pkg/builtin/#string" text:style-name="Internet_20_link" text:visited-style-name="Visited_20_Internet_20_Link"><text:span text:style-name="T7">string</text:span></text:a><text:span text:style-name="T13"> <text:s text:c="8"/>`json:"phone"` <text:s/></text:span><text:span text:style-name="T15">//Телефон</text:span></text:p>
      <text:p text:style-name="P15"><text:bookmark text:name="Cross.StatusDevice"/><text:span text:style-name="T14"><text:s text:c="4"/></text:span><text:span text:style-name="T13">StatusDevice 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1"/>`json:"status"` </text:span><text:span text:style-name="T15">// Статус устройства</text:span></text:p>
      <text:p text:style-name="P15"><text:bookmark text:name="Cross.WriteToDB"/><text:soft-page-break/><text:span text:style-name="T14"><text:s text:c="4"/></text:span><text:span text:style-name="T13">WriteToDB <text:s text:c="3"/></text:span><text:a xlink:type="simple" xlink:href="http://localhost:6060/pkg/builtin/#bool" text:style-name="Internet_20_link" text:visited-style-name="Visited_20_Internet_20_Link"><text:span text:style-name="T7">bool</text:span></text:a><text:span text:style-name="T13"> <text:s text:c="10"/>`json:"-"` <text:s text:c="5"/></text:span><text:span text:style-name="T15">//Если истина то еще не записана в БД</text:span></text:p>
      <text:p text:style-name="P15"><text:bookmark text:name="Cross.PK"/><text:span text:style-name="T14"><text:s text:c="4"/></text:span><text:span text:style-name="T13">PK <text:s text:c="10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1"/>`json:"pk"` <text:s text:c="4"/></text:span><text:span text:style-name="T15">//Номер плана координации</text:span></text:p>
      <text:p text:style-name="P15"><text:bookmark text:name="Cross.CK"/><text:span text:style-name="T14"><text:s text:c="4"/></text:span><text:span text:style-name="T13">CK <text:s text:c="10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1"/>`json:"ck"` <text:s text:c="4"/></text:span><text:span text:style-name="T15">//Номер суточной карты</text:span></text:p>
      <text:p text:style-name="P15"><text:bookmark text:name="Cross.NK"/><text:span text:style-name="T14"><text:s text:c="4"/></text:span><text:span text:style-name="T13">NK <text:s text:c="10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1"/>`json:"nk"` <text:s text:c="4"/></text:span><text:span text:style-name="T15">//Номер недельной карты</text:span></text:p>
      <text:p text:style-name="P15"><text:bookmark text:name="Cross.Statistics"/><text:span text:style-name="T14"><text:s text:c="4"/></text:span><text:span text:style-name="T13">Statistics <text:s text:c="2"/>[]</text:span><text:a xlink:type="simple" xlink:href="http://localhost:6060/pkg/github.com/ruraomsk/ag-server/pudge/#Statistic" text:style-name="Internet_20_link" text:visited-style-name="Visited_20_Internet_20_Link"><text:span text:style-name="T7">Statistic</text:span></text:a><text:span text:style-name="T13"> <text:s text:c="3"/>`json:"statis"` </text:span><text:span text:style-name="T15">//Накопленная статистика</text:span></text:p>
      <text:p text:style-name="P15"><text:bookmark text:name="Cross.Arrays"/><text:span text:style-name="T14"><text:s text:c="4"/></text:span><text:span text:style-name="T13">Arrays <text:s text:c="6"/></text:span><text:a xlink:type="simple" xlink:href="http://localhost:6060/pkg/github.com/ruraomsk/ag-server/binding/" text:style-name="Internet_20_link" text:visited-style-name="Visited_20_Internet_20_Link"><text:span text:style-name="T7">binding</text:span></text:a><text:span text:style-name="T13">.</text:span><text:a xlink:type="simple" xlink:href="http://localhost:6060/pkg/github.com/ruraomsk/ag-server/binding/#Arrays" text:style-name="Internet_20_link" text:visited-style-name="Visited_20_Internet_20_Link"><text:span text:style-name="T7">Arrays</text:span></text:a><text:span text:style-name="T13"> `json:"arrays"` </text:span><text:span text:style-name="T15">//Файлы привязки</text:span></text:p>
      <text:p text:style-name="P15"/>
      <text:p text:style-name="P16">}</text:p>
      <text:h text:style-name="P10" text:outline-level="3"><text:bookmark text:name="GetCross"/><text:span text:style-name="T9">func </text:span><text:a xlink:type="simple" xlink:href="http://localhost:6060/src/github.com/ruraomsk/ag-server/pudge/api-pudge.go?s=528:577#L21" text:style-name="Internet_20_link" text:visited-style-name="Visited_20_Internet_20_Link"><text:span text:style-name="T6">GetCross</text:span></text:a></text:h>
      <text:p text:style-name="P12"><text:span text:style-name="T13">func GetCross(region, area, id </text:span><text:a xlink:type="simple" xlink:href="http://localhost:6060/pkg/builtin/#int" text:style-name="Internet_20_link" text:visited-style-name="Visited_20_Internet_20_Link"><text:span text:style-name="T7">int</text:span></text:a><text:span text:style-name="T13">) (</text:span><text:a xlink:type="simple" xlink:href="http://localhost:6060/pkg/github.com/ruraomsk/ag-server/pudge/#Cross" text:style-name="Internet_20_link" text:visited-style-name="Visited_20_Internet_20_Link"><text:span text:style-name="T7">Cross</text:span></text:a><text:span text:style-name="T13">, </text:span><text:a xlink:type="simple" xlink:href="http://localhost:6060/pkg/builtin/#bool" text:style-name="Internet_20_link" text:visited-style-name="Visited_20_Internet_20_Link"><text:span text:style-name="T7">bool</text:span></text:a><text:span text:style-name="T13">)</text:span></text:p>
      <text:p text:style-name="P9">GetCross возвращает копию перекрестка</text:p>
      <text:h text:style-name="P10" text:outline-level="3"><text:bookmark text:name="NewCross"/><text:span text:style-name="T9">func </text:span><text:a xlink:type="simple" xlink:href="http://localhost:6060/src/github.com/ruraomsk/ag-server/pudge/data-pudge.go?s=13216:13238#L355" text:style-name="Internet_20_link" text:visited-style-name="Visited_20_Internet_20_Link"><text:span text:style-name="T6">NewCross</text:span></text:a></text:h>
      <text:p text:style-name="P12"><text:span text:style-name="T13">func NewCross() *</text:span><text:a xlink:type="simple" xlink:href="http://localhost:6060/pkg/github.com/ruraomsk/ag-server/pudge/#Cross" text:style-name="Internet_20_link" text:visited-style-name="Visited_20_Internet_20_Link"><text:span text:style-name="T7">Cross</text:span></text:a></text:p>
      <text:p text:style-name="P9">NewCross создание нового описания перекрестка</text:p>
      <text:h text:style-name="P13" text:outline-level="2"><text:bookmark text:name="DK"/><text:span text:style-name="T8">type </text:span><text:a xlink:type="simple" xlink:href="http://localhost:6060/src/github.com/ruraomsk/ag-server/pudge/data-pudge.go?s=2199:3261#L46" text:style-name="Internet_20_link" text:visited-style-name="Visited_20_Internet_20_Link"><text:span text:style-name="T6">DK</text:span></text:a></text:h>
      <text:p text:style-name="P9">DK диагностика состояния по ДК</text:p>
      <text:p text:style-name="P11">type DK struct {</text:p>
      <text:p text:style-name="P15"><text:bookmark text:name="DK.RDK"/><text:span text:style-name="T14"><text:s text:c="4"/></text:span><text:span text:style-name="T13">RDK </text:span><text:a xlink:type="simple" xlink:href="http://localhost:6060/pkg/builtin/#int" text:style-name="Internet_20_link" text:visited-style-name="Visited_20_Internet_20_Link"><text:span text:style-name="T7">int</text:span></text:a><text:span text:style-name="T13"> `json:"rdk"` </text:span><text:span text:style-name="T15">//Режим ДК</text:span></text:p>
      <text:p text:style-name="P15"><text:bookmark text:name="DK.FDK"/><text:span text:style-name="T14"><text:s text:c="4"/></text:span><text:span text:style-name="T13">FDK </text:span><text:a xlink:type="simple" xlink:href="http://localhost:6060/pkg/builtin/#int" text:style-name="Internet_20_link" text:visited-style-name="Visited_20_Internet_20_Link"><text:span text:style-name="T7">int</text:span></text:a><text:span text:style-name="T13"> `json:"fdk"` </text:span><text:span text:style-name="T15">//Фаза ДК</text:span></text:p>
      <text:p text:style-name="P14"><text:s text:c="4"/><text:span text:style-name="T16">// от 1 до 8 номера рабочих фаз</text:span></text:p>
      <text:p text:style-name="P14"><text:s text:c="4"/><text:span text:style-name="T16">// 9 промежуточный такт</text:span></text:p>
      <text:p text:style-name="P14"><text:s text:c="4"/><text:span text:style-name="T16">// 10 желтое мигание</text:span></text:p>
      <text:p text:style-name="P14"><text:s text:c="4"/><text:span text:style-name="T16">// 11 отключен светофор</text:span></text:p>
      <text:p text:style-name="P14"><text:s text:c="4"/><text:span text:style-name="T16">// 12 кругом краснный</text:span></text:p>
      <text:p text:style-name="P15"><text:bookmark text:name="DK.DDK"/><text:span text:style-name="T14"><text:s text:c="4"/></text:span><text:span text:style-name="T13">DDK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ddk"` <text:s text:c="2"/></text:span><text:span text:style-name="T15">//Устройство ДК</text:span></text:p>
      <text:p text:style-name="P15"><text:bookmark text:name="DK.EDK"/><text:span text:style-name="T14"><text:s text:c="4"/></text:span><text:span text:style-name="T13">EDK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edk"` <text:s text:c="2"/></text:span><text:span text:style-name="T15">//Неисправность ДК</text:span></text:p>
      <text:p text:style-name="P15"><text:bookmark text:name="DK.PDK"/><text:span text:style-name="T14"><text:s text:c="4"/></text:span><text:span text:style-name="T13">PDK <text:s text:c="2"/></text:span><text:a xlink:type="simple" xlink:href="http://localhost:6060/pkg/builtin/#bool" text:style-name="Internet_20_link" text:visited-style-name="Visited_20_Internet_20_Link"><text:span text:style-name="T7">bool</text:span></text:a><text:span text:style-name="T13"> `json:"pdk"` <text:s text:c="2"/></text:span><text:span text:style-name="T15">//Признак переходного периода ДК</text:span></text:p>
      <text:p text:style-name="P15"><text:bookmark text:name="DK.EEDK"/><text:span text:style-name="T14"><text:s text:c="4"/></text:span><text:span text:style-name="T13">EEDK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eedk"` <text:s/></text:span><text:span text:style-name="T15">//дополнительный код неисправности</text:span></text:p>
      <text:p text:style-name="P15"><text:bookmark text:name="DK.ODK"/><text:span text:style-name="T14"><text:s text:c="4"/></text:span><text:span text:style-name="T13">ODK <text:s text:c="2"/></text:span><text:a xlink:type="simple" xlink:href="http://localhost:6060/pkg/builtin/#bool" text:style-name="Internet_20_link" text:visited-style-name="Visited_20_Internet_20_Link"><text:span text:style-name="T7">bool</text:span></text:a><text:span text:style-name="T13"> `json:"odk"` <text:s text:c="2"/></text:span><text:span text:style-name="T15">//Открыта дверь ДК</text:span></text:p>
      <text:p text:style-name="P15"><text:bookmark text:name="DK.LDK"/><text:span text:style-name="T14"><text:s text:c="4"/></text:span><text:span text:style-name="T13">LDK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ldk"` <text:s text:c="2"/></text:span><text:span text:style-name="T15">//Номер фазы на которой сгорели лампы</text:span></text:p>
      <text:p text:style-name="P15"><text:bookmark text:name="DK.FTUDK"/><text:span text:style-name="T14"><text:s text:c="4"/></text:span><text:span text:style-name="T13">FTUDK 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ftudk"` </text:span><text:span text:style-name="T15">//Фаза ТУ ДК на момент передачи</text:span></text:p>
      <text:p text:style-name="P15"><text:bookmark text:name="DK.TDK"/><text:span text:style-name="T14"><text:s text:c="4"/></text:span><text:span text:style-name="T13">TDK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tdk"` <text:s text:c="2"/></text:span><text:span text:style-name="T15">//Время отработки ТУ в секундах</text:span></text:p>
      <text:p text:style-name="P15"><text:bookmark text:name="DK.FTSDK"/><text:span text:style-name="T14"><text:s text:c="4"/></text:span><text:span text:style-name="T13">FTSDK 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ftsdk"` </text:span><text:span text:style-name="T15">//Фаза ТС ДК</text:span></text:p>
      <text:p text:style-name="P15"><text:bookmark text:name="DK.TTCDK"/><text:span text:style-name="T14"><text:s text:c="4"/></text:span><text:span text:style-name="T13">TTCDK 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`json:"ttcdk"` </text:span><text:span text:style-name="T15">//Время от начала фазы ТС в секундах</text:span></text:p>
      <text:p text:style-name="P15"/>
      <text:p text:style-name="P16">}</text:p>
      <text:h text:style-name="P10" text:outline-level="3"><text:bookmark text:name="DK.Compare"/><text:soft-page-break/><text:span text:style-name="T9">func (*DK) </text:span><text:a xlink:type="simple" xlink:href="http://localhost:6060/src/github.com/ruraomsk/ag-server/pudge/data-pudge.go?s=3329:3362#L68" text:style-name="Internet_20_link" text:visited-style-name="Visited_20_Internet_20_Link"><text:span text:style-name="T6">Compare</text:span></text:a></text:h>
      <text:p text:style-name="P12"><text:span text:style-name="T13">func (d *</text:span><text:a xlink:type="simple" xlink:href="http://localhost:6060/pkg/github.com/ruraomsk/ag-server/pudge/#DK" text:style-name="Internet_20_link" text:visited-style-name="Visited_20_Internet_20_Link"><text:span text:style-name="T7">DK</text:span></text:a><text:span text:style-name="T13">) Compare(dd *</text:span><text:a xlink:type="simple" xlink:href="http://localhost:6060/pkg/github.com/ruraomsk/ag-server/pudge/#DK" text:style-name="Internet_20_link" text:visited-style-name="Visited_20_Internet_20_Link"><text:span text:style-name="T7">DK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DK.Make"/><text:span text:style-name="T9">func (*DK) </text:span><text:a xlink:type="simple" xlink:href="http://localhost:6060/src/github.com/ruraomsk/ag-server/pudge/dev-api.go?s=1652:1693#L84" text:style-name="Internet_20_link" text:visited-style-name="Visited_20_Internet_20_Link"><text:span text:style-name="T6">Make</text:span></text:a></text:h>
      <text:p text:style-name="P12"><text:span text:style-name="T13">func (d *</text:span><text:a xlink:type="simple" xlink:href="http://localhost:6060/pkg/github.com/ruraomsk/ag-server/pudge/#DK" text:style-name="Internet_20_link" text:visited-style-name="Visited_20_Internet_20_Link"><text:span text:style-name="T7">DK</text:span></text:a><text:span text:style-name="T13">) Make(buffer []</text:span><text:a xlink:type="simple" xlink:href="http://localhost:6060/pkg/builtin/#byte" text:style-name="Internet_20_link" text:visited-style-name="Visited_20_Internet_20_Link"><text:span text:style-name="T7">byte</text:span></text:a><text:span text:style-name="T13">, pos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Make устанавлиявает поля</text:p>
      <text:h text:style-name="P10" text:outline-level="3"><text:bookmark text:name="DK.Set"/><text:span text:style-name="T9">func (*DK) </text:span><text:a xlink:type="simple" xlink:href="http://localhost:6060/src/github.com/ruraomsk/ag-server/pudge/dev-api.go?s=1049:1089#L53" text:style-name="Internet_20_link" text:visited-style-name="Visited_20_Internet_20_Link"><text:span text:style-name="T6">Set</text:span></text:a></text:h>
      <text:p text:style-name="P12"><text:span text:style-name="T13">func (d *</text:span><text:a xlink:type="simple" xlink:href="http://localhost:6060/pkg/github.com/ruraomsk/ag-server/pudge/#DK" text:style-name="Internet_20_link" text:visited-style-name="Visited_20_Internet_20_Link"><text:span text:style-name="T7">DK</text:span></text:a><text:span text:style-name="T13">) Set(buffer []</text:span><text:a xlink:type="simple" xlink:href="http://localhost:6060/pkg/builtin/#byte" text:style-name="Internet_20_link" text:visited-style-name="Visited_20_Internet_20_Link"><text:span text:style-name="T7">byte</text:span></text:a><text:span text:style-name="T13">, pos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 устанавлиявает поля</text:p>
      <text:h text:style-name="P10" text:outline-level="3"><text:bookmark text:name="DK.ToList"/><text:span text:style-name="T9">func (*DK) </text:span><text:a xlink:type="simple" xlink:href="http://localhost:6060/src/github.com/ruraomsk/ag-server/pudge/gui-pudge.go?s=72:117#L1" text:style-name="Internet_20_link" text:visited-style-name="Visited_20_Internet_20_Link"><text:span text:style-name="T6">ToList</text:span></text:a></text:h>
      <text:p text:style-name="P12"><text:span text:style-name="T13">func (d *</text:span><text:a xlink:type="simple" xlink:href="http://localhost:6060/pkg/github.com/ruraomsk/ag-server/pudge/#DK" text:style-name="Internet_20_link" text:visited-style-name="Visited_20_Internet_20_Link"><text:span text:style-name="T7">DK</text:span></text:a><text:span text:style-name="T13">) ToList(result []</text:span><text:a xlink:type="simple" xlink:href="http://localhost:6060/pkg/builtin/#string" text:style-name="Internet_20_link" text:visited-style-name="Visited_20_Internet_20_Link"><text:span text:style-name="T7">string</text:span></text:a><text:span text:style-name="T13">) []</text:span><text:a xlink:type="simple" xlink:href="http://localhost:6060/pkg/builtin/#string" text:style-name="Internet_20_link" text:visited-style-name="Visited_20_Internet_20_Link"><text:span text:style-name="T7">string</text:span></text:a></text:p>
      <text:p text:style-name="P9">ToList для вывода в гуи</text:p>
      <text:h text:style-name="P13" text:outline-level="2"><text:bookmark text:name="DataStat"/><text:span text:style-name="T8">type </text:span><text:a xlink:type="simple" xlink:href="http://localhost:6060/src/github.com/ruraomsk/ag-server/pudge/data-pudge.go?s=7608:7806#L224" text:style-name="Internet_20_link" text:visited-style-name="Visited_20_Internet_20_Link"><text:span text:style-name="T6">DataStat</text:span></text:a></text:h>
      <text:p text:style-name="P9">DataStat статистика по канально</text:p>
      <text:p text:style-name="P11">type DataStat struct {</text:p>
      <text:p text:style-name="P15"><text:bookmark text:name="DataStat.Chanel"/><text:span text:style-name="T14"><text:s text:c="4"/></text:span><text:span text:style-name="T13">Chanel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/text:span><text:span text:style-name="T15">//Номер канала</text:span></text:p>
      <text:p text:style-name="P15"><text:bookmark text:name="DataStat.Status"/><text:span text:style-name="T14"><text:s text:c="4"/></text:span><text:span text:style-name="T13">Status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/text:span><text:span text:style-name="T15">// Состояние 0-исправен 1-обрыв 2 - замыкание</text:span></text:p>
      <text:p text:style-name="P15"><text:bookmark text:name="DataStat.Intensiv"/><text:span text:style-name="T14"><text:s text:c="4"/></text:span><text:span text:style-name="T13">Intensiv </text:span><text:a xlink:type="simple" xlink:href="http://localhost:6060/pkg/builtin/#int" text:style-name="Internet_20_link" text:visited-style-name="Visited_20_Internet_20_Link"><text:span text:style-name="T7">int</text:span></text:a><text:span text:style-name="T13"> </text:span><text:span text:style-name="T15">//Интенсивность</text:span></text:p>
      <text:p text:style-name="P16">}</text:p>
      <text:h text:style-name="P13" text:outline-level="2"><text:bookmark text:name="ErrorDevice"/><text:span text:style-name="T8">type </text:span><text:a xlink:type="simple" xlink:href="http://localhost:6060/src/github.com/ruraomsk/ag-server/pudge/data-pudge.go?s=4010:4404#L88" text:style-name="Internet_20_link" text:visited-style-name="Visited_20_Internet_20_Link"><text:span text:style-name="T6">ErrorDevice</text:span></text:a></text:h>
      <text:p text:style-name="P9">ErrorDevice описание ошибок устройства</text:p>
      <text:p text:style-name="P11">type ErrorDevice struct {</text:p>
      <text:p text:style-name="P15"><text:bookmark text:name="ErrorDevice.V220DK1"/><text:span text:style-name="T14"><text:s text:c="4"/></text:span><text:span text:style-name="T13">V220DK1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Срабатывание входа контроля 220В DK1</text:span></text:p>
      <text:p text:style-name="P15"><text:bookmark text:name="ErrorDevice.V220DK2"/><text:span text:style-name="T14"><text:s text:c="4"/></text:span><text:span text:style-name="T13">V220DK2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Срабатывание входа контроля 220В DK2</text:span></text:p>
      <text:p text:style-name="P15"><text:bookmark text:name="ErrorDevice.RTC"/><text:span text:style-name="T14"><text:s text:c="4"/></text:span><text:span text:style-name="T13">RTC <text:s text:c="4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 Неисправность часов RTC</text:span></text:p>
      <text:p text:style-name="P15"><text:bookmark text:name="ErrorDevice.TVP1"/><text:span text:style-name="T14"><text:s text:c="4"/></text:span><text:span text:style-name="T13">TVP1 <text:s text:c="3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еисправность ТВП1</text:span></text:p>
      <text:p text:style-name="P15"><text:bookmark text:name="ErrorDevice.TVP2"/><text:span text:style-name="T14"><text:s text:c="4"/></text:span><text:span text:style-name="T13">TVP2 <text:s text:c="3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еисправность ТВП2</text:span></text:p>
      <text:p text:style-name="P15"><text:bookmark text:name="ErrorDevice.FRAM"/><text:span text:style-name="T14"><text:s text:c="4"/></text:span><text:span text:style-name="T13">FRAM <text:s text:c="3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еисправность FRAM</text:span></text:p>
      <text:p text:style-name="P16">}</text:p>
      <text:h text:style-name="P10" text:outline-level="3"><text:bookmark text:name="ErrorDevice.Compare"/><text:soft-page-break/><text:span text:style-name="T9">func (*ErrorDevice) </text:span><text:a xlink:type="simple" xlink:href="http://localhost:6060/src/github.com/ruraomsk/ag-server/pudge/data-pudge.go?s=4925:4976#L126" text:style-name="Internet_20_link" text:visited-style-name="Visited_20_Internet_20_Link"><text:span text:style-name="T6">Compare</text:span></text:a></text:h>
      <text:p text:style-name="P12"><text:span text:style-name="T13">func (e *</text:span><text:a xlink:type="simple" xlink:href="http://localhost:6060/pkg/github.com/ruraomsk/ag-server/pudge/#ErrorDevice" text:style-name="Internet_20_link" text:visited-style-name="Visited_20_Internet_20_Link"><text:span text:style-name="T7">ErrorDevice</text:span></text:a><text:span text:style-name="T13">) Compare(ee *</text:span><text:a xlink:type="simple" xlink:href="http://localhost:6060/pkg/github.com/ruraomsk/ag-server/pudge/#ErrorDevice" text:style-name="Internet_20_link" text:visited-style-name="Visited_20_Internet_20_Link"><text:span text:style-name="T7">ErrorDevice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ErrorDevice.MakeError"/><text:span text:style-name="T9">func (*ErrorDevice) </text:span><text:a xlink:type="simple" xlink:href="http://localhost:6060/src/github.com/ruraomsk/ag-server/pudge/data-pudge.go?s=4561:4599#L105" text:style-name="Internet_20_link" text:visited-style-name="Visited_20_Internet_20_Link"><text:span text:style-name="T6">MakeError</text:span></text:a></text:h>
      <text:p text:style-name="P12"><text:span text:style-name="T13">func (e *</text:span><text:a xlink:type="simple" xlink:href="http://localhost:6060/pkg/github.com/ruraomsk/ag-server/pudge/#ErrorDevice" text:style-name="Internet_20_link" text:visited-style-name="Visited_20_Internet_20_Link"><text:span text:style-name="T7">ErrorDevice</text:span></text:a><text:span text:style-name="T13">) MakeError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MakeError случайным образом создает ошибку</text:p>
      <text:h text:style-name="P10" text:outline-level="3"><text:bookmark text:name="ErrorDevice.ToList"/><text:span text:style-name="T9">func (*ErrorDevice) </text:span><text:a xlink:type="simple" xlink:href="http://localhost:6060/src/github.com/ruraomsk/ag-server/pudge/gui-pudge.go?s=2120:2174#L42" text:style-name="Internet_20_link" text:visited-style-name="Visited_20_Internet_20_Link"><text:span text:style-name="T6">ToList</text:span></text:a></text:h>
      <text:p text:style-name="P12"><text:span text:style-name="T13">func (e *</text:span><text:a xlink:type="simple" xlink:href="http://localhost:6060/pkg/github.com/ruraomsk/ag-server/pudge/#ErrorDevice" text:style-name="Internet_20_link" text:visited-style-name="Visited_20_Internet_20_Link"><text:span text:style-name="T7">ErrorDevice</text:span></text:a><text:span text:style-name="T13">) ToList(result []</text:span><text:a xlink:type="simple" xlink:href="http://localhost:6060/pkg/builtin/#string" text:style-name="Internet_20_link" text:visited-style-name="Visited_20_Internet_20_Link"><text:span text:style-name="T7">string</text:span></text:a><text:span text:style-name="T13">) []</text:span><text:a xlink:type="simple" xlink:href="http://localhost:6060/pkg/builtin/#string" text:style-name="Internet_20_link" text:visited-style-name="Visited_20_Internet_20_Link"><text:span text:style-name="T7">string</text:span></text:a></text:p>
      <text:p text:style-name="P9">ToList для вывода в гуи</text:p>
      <text:h text:style-name="P13" text:outline-level="2"><text:bookmark text:name="GPS"/><text:span text:style-name="T8">type </text:span><text:a xlink:type="simple" xlink:href="http://localhost:6060/src/github.com/ruraomsk/ag-server/pudge/data-pudge.go?s=5095:5402#L131" text:style-name="Internet_20_link" text:visited-style-name="Visited_20_Internet_20_Link"><text:span text:style-name="T6">GPS</text:span></text:a></text:h>
      <text:p text:style-name="P9">GPS описание состояния модуля GPS устройства</text:p>
      <text:p text:style-name="P11">type GPS struct {</text:p>
      <text:p text:style-name="P15"><text:bookmark text:name="GPS.Ok"/><text:span text:style-name="T14"><text:s text:c="4"/></text:span><text:span text:style-name="T13">Ok <text:s text:c="2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Исправно</text:span></text:p>
      <text:p text:style-name="P15"><text:bookmark text:name="GPS.E01"/><text:span text:style-name="T14"><text:s text:c="4"/></text:span><text:span text:style-name="T13">E01 <text:s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 Нет связи с приемником</text:span></text:p>
      <text:p text:style-name="P15"><text:bookmark text:name="GPS.E02"/><text:span text:style-name="T14"><text:s text:c="4"/></text:span><text:span text:style-name="T13">E02 <text:s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 Ошибка CRC</text:span></text:p>
      <text:p text:style-name="P15"><text:bookmark text:name="GPS.E03"/><text:span text:style-name="T14"><text:s text:c="4"/></text:span><text:span text:style-name="T13">E03 <text:s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 Нет валидного времени</text:span></text:p>
      <text:p text:style-name="P15"><text:bookmark text:name="GPS.E04"/><text:span text:style-name="T14"><text:s text:c="4"/></text:span><text:span text:style-name="T13">E04 <text:s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 Мало спутников</text:span></text:p>
      <text:p text:style-name="P15"><text:bookmark text:name="GPS.Seek"/><text:span text:style-name="T14"><text:s text:c="4"/></text:span><text:span text:style-name="T13">Seek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 Поиск спутников после включения</text:span></text:p>
      <text:p text:style-name="P16">}</text:p>
      <text:h text:style-name="P10" text:outline-level="3"><text:bookmark text:name="GPS.Compare"/><text:span text:style-name="T9">func (*GPS) </text:span><text:a xlink:type="simple" xlink:href="http://localhost:6060/src/github.com/ruraomsk/ag-server/pudge/data-pudge.go?s=5821:5856#L162" text:style-name="Internet_20_link" text:visited-style-name="Visited_20_Internet_20_Link"><text:span text:style-name="T6">Compare</text:span></text:a></text:h>
      <text:p text:style-name="P12"><text:span text:style-name="T13">func (g *</text:span><text:a xlink:type="simple" xlink:href="http://localhost:6060/pkg/github.com/ruraomsk/ag-server/pudge/#GPS" text:style-name="Internet_20_link" text:visited-style-name="Visited_20_Internet_20_Link"><text:span text:style-name="T7">GPS</text:span></text:a><text:span text:style-name="T13">) Compare(gg *</text:span><text:a xlink:type="simple" xlink:href="http://localhost:6060/pkg/github.com/ruraomsk/ag-server/pudge/#GPS" text:style-name="Internet_20_link" text:visited-style-name="Visited_20_Internet_20_Link"><text:span text:style-name="T7">GPS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GPS.MakeError"/><text:span text:style-name="T9">func (*GPS) </text:span><text:a xlink:type="simple" xlink:href="http://localhost:6060/src/github.com/ruraomsk/ag-server/pudge/data-pudge.go?s=5476:5506#L141" text:style-name="Internet_20_link" text:visited-style-name="Visited_20_Internet_20_Link"><text:span text:style-name="T6">MakeError</text:span></text:a></text:h>
      <text:p text:style-name="P12"><text:span text:style-name="T13">func (g *</text:span><text:a xlink:type="simple" xlink:href="http://localhost:6060/pkg/github.com/ruraomsk/ag-server/pudge/#GPS" text:style-name="Internet_20_link" text:visited-style-name="Visited_20_Internet_20_Link"><text:span text:style-name="T7">GPS</text:span></text:a><text:span text:style-name="T13">) MakeError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MakeError порождает ошибки или испавность</text:p>
      <text:h text:style-name="P10" text:outline-level="3"><text:bookmark text:name="GPS.ToList"/><text:span text:style-name="T9">func (*GPS) </text:span><text:a xlink:type="simple" xlink:href="http://localhost:6060/src/github.com/ruraomsk/ag-server/pudge/gui-pudge.go?s=2900:2946#L59" text:style-name="Internet_20_link" text:visited-style-name="Visited_20_Internet_20_Link"><text:span text:style-name="T6">ToList</text:span></text:a></text:h>
      <text:p text:style-name="P12"><text:span text:style-name="T13">func (g *</text:span><text:a xlink:type="simple" xlink:href="http://localhost:6060/pkg/github.com/ruraomsk/ag-server/pudge/#GPS" text:style-name="Internet_20_link" text:visited-style-name="Visited_20_Internet_20_Link"><text:span text:style-name="T7">GPS</text:span></text:a><text:span text:style-name="T13">) ToList(result []</text:span><text:a xlink:type="simple" xlink:href="http://localhost:6060/pkg/builtin/#string" text:style-name="Internet_20_link" text:visited-style-name="Visited_20_Internet_20_Link"><text:span text:style-name="T7">string</text:span></text:a><text:span text:style-name="T13">) []</text:span><text:a xlink:type="simple" xlink:href="http://localhost:6060/pkg/builtin/#string" text:style-name="Internet_20_link" text:visited-style-name="Visited_20_Internet_20_Link"><text:span text:style-name="T7">string</text:span></text:a></text:p>
      <text:p text:style-name="P9">ToList для вывода в гуи</text:p>
      <text:h text:style-name="P13" text:outline-level="2"><text:bookmark text:name="Input"/><text:soft-page-break/><text:span text:style-name="T8">type </text:span><text:a xlink:type="simple" xlink:href="http://localhost:6060/src/github.com/ruraomsk/ag-server/pudge/data-pudge.go?s=5973:6402#L167" text:style-name="Internet_20_link" text:visited-style-name="Visited_20_Internet_20_Link"><text:span text:style-name="T6">Input</text:span></text:a></text:h>
      <text:p text:style-name="P9">Input описание состояния входов устройства</text:p>
      <text:p text:style-name="P11">type Input struct {</text:p>
      <text:p text:style-name="P15"><text:bookmark text:name="Input.V1"/><text:span text:style-name="T14"><text:s text:c="4"/></text:span><text:span text:style-name="T13">V1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еисправность входа 1</text:span></text:p>
      <text:p text:style-name="P15"><text:bookmark text:name="Input.V2"/><text:span text:style-name="T14"><text:s text:c="4"/></text:span><text:span text:style-name="T13">V2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еисправность входа 2</text:span></text:p>
      <text:p text:style-name="P15"><text:bookmark text:name="Input.V3"/><text:span text:style-name="T14"><text:s text:c="4"/></text:span><text:span text:style-name="T13">V3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еисправность входа 3</text:span></text:p>
      <text:p text:style-name="P15"><text:bookmark text:name="Input.V4"/><text:span text:style-name="T14"><text:s text:c="4"/></text:span><text:span text:style-name="T13">V4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еисправность входа 4</text:span></text:p>
      <text:p text:style-name="P15"><text:bookmark text:name="Input.V5"/><text:span text:style-name="T14"><text:s text:c="4"/></text:span><text:span text:style-name="T13">V5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еисправность входа 5</text:span></text:p>
      <text:p text:style-name="P15"><text:bookmark text:name="Input.V6"/><text:span text:style-name="T14"><text:s text:c="4"/></text:span><text:span text:style-name="T13">V6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еисправность входа 6</text:span></text:p>
      <text:p text:style-name="P15"><text:bookmark text:name="Input.V7"/><text:span text:style-name="T14"><text:s text:c="4"/></text:span><text:span text:style-name="T13">V7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еисправность входа 7</text:span></text:p>
      <text:p text:style-name="P15"><text:bookmark text:name="Input.V8"/><text:span text:style-name="T14"><text:s text:c="4"/></text:span><text:span text:style-name="T13">V8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еисправность входа 8</text:span></text:p>
      <text:p text:style-name="P16">}</text:p>
      <text:h text:style-name="P10" text:outline-level="3"><text:bookmark text:name="Input.Compare"/><text:span text:style-name="T9">func (*Input) </text:span><text:a xlink:type="simple" xlink:href="http://localhost:6060/src/github.com/ruraomsk/ag-server/pudge/data-pudge.go?s=6875:6914#L204" text:style-name="Internet_20_link" text:visited-style-name="Visited_20_Internet_20_Link"><text:span text:style-name="T6">Compare</text:span></text:a></text:h>
      <text:p text:style-name="P12"><text:span text:style-name="T13">func (i *</text:span><text:a xlink:type="simple" xlink:href="http://localhost:6060/pkg/github.com/ruraomsk/ag-server/pudge/#Input" text:style-name="Internet_20_link" text:visited-style-name="Visited_20_Internet_20_Link"><text:span text:style-name="T7">Input</text:span></text:a><text:span text:style-name="T13">) Compare(ii *</text:span><text:a xlink:type="simple" xlink:href="http://localhost:6060/pkg/github.com/ruraomsk/ag-server/pudge/#Input" text:style-name="Internet_20_link" text:visited-style-name="Visited_20_Internet_20_Link"><text:span text:style-name="T7">Input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Input.MakeError"/><text:span text:style-name="T9">func (*Input) </text:span><text:a xlink:type="simple" xlink:href="http://localhost:6060/src/github.com/ruraomsk/ag-server/pudge/data-pudge.go?s=6476:6508#L179" text:style-name="Internet_20_link" text:visited-style-name="Visited_20_Internet_20_Link"><text:span text:style-name="T6">MakeError</text:span></text:a></text:h>
      <text:p text:style-name="P12"><text:span text:style-name="T13">func (i *</text:span><text:a xlink:type="simple" xlink:href="http://localhost:6060/pkg/github.com/ruraomsk/ag-server/pudge/#Input" text:style-name="Internet_20_link" text:visited-style-name="Visited_20_Internet_20_Link"><text:span text:style-name="T7">Input</text:span></text:a><text:span text:style-name="T13">) MakeError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MakeError порождает ошибки или испавность</text:p>
      <text:h text:style-name="P10" text:outline-level="3"><text:bookmark text:name="Input.ToList"/><text:span text:style-name="T9">func (*Input) </text:span><text:a xlink:type="simple" xlink:href="http://localhost:6060/src/github.com/ruraomsk/ag-server/pudge/gui-pudge.go?s=3568:3616#L75" text:style-name="Internet_20_link" text:visited-style-name="Visited_20_Internet_20_Link"><text:span text:style-name="T6">ToList</text:span></text:a></text:h>
      <text:p text:style-name="P12"><text:span text:style-name="T13">func (i *</text:span><text:a xlink:type="simple" xlink:href="http://localhost:6060/pkg/github.com/ruraomsk/ag-server/pudge/#Input" text:style-name="Internet_20_link" text:visited-style-name="Visited_20_Internet_20_Link"><text:span text:style-name="T7">Input</text:span></text:a><text:span text:style-name="T13">) ToList(result []</text:span><text:a xlink:type="simple" xlink:href="http://localhost:6060/pkg/builtin/#string" text:style-name="Internet_20_link" text:visited-style-name="Visited_20_Internet_20_Link"><text:span text:style-name="T7">string</text:span></text:a><text:span text:style-name="T13">) []</text:span><text:a xlink:type="simple" xlink:href="http://localhost:6060/pkg/builtin/#string" text:style-name="Internet_20_link" text:visited-style-name="Visited_20_Internet_20_Link"><text:span text:style-name="T7">string</text:span></text:a></text:p>
      <text:p text:style-name="P9">ToList для вывода в гуи</text:p>
      <text:h text:style-name="P13" text:outline-level="2"><text:bookmark text:name="LogLine"/><text:span text:style-name="T8">type </text:span><text:a xlink:type="simple" xlink:href="http://localhost:6060/src/github.com/ruraomsk/ag-server/pudge/data-pudge.go?s=8601:8666#L247" text:style-name="Internet_20_link" text:visited-style-name="Visited_20_Internet_20_Link"><text:span text:style-name="T6">LogLine</text:span></text:a></text:h>
      <text:p text:style-name="P9">LogLine запись лога устройства</text:p>
      <text:p text:style-name="P11">type LogLine struct {</text:p>
      <text:p text:style-name="P15"><text:bookmark text:name="LogLine.Time"/><text:span text:style-name="T14"><text:s text:c="4"/></text:span><text:span text:style-name="T13">Time <text:s text:c="2"/>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Time" text:style-name="Internet_20_link" text:visited-style-name="Visited_20_Internet_20_Link"><text:span text:style-name="T7">Time</text:span></text:a></text:p>
      <text:p text:style-name="P15"><text:bookmark text:name="LogLine.Record"/><text:span text:style-name="T14"><text:s text:c="4"/></text:span><text:span text:style-name="T13">Record </text:span><text:a xlink:type="simple" xlink:href="http://localhost:6060/pkg/builtin/#int" text:style-name="Internet_20_link" text:visited-style-name="Visited_20_Internet_20_Link"><text:span text:style-name="T7">int</text:span></text:a></text:p>
      <text:p text:style-name="P15"><text:bookmark text:name="LogLine.Info"/><text:span text:style-name="T14"><text:s text:c="4"/></text:span><text:span text:style-name="T13">Info <text:s text:c="2"/></text:span><text:a xlink:type="simple" xlink:href="http://localhost:6060/pkg/builtin/#int" text:style-name="Internet_20_link" text:visited-style-name="Visited_20_Internet_20_Link"><text:span text:style-name="T7">int</text:span></text:a></text:p>
      <text:p text:style-name="P16">}</text:p>
      <text:h text:style-name="P10" text:outline-level="3"><text:bookmark text:name="LogLine.Compare"/><text:span text:style-name="T9">func (*LogLine) </text:span><text:a xlink:type="simple" xlink:href="http://localhost:6060/src/github.com/ruraomsk/ag-server/pudge/data-pudge.go?s=8734:8777#L254" text:style-name="Internet_20_link" text:visited-style-name="Visited_20_Internet_20_Link"><text:span text:style-name="T6">Compare</text:span></text:a></text:h>
      <text:p text:style-name="P12"><text:span text:style-name="T13">func (l *</text:span><text:a xlink:type="simple" xlink:href="http://localhost:6060/pkg/github.com/ruraomsk/ag-server/pudge/#LogLine" text:style-name="Internet_20_link" text:visited-style-name="Visited_20_Internet_20_Link"><text:span text:style-name="T7">LogLine</text:span></text:a><text:span text:style-name="T13">) Compare(ll *</text:span><text:a xlink:type="simple" xlink:href="http://localhost:6060/pkg/github.com/ruraomsk/ag-server/pudge/#LogLine" text:style-name="Internet_20_link" text:visited-style-name="Visited_20_Internet_20_Link"><text:span text:style-name="T7">LogLine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<text:soft-page-break/>Compare сравнивание истина если равны</text:p>
      <text:h text:style-name="P13" text:outline-level="2"><text:bookmark text:name="Model"/><text:span text:style-name="T8">type </text:span><text:a xlink:type="simple" xlink:href="http://localhost:6060/src/github.com/ruraomsk/ag-server/pudge/data-pudge.go?s=3460:3799#L73" text:style-name="Internet_20_link" text:visited-style-name="Visited_20_Internet_20_Link"><text:span text:style-name="T6">Model</text:span></text:a></text:h>
      <text:p text:style-name="P9">Model Описание модели устройства</text:p>
      <text:p text:style-name="P11">type Model struct {</text:p>
      <text:p text:style-name="P15"><text:bookmark text:name="Model.VPCPD"/><text:span text:style-name="T14"><text:s text:c="4"/></text:span><text:span text:style-name="T13">VPCPD 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</text:span><text:span text:style-name="T15">//Версия ПО платы ПСПД</text:span></text:p>
      <text:p text:style-name="P15"><text:bookmark text:name="Model.VPBS"/><text:span text:style-name="T14"><text:s text:c="4"/></text:span><text:span text:style-name="T13">VPBS <text:s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/></text:span><text:span text:style-name="T15">//Версия ПО платы ПБС</text:span></text:p>
      <text:p text:style-name="P15"><text:bookmark text:name="Model.C12"/><text:span text:style-name="T14"><text:s text:c="4"/></text:span><text:span text:style-name="T13">C12 <text:s text:c="2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Субблок С12</text:span></text:p>
      <text:p text:style-name="P15"><text:bookmark text:name="Model.STP"/><text:span text:style-name="T14"><text:s text:c="4"/></text:span><text:span text:style-name="T13">STP <text:s text:c="2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Разрешение накопление статистики по ТП</text:span></text:p>
      <text:p text:style-name="P15"><text:bookmark text:name="Model.DKA"/><text:span text:style-name="T14"><text:s text:c="4"/></text:span><text:span text:style-name="T13">DKA <text:s text:c="2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Контроллер ДК-А</text:span></text:p>
      <text:p text:style-name="P15"><text:bookmark text:name="Model.DTA"/><text:span text:style-name="T14"><text:s text:c="4"/></text:span><text:span text:style-name="T13">DTA <text:s text:c="2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Детектор транспорта</text:span></text:p>
      <text:p text:style-name="P16">}</text:p>
      <text:h text:style-name="P10" text:outline-level="3"><text:bookmark text:name="Model.Compare"/><text:span text:style-name="T9">func (*Model) </text:span><text:a xlink:type="simple" xlink:href="http://localhost:6060/src/github.com/ruraomsk/ag-server/pudge/data-pudge.go?s=3867:3906#L83" text:style-name="Internet_20_link" text:visited-style-name="Visited_20_Internet_20_Link"><text:span text:style-name="T6">Compare</text:span></text:a></text:h>
      <text:p text:style-name="P12"><text:span text:style-name="T13">func (m *</text:span><text:a xlink:type="simple" xlink:href="http://localhost:6060/pkg/github.com/ruraomsk/ag-server/pudge/#Model" text:style-name="Internet_20_link" text:visited-style-name="Visited_20_Internet_20_Link"><text:span text:style-name="T7">Model</text:span></text:a><text:span text:style-name="T13">) Compare(mm *</text:span><text:a xlink:type="simple" xlink:href="http://localhost:6060/pkg/github.com/ruraomsk/ag-server/pudge/#Model" text:style-name="Internet_20_link" text:visited-style-name="Visited_20_Internet_20_Link"><text:span text:style-name="T7">Model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Model.ToList"/><text:span text:style-name="T9">func (*Model) </text:span><text:a xlink:type="simple" xlink:href="http://localhost:6060/src/github.com/ruraomsk/ag-server/pudge/gui-pudge.go?s=1402:1450#L25" text:style-name="Internet_20_link" text:visited-style-name="Visited_20_Internet_20_Link"><text:span text:style-name="T6">ToList</text:span></text:a></text:h>
      <text:p text:style-name="P12"><text:span text:style-name="T13">func (m *</text:span><text:a xlink:type="simple" xlink:href="http://localhost:6060/pkg/github.com/ruraomsk/ag-server/pudge/#Model" text:style-name="Internet_20_link" text:visited-style-name="Visited_20_Internet_20_Link"><text:span text:style-name="T7">Model</text:span></text:a><text:span text:style-name="T13">) ToList(result []</text:span><text:a xlink:type="simple" xlink:href="http://localhost:6060/pkg/builtin/#string" text:style-name="Internet_20_link" text:visited-style-name="Visited_20_Internet_20_Link"><text:span text:style-name="T7">string</text:span></text:a><text:span text:style-name="T13">) []</text:span><text:a xlink:type="simple" xlink:href="http://localhost:6060/pkg/builtin/#string" text:style-name="Internet_20_link" text:visited-style-name="Visited_20_Internet_20_Link"><text:span text:style-name="T7">string</text:span></text:a></text:p>
      <text:p text:style-name="P9">ToList для вывода в гуи</text:p>
      <text:h text:style-name="P13" text:outline-level="2"><text:bookmark text:name="Region"/><text:span text:style-name="T8">type </text:span><text:a xlink:type="simple" xlink:href="http://localhost:6060/src/github.com/ruraomsk/ag-server/pudge/data-pudge.go?s=1492:1632#L17" text:style-name="Internet_20_link" text:visited-style-name="Visited_20_Internet_20_Link"><text:span text:style-name="T6">Region</text:span></text:a></text:h>
      <text:p text:style-name="P9">Region указатель на номер перекрестка</text:p>
      <text:p text:style-name="P11">type Region struct {</text:p>
      <text:p text:style-name="P15"><text:bookmark text:name="Region.Region"/><text:span text:style-name="T14"><text:s text:c="4"/></text:span><text:span text:style-name="T13">Region </text:span><text:a xlink:type="simple" xlink:href="http://localhost:6060/pkg/builtin/#int" text:style-name="Internet_20_link" text:visited-style-name="Visited_20_Internet_20_Link"><text:span text:style-name="T7">int</text:span></text:a><text:span text:style-name="T13"> </text:span><text:span text:style-name="T15">//Код региона</text:span></text:p>
      <text:p text:style-name="P15"><text:bookmark text:name="Region.Area"/><text:span text:style-name="T14"><text:s text:c="4"/></text:span><text:span text:style-name="T13">Area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/text:span><text:span text:style-name="T15">//Код района</text:span></text:p>
      <text:p text:style-name="P15"><text:bookmark text:name="Region.ID"/><text:span text:style-name="T14"><text:s text:c="4"/></text:span><text:span text:style-name="T13">ID <text:s text:c="4"/></text:span><text:a xlink:type="simple" xlink:href="http://localhost:6060/pkg/builtin/#int" text:style-name="Internet_20_link" text:visited-style-name="Visited_20_Internet_20_Link"><text:span text:style-name="T7">int</text:span></text:a><text:span text:style-name="T13"> </text:span><text:span text:style-name="T15">//Номер перекрестка</text:span></text:p>
      <text:p text:style-name="P16">}</text:p>
      <text:h text:style-name="P10" text:outline-level="3"><text:bookmark text:name="GetCrosses"/><text:span text:style-name="T9">func </text:span><text:a xlink:type="simple" xlink:href="http://localhost:6060/src/github.com/ruraomsk/ag-server/pudge/api-pudge.go?s=829:855#L34" text:style-name="Internet_20_link" text:visited-style-name="Visited_20_Internet_20_Link"><text:span text:style-name="T6">GetCrosses</text:span></text:a></text:h>
      <text:p text:style-name="P12"><text:span text:style-name="T13">func GetCrosses() []</text:span><text:a xlink:type="simple" xlink:href="http://localhost:6060/pkg/github.com/ruraomsk/ag-server/pudge/#Region" text:style-name="Internet_20_link" text:visited-style-name="Visited_20_Internet_20_Link"><text:span text:style-name="T7">Region</text:span></text:a></text:p>
      <text:p text:style-name="P9">GetCrosses возвращает все перекрестки</text:p>
      <text:h text:style-name="P10" text:outline-level="3"><text:bookmark text:name="Region.ToKey"/><text:span text:style-name="T9">func (*Region) </text:span><text:a xlink:type="simple" xlink:href="http://localhost:6060/src/github.com/ruraomsk/ag-server/pudge/data-pudge.go?s=1685:1716#L24" text:style-name="Internet_20_link" text:visited-style-name="Visited_20_Internet_20_Link"><text:span text:style-name="T6">ToKey</text:span></text:a></text:h>
      <text:p text:style-name="P12"><text:span text:style-name="T13">func (r *</text:span><text:a xlink:type="simple" xlink:href="http://localhost:6060/pkg/github.com/ruraomsk/ag-server/pudge/#Region" text:style-name="Internet_20_link" text:visited-style-name="Visited_20_Internet_20_Link"><text:span text:style-name="T7">Region</text:span></text:a><text:span text:style-name="T13">) ToKey() </text:span><text:a xlink:type="simple" xlink:href="http://localhost:6060/pkg/builtin/#string" text:style-name="Internet_20_link" text:visited-style-name="Visited_20_Internet_20_Link"><text:span text:style-name="T7">string</text:span></text:a></text:p>
      <text:p text:style-name="P9">ToKey создает строковый ключ</text:p>
      <text:h text:style-name="P13" text:outline-level="2"><text:bookmark text:name="Statistic"/><text:soft-page-break/><text:span text:style-name="T8">type </text:span><text:a xlink:type="simple" xlink:href="http://localhost:6060/src/github.com/ruraomsk/ag-server/pudge/data-pudge.go?s=6986:7400#L209" text:style-name="Internet_20_link" text:visited-style-name="Visited_20_Internet_20_Link"><text:span text:style-name="T6">Statistic</text:span></text:a></text:h>
      <text:p text:style-name="P9">Statistic статистика</text:p>
      <text:p text:style-name="P11">type Statistic struct {</text:p>
      <text:p text:style-name="P15"><text:bookmark text:name="Statistic.Period"/><text:span text:style-name="T14"><text:s text:c="4"/></text:span><text:span text:style-name="T13">Period </text:span><text:a xlink:type="simple" xlink:href="http://localhost:6060/pkg/builtin/#int" text:style-name="Internet_20_link" text:visited-style-name="Visited_20_Internet_20_Link"><text:span text:style-name="T7">int</text:span></text:a><text:span text:style-name="T13"> </text:span><text:span text:style-name="T15">//Номер периода усреднения от начала суток</text:span></text:p>
      <text:p text:style-name="P15"><text:bookmark text:name="Statistic.Type"/><text:span text:style-name="T14"><text:s text:c="4"/></text:span><text:span text:style-name="T13">Type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/text:span><text:span text:style-name="T15">//Тип статистики 1-интенсивность скорость</text:span></text:p>
      <text:p text:style-name="P15"><text:bookmark text:name="Statistic.TLen"/><text:span text:style-name="T14"><text:s text:c="4"/></text:span><text:span text:style-name="T13">TLen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/text:span><text:span text:style-name="T15">//Величина времения усреднения мин</text:span></text:p>
      <text:p text:style-name="P15"><text:bookmark text:name="Statistic.Hour"/><text:span text:style-name="T14"><text:s text:c="4"/></text:span><text:span text:style-name="T13">Hour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/text:span><text:span text:style-name="T15">//Час окончания периода</text:span></text:p>
      <text:p text:style-name="P15"><text:bookmark text:name="Statistic.Min"/><text:span text:style-name="T14"><text:s text:c="4"/></text:span><text:span text:style-name="T13">Min <text:s text:c="3"/></text:span><text:a xlink:type="simple" xlink:href="http://localhost:6060/pkg/builtin/#int" text:style-name="Internet_20_link" text:visited-style-name="Visited_20_Internet_20_Link"><text:span text:style-name="T7">int</text:span></text:a><text:span text:style-name="T13"> </text:span><text:span text:style-name="T15">//Минуты окончания периода</text:span></text:p>
      <text:p text:style-name="P15"><text:bookmark text:name="Statistic.Datas"/><text:span text:style-name="T14"><text:s text:c="4"/></text:span><text:span text:style-name="T13">Datas <text:s/>[]</text:span><text:a xlink:type="simple" xlink:href="http://localhost:6060/pkg/github.com/ruraomsk/ag-server/pudge/#DataStat" text:style-name="Internet_20_link" text:visited-style-name="Visited_20_Internet_20_Link"><text:span text:style-name="T7">DataStat</text:span></text:a></text:p>
      <text:p text:style-name="P16">}</text:p>
      <text:h text:style-name="P10" text:outline-level="3"><text:bookmark text:name="Statistic.Compare"/><text:span text:style-name="T9">func (*Statistic) </text:span><text:a xlink:type="simple" xlink:href="http://localhost:6060/src/github.com/ruraomsk/ag-server/pudge/data-pudge.go?s=7468:7515#L219" text:style-name="Internet_20_link" text:visited-style-name="Visited_20_Internet_20_Link"><text:span text:style-name="T6">Compare</text:span></text:a></text:h>
      <text:p text:style-name="P12"><text:span text:style-name="T13">func (s *</text:span><text:a xlink:type="simple" xlink:href="http://localhost:6060/pkg/github.com/ruraomsk/ag-server/pudge/#Statistic" text:style-name="Internet_20_link" text:visited-style-name="Visited_20_Internet_20_Link"><text:span text:style-name="T7">Statistic</text:span></text:a><text:span text:style-name="T13">) Compare(ss *</text:span><text:a xlink:type="simple" xlink:href="http://localhost:6060/pkg/github.com/ruraomsk/ag-server/pudge/#Statistic" text:style-name="Internet_20_link" text:visited-style-name="Visited_20_Internet_20_Link"><text:span text:style-name="T7">Statistic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3" text:outline-level="2"><text:bookmark text:name="StatusCommandDU"/><text:span text:style-name="T8">type </text:span><text:a xlink:type="simple" xlink:href="http://localhost:6060/src/github.com/ruraomsk/ag-server/pudge/data-pudge.go?s=7846:8382#L231" text:style-name="Internet_20_link" text:visited-style-name="Visited_20_Internet_20_Link"><text:span text:style-name="T6">StatusCommandDU</text:span></text:a></text:h>
      <text:p text:style-name="P9">StatusCommandDU команды ДУ</text:p>
      <text:p text:style-name="P11">type StatusCommandDU struct {</text:p>
      <text:p text:style-name="P15"><text:bookmark text:name="StatusCommandDU.IsPK"/><text:span text:style-name="T14"><text:s text:c="4"/></text:span><text:span text:style-name="T13">IsPK <text:s text:c="6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азначен ПК</text:span></text:p>
      <text:p text:style-name="P15"><text:bookmark text:name="StatusCommandDU.IsPKS"/><text:span text:style-name="T14"><text:s text:c="4"/></text:span><text:span text:style-name="T13">IsPKS <text:s text:c="5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 назначена карта выбора по времени суток</text:span></text:p>
      <text:p text:style-name="P15"><text:bookmark text:name="StatusCommandDU.IsNK"/><text:span text:style-name="T14"><text:s text:c="4"/></text:span><text:span text:style-name="T13">IsNK <text:s text:c="6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азначена недельная карта</text:span></text:p>
      <text:p text:style-name="P15"><text:bookmark text:name="StatusCommandDU.IsDUDK1"/><text:span text:style-name="T14"><text:s text:c="4"/></text:span><text:span text:style-name="T13">IsDUDK1 <text:s text:c="3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а 1 ДК есть команда ДУ</text:span></text:p>
      <text:p text:style-name="P15"><text:bookmark text:name="StatusCommandDU.IsDUDK2"/><text:span text:style-name="T14"><text:s text:c="4"/></text:span><text:span text:style-name="T13">IsDUDK2 <text:s text:c="3"/>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на 2 ДК есть команда ДУ</text:span></text:p>
      <text:p text:style-name="P15"><text:bookmark text:name="StatusCommandDU.IsReqSFDK1"/><text:span text:style-name="T14"><text:s text:c="4"/></text:span><text:span text:style-name="T13">IsReqSFDK1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Есть запрос на передачу фаз по 1 ДК СФДК</text:span></text:p>
      <text:p text:style-name="P15"><text:bookmark text:name="StatusCommandDU.IsReqSFDK2"/><text:span text:style-name="T14"><text:s text:c="4"/></text:span><text:span text:style-name="T13">IsReqSFDK2 </text:span><text:a xlink:type="simple" xlink:href="http://localhost:6060/pkg/builtin/#bool" text:style-name="Internet_20_link" text:visited-style-name="Visited_20_Internet_20_Link"><text:span text:style-name="T7">bool</text:span></text:a><text:span text:style-name="T13"> </text:span><text:span text:style-name="T15">//Есть запрос на передачу фаз по 2 ДК СФДК</text:span></text:p>
      <text:p text:style-name="P16">}</text:p>
      <text:h text:style-name="P10" text:outline-level="3"><text:bookmark text:name="StatusCommandDU.Compare"/><text:span text:style-name="T9">func (*StatusCommandDU) </text:span><text:a xlink:type="simple" xlink:href="http://localhost:6060/src/github.com/ruraomsk/ag-server/pudge/data-pudge.go?s=8450:8509#L242" text:style-name="Internet_20_link" text:visited-style-name="Visited_20_Internet_20_Link"><text:span text:style-name="T6">Compare</text:span></text:a></text:h>
      <text:p text:style-name="P12"><text:span text:style-name="T13">func (s *</text:span><text:a xlink:type="simple" xlink:href="http://localhost:6060/pkg/github.com/ruraomsk/ag-server/pudge/#StatusCommandDU" text:style-name="Internet_20_link" text:visited-style-name="Visited_20_Internet_20_Link"><text:span text:style-name="T7">StatusCommandDU</text:span></text:a><text:span text:style-name="T13">) Compare(ss *</text:span><text:a xlink:type="simple" xlink:href="http://localhost:6060/pkg/github.com/ruraomsk/ag-server/pudge/#StatusCommandDU" text:style-name="Internet_20_link" text:visited-style-name="Visited_20_Internet_20_Link"><text:span text:style-name="T7">StatusCommandDU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ивание истина если равны</text:p>
      <text:h text:style-name="P10" text:outline-level="3"><text:bookmark text:name="StatusCommandDU.Make"/><text:span text:style-name="T9">func (*StatusCommandDU) </text:span><text:a xlink:type="simple" xlink:href="http://localhost:6060/src/github.com/ruraomsk/ag-server/pudge/dev-api.go?s=103:151#L1" text:style-name="Internet_20_link" text:visited-style-name="Visited_20_Internet_20_Link"><text:span text:style-name="T6">Make</text:span></text:a></text:h>
      <text:p text:style-name="P12"><text:span text:style-name="T13">func (s *</text:span><text:a xlink:type="simple" xlink:href="http://localhost:6060/pkg/github.com/ruraomsk/ag-server/pudge/#StatusCommandDU" text:style-name="Internet_20_link" text:visited-style-name="Visited_20_Internet_20_Link"><text:span text:style-name="T7">StatusCommandDU</text:span></text:a><text:span text:style-name="T13">) Make() (command </text:span><text:a xlink:type="simple" xlink:href="http://localhost:6060/pkg/builtin/#uint8" text:style-name="Internet_20_link" text:visited-style-name="Visited_20_Internet_20_Link"><text:span text:style-name="T7">uint8</text:span></text:a><text:span text:style-name="T13">)</text:span></text:p>
      <text:p text:style-name="P9">Make создает байт для передачи статуса команд ДУ</text:p>
      <text:h text:style-name="P10" text:outline-level="3"><text:bookmark text:name="StatusCommandDU.Set"/><text:soft-page-break/><text:span text:style-name="T9">func (*StatusCommandDU) </text:span><text:a xlink:type="simple" xlink:href="http://localhost:6060/src/github.com/ruraomsk/ag-server/pudge/dev-api.go?s=522:566#L21" text:style-name="Internet_20_link" text:visited-style-name="Visited_20_Internet_20_Link"><text:span text:style-name="T6">Set</text:span></text:a></text:h>
      <text:p text:style-name="P12"><text:span text:style-name="T13">func (s *</text:span><text:a xlink:type="simple" xlink:href="http://localhost:6060/pkg/github.com/ruraomsk/ag-server/pudge/#StatusCommandDU" text:style-name="Internet_20_link" text:visited-style-name="Visited_20_Internet_20_Link"><text:span text:style-name="T7">StatusCommandDU</text:span></text:a><text:span text:style-name="T13">) Set(command </text:span><text:a xlink:type="simple" xlink:href="http://localhost:6060/pkg/builtin/#uint8" text:style-name="Internet_20_link" text:visited-style-name="Visited_20_Internet_20_Link"><text:span text:style-name="T7">uint8</text:span></text:a><text:span text:style-name="T13">)</text:span></text:p>
      <text:p text:style-name="P9">Set переносит из байта статуса команд ДУ в поле состояния</text:p>
      <text:h text:style-name="P10" text:outline-level="3"><text:bookmark text:name="StatusCommandDU.ToList"/><text:span text:style-name="T9">func (*StatusCommandDU) </text:span><text:a xlink:type="simple" xlink:href="http://localhost:6060/src/github.com/ruraomsk/ag-server/pudge/gui-pudge.go?s=4501:4559#L96" text:style-name="Internet_20_link" text:visited-style-name="Visited_20_Internet_20_Link"><text:span text:style-name="T6">ToList</text:span></text:a></text:h>
      <text:p text:style-name="P12"><text:span text:style-name="T13">func (s *</text:span><text:a xlink:type="simple" xlink:href="http://localhost:6060/pkg/github.com/ruraomsk/ag-server/pudge/#StatusCommandDU" text:style-name="Internet_20_link" text:visited-style-name="Visited_20_Internet_20_Link"><text:span text:style-name="T7">StatusCommandDU</text:span></text:a><text:span text:style-name="T13">) ToList(result []</text:span><text:a xlink:type="simple" xlink:href="http://localhost:6060/pkg/builtin/#string" text:style-name="Internet_20_link" text:visited-style-name="Visited_20_Internet_20_Link"><text:span text:style-name="T7">string</text:span></text:a><text:span text:style-name="T13">) []</text:span><text:a xlink:type="simple" xlink:href="http://localhost:6060/pkg/builtin/#string" text:style-name="Internet_20_link" text:visited-style-name="Visited_20_Internet_20_Link"><text:span text:style-name="T7">string</text:span></text:a></text:p>
      <text:p text:style-name="P9">ToList для вывода в гуи</text:p>
      <text:h text:style-name="P13" text:outline-level="2"><text:bookmark text:name="StatusConnection"/><text:span text:style-name="T8">type </text:span><text:a xlink:type="simple" xlink:href="http://localhost:6060/src/github.com/ruraomsk/ag-server/pudge/data-pudge.go?s=1985:2010#L34" text:style-name="Internet_20_link" text:visited-style-name="Visited_20_Internet_20_Link"><text:span text:style-name="T6">StatusConnection</text:span></text:a></text:h>
      <text:p text:style-name="P9">StatusConnection статус соединения</text:p>
      <text:p text:style-name="P12"><text:span text:style-name="T13">type StatusConnection </text:span><text:a xlink:type="simple" xlink:href="http://localhost:6060/pkg/builtin/#int" text:style-name="Internet_20_link" text:visited-style-name="Visited_20_Internet_20_Link"><text:span text:style-name="T7">int</text:span></text:a></text:p>
      <text:p text:style-name="P11">const (</text:p>
      <text:p text:style-name="P14"><text:s text:c="4"/><text:span text:style-name="T16">//Connected Ok</text:span></text:p>
      <text:p text:style-name="P15"><text:span text:style-name="T14"><text:s text:c="4"/></text:span><text:bookmark text:name="Connected"/><text:span text:style-name="T13">Connected </text:span><text:a xlink:type="simple" xlink:href="http://localhost:6060/pkg/github.com/ruraomsk/ag-server/pudge/#StatusConnection" text:style-name="Internet_20_link" text:visited-style-name="Visited_20_Internet_20_Link"><text:span text:style-name="T7">StatusConnection</text:span></text:a><text:span text:style-name="T13"> = </text:span><text:a xlink:type="simple" xlink:href="http://localhost:6060/pkg/builtin/#iota" text:style-name="Internet_20_link" text:visited-style-name="Visited_20_Internet_20_Link"><text:span text:style-name="T7">iota</text:span></text:a></text:p>
      <text:p text:style-name="P14"><text:s text:c="4"/><text:span text:style-name="T16">//NotConnected not Ok</text:span></text:p>
      <text:p text:style-name="P14"><text:s text:c="4"/><text:bookmark text:name="NotConnected"/><text:span text:style-name="T18">NotConnected</text:span></text:p>
      <text:p text:style-name="P14"><text:s text:c="4"/><text:span text:style-name="T16">//Undefine Undefine</text:span></text:p>
      <text:p text:style-name="P14"><text:s text:c="4"/><text:bookmark text:name="Undefine"/><text:span text:style-name="T18">Undefine</text:span></text:p>
      <text:p text:style-name="P16">)</text:p>
      <text:h text:style-name="P31" text:outline-level="1">Setup — Пакет программ приема и настройки сервера.</text:h>
      <text:h text:style-name="P29" text:outline-level="3"><text:bookmark text:name="pkg-index4"/>Package files</text:h>
      <text:section text:style-name="Sect1" text:name="Раздел5">
        <text:p text:style-name="P8"><text:a xlink:type="simple" xlink:href="http://localhost:6060/src/github.com/ruraomsk/ag-server/setup/api-setup.go" text:style-name="Internet_20_link" text:visited-style-name="Visited_20_Internet_20_Link"><text:span text:style-name="T5">api-setup.go</text:span></text:a><text:span text:style-name="T12"> </text:span><text:a xlink:type="simple" xlink:href="http://localhost:6060/src/github.com/ruraomsk/ag-server/setup/data-setup.go" text:style-name="Internet_20_link" text:visited-style-name="Visited_20_Internet_20_Link"><text:span text:style-name="T5">data-setup.go</text:span></text:a></text:p>
      </text:section>
      <text:h text:style-name="P33" text:outline-level="2"><text:bookmark text:name="pkg-variables1"/>Variables</text:h>
      <text:p text:style-name="P9">Setuppath путь к файлу</text:p>
      <text:p text:style-name="P12"><text:span text:style-name="T13">var </text:span><text:bookmark text:name="Setuppath"/><text:span text:style-name="T13">Setuppath </text:span><text:a xlink:type="simple" xlink:href="http://localhost:6060/pkg/builtin/#string" text:style-name="Internet_20_link" text:visited-style-name="Visited_20_Internet_20_Link"><text:span text:style-name="T7">string</text:span></text:a></text:p>
      <text:h text:style-name="P13" text:outline-level="2"><text:bookmark text:name="FromJSON"/><text:span text:style-name="T8">func </text:span><text:a xlink:type="simple" xlink:href="http://localhost:6060/src/github.com/ruraomsk/ag-server/setup/api-setup.go?s=1341:1375#L49" text:style-name="Internet_20_link" text:visited-style-name="Visited_20_Internet_20_Link"><text:span text:style-name="T6">FromJSON</text:span></text:a></text:h>
      <text:p text:style-name="P12"><text:span text:style-name="T13">func FromJSON(result []</text:span><text:a xlink:type="simple" xlink:href="http://localhost:6060/pkg/builtin/#byte" text:style-name="Internet_20_link" text:visited-style-name="Visited_20_Internet_20_Link"><text:span text:style-name="T7">byte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FromJSON приниает json</text:p>
      <text:h text:style-name="P13" text:outline-level="2"><text:bookmark text:name="LoadSetUp"/><text:span text:style-name="T8">func </text:span><text:a xlink:type="simple" xlink:href="http://localhost:6060/src/github.com/ruraomsk/ag-server/setup/api-setup.go?s=325:358#L8" text:style-name="Internet_20_link" text:visited-style-name="Visited_20_Internet_20_Link"><text:span text:style-name="T6">LoadSetUp</text:span></text:a></text:h>
      <text:p text:style-name="P12"><text:span text:style-name="T13">func LoadSetUp(path </text:span><text:a xlink:type="simple" xlink:href="http://localhost:6060/pkg/builtin/#string" text:style-name="Internet_20_link" text:visited-style-name="Visited_20_Internet_20_Link"><text:span text:style-name="T7">string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LoadSetUp загружает настройки из json</text:p>
      <text:h text:style-name="P13" text:outline-level="2"><text:bookmark text:name="ToJSON"/><text:soft-page-break/><text:span text:style-name="T8">func </text:span><text:a xlink:type="simple" xlink:href="http://localhost:6060/src/github.com/ruraomsk/ag-server/setup/api-setup.go?s=1208:1248#L43" text:style-name="Internet_20_link" text:visited-style-name="Visited_20_Internet_20_Link"><text:span text:style-name="T6">ToJSON</text:span></text:a></text:h>
      <text:p text:style-name="P12"><text:span text:style-name="T13">func ToJSON() (result []</text:span><text:a xlink:type="simple" xlink:href="http://localhost:6060/pkg/builtin/#byte" text:style-name="Internet_20_link" text:visited-style-name="Visited_20_Internet_20_Link"><text:span text:style-name="T7">byte</text:span></text:a><text:span text:style-name="T13">, err </text:span><text:a xlink:type="simple" xlink:href="http://localhost:6060/pkg/builtin/#error" text:style-name="Internet_20_link" text:visited-style-name="Visited_20_Internet_20_Link"><text:span text:style-name="T7">error</text:span></text:a><text:span text:style-name="T13">)</text:span></text:p>
      <text:p text:style-name="P9">ToJSON переводит в Json</text:p>
      <text:h text:style-name="P13" text:outline-level="2"><text:bookmark text:name="WriteSetUp"/><text:span text:style-name="T8">func </text:span><text:a xlink:type="simple" xlink:href="http://localhost:6060/src/github.com/ruraomsk/ag-server/setup/api-setup.go?s=724:747#L24" text:style-name="Internet_20_link" text:visited-style-name="Visited_20_Internet_20_Link"><text:span text:style-name="T6">WriteSetUp</text:span></text:a></text:h>
      <text:p text:style-name="P12"><text:span text:style-name="T13">func WriteSetUp(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WriteSetUp записывает в json настройки</text:p>
      <text:h text:style-name="P13" text:outline-level="2"><text:bookmark text:name="CommServer"/><text:span text:style-name="T8">type </text:span><text:a xlink:type="simple" xlink:href="http://localhost:6060/src/github.com/ruraomsk/ag-server/setup/data-setup.go?s=406:1219#L6" text:style-name="Internet_20_link" text:visited-style-name="Visited_20_Internet_20_Link"><text:span text:style-name="T6">CommServer</text:span></text:a></text:h>
      <text:p text:style-name="P9">CommServer настройки для сервера коммуникации</text:p>
      <text:p text:style-name="P11">type CommServer struct {</text:p>
      <text:p text:style-name="P15"><text:bookmark text:name="CommServer.Port"/><text:span text:style-name="T14"><text:s text:c="4"/></text:span><text:span text:style-name="T13">Port <text:s text:c="7"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port"` <text:s/></text:span><text:span text:style-name="T15">//Стартовый номер порта на прием</text:span></text:p>
      <text:p text:style-name="P15"><text:bookmark text:name="CommServer.PortCommand"/><text:span text:style-name="T14"><text:s text:c="4"/></text:span><text:span text:style-name="T13">PortCommand </text:span><text:a xlink:type="simple" xlink:href="http://localhost:6060/pkg/builtin/#int" text:style-name="Internet_20_link" text:visited-style-name="Visited_20_Internet_20_Link"><text:span text:style-name="T7">int</text:span></text:a><text:span text:style-name="T13"> `json:"portc"` </text:span><text:span text:style-name="T15">//Порт приема команд от сервера АРМ</text:span></text:p>
      <text:p text:style-name="P15"><text:bookmark text:name="CommServer.PortArray"/><text:span text:style-name="T14"><text:s text:c="4"/></text:span><text:span text:style-name="T13">PortArray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`json:"porta"` </text:span><text:span text:style-name="T15">//Порт приема массивов привязки от сервера АРМ</text:span></text:p>
      <text:p text:style-name="P15"/>
      <text:p text:style-name="P15"><text:bookmark text:name="CommServer.TimeOutRead"/><text:span text:style-name="T14"><text:s text:c="4"/></text:span><text:span text:style-name="T13">TimeOutRead <text:s/>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Duration" text:style-name="Internet_20_link" text:visited-style-name="Visited_20_Internet_20_Link"><text:span text:style-name="T7">Duration</text:span></text:a><text:span text:style-name="T13"> `json:"read_timeout"` <text:s text:c="3"/></text:span><text:span text:style-name="T15">//Таймаут на чтение если данные должны быть получены</text:span></text:p>
      <text:p text:style-name="P15"><text:bookmark text:name="CommServer.TimeOutWrite"/><text:span text:style-name="T14"><text:s text:c="4"/></text:span><text:span text:style-name="T13">TimeOutWrite 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Duration" text:style-name="Internet_20_link" text:visited-style-name="Visited_20_Internet_20_Link"><text:span text:style-name="T7">Duration</text:span></text:a><text:span text:style-name="T13"> `json:"write_timeout"` <text:s text:c="2"/></text:span><text:span text:style-name="T15">//Таймаут на запись если данные должны быть переданы</text:span></text:p>
      <text:p text:style-name="P15"><text:bookmark text:name="CommServer.KeepAlive"/><text:span text:style-name="T14"><text:s text:c="4"/></text:span><text:span text:style-name="T13">KeepAlive <text:s text:c="3"/>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Duration" text:style-name="Internet_20_link" text:visited-style-name="Visited_20_Internet_20_Link"><text:span text:style-name="T7">Duration</text:span></text:a><text:span text:style-name="T13"> `json:"time_keep_alive"` </text:span><text:span text:style-name="T15">//Интервал времени в течении которого должен прийти keepalive от устройства</text:span></text:p>
      <text:p text:style-name="P16">}</text:p>
      <text:h text:style-name="P13" text:outline-level="2"><text:bookmark text:name="Controller1"/><text:span text:style-name="T8">type </text:span><text:a xlink:type="simple" xlink:href="http://localhost:6060/src/github.com/ruraomsk/ag-server/setup/data-setup.go?s=2688:3182#L42" text:style-name="Internet_20_link" text:visited-style-name="Visited_20_Internet_20_Link"><text:span text:style-name="T6">Controller</text:span></text:a></text:h>
      <text:p text:style-name="P9">Controller настройки имитатора</text:p>
      <text:p text:style-name="P11">type Controller struct {</text:p>
      <text:p text:style-name="P15"><text:bookmark text:name="Controller.IP"/><text:span text:style-name="T14"><text:s text:c="4"/></text:span><text:span text:style-name="T13">IP <text:s text:c="7"/></text:span><text:a xlink:type="simple" xlink:href="http://localhost:6060/pkg/builtin/#string" text:style-name="Internet_20_link" text:visited-style-name="Visited_20_Internet_20_Link"><text:span text:style-name="T7">string</text:span></text:a><text:span text:style-name="T13"> <text:s text:c="7"/>`json:"ip"`</text:span></text:p>
      <text:p text:style-name="P15"><text:bookmark text:name="Controller.GuiPort"/><text:span text:style-name="T14"><text:s text:c="4"/></text:span><text:span text:style-name="T13">GuiPort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0"/>`json:"guiport"`</text:span></text:p>
      <text:p text:style-name="P15"><text:bookmark text:name="Controller.Port"/><text:span text:style-name="T14"><text:s text:c="4"/></text:span><text:span text:style-name="T13">Port <text:s text:c="5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0"/>`json:"port"`</text:span></text:p>
      <text:p text:style-name="P15"><text:bookmark text:name="Controller.Step"/><text:span text:style-name="T14"><text:s text:c="4"/></text:span><text:span text:style-name="T13">Step <text:s text:c="5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0"/>`json:"step"` <text:s text:c="11"/></text:span><text:span text:style-name="T15">//Интервал времени в секундах для расчетов</text:span></text:p>
      <text:p text:style-name="P15"><text:bookmark text:name="Controller.KeepAlive"/><text:span text:style-name="T14"><text:s text:c="4"/></text:span><text:span text:style-name="T13">KeepAlive 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Duration" text:style-name="Internet_20_link" text:visited-style-name="Visited_20_Internet_20_Link"><text:span text:style-name="T7">Duration</text:span></text:a><text:span text:style-name="T13"> `json:"time_keep_alive"` </text:span><text:span text:style-name="T15">//Интервал времени в течении которого должен прийти keepalive от устройства</text:span></text:p>
      <text:p text:style-name="P15"><text:bookmark text:name="Controller.Random"/><text:span text:style-name="T14"><text:s text:c="4"/></text:span><text:span text:style-name="T13">Random <text:s text:c="3"/></text:span><text:a xlink:type="simple" xlink:href="http://localhost:6060/pkg/builtin/#bool" text:style-name="Internet_20_link" text:visited-style-name="Visited_20_Internet_20_Link"><text:span text:style-name="T7">bool</text:span></text:a><text:span text:style-name="T13"> <text:s text:c="9"/>`json:"random"`</text:span></text:p>
      <text:p text:style-name="P16">}</text:p>
      <text:h text:style-name="P13" text:outline-level="2"><text:bookmark text:name="DataBase"/><text:span text:style-name="T8">type </text:span><text:a xlink:type="simple" xlink:href="http://localhost:6060/src/github.com/ruraomsk/ag-server/setup/data-setup.go?s=2450:2635#L33" text:style-name="Internet_20_link" text:visited-style-name="Visited_20_Internet_20_Link"><text:span text:style-name="T6">DataBase</text:span></text:a></text:h>
      <text:p text:style-name="P9">DataBase настройки базы данных postresql</text:p>
      <text:p text:style-name="P11">type DataBase struct {</text:p>
      <text:p text:style-name="P15"><text:bookmark text:name="DataBase.Host"/><text:span text:style-name="T14"><text:s text:c="4"/></text:span><text:span text:style-name="T13">Host <text:s text:c="4"/></text:span><text:a xlink:type="simple" xlink:href="http://localhost:6060/pkg/builtin/#string" text:style-name="Internet_20_link" text:visited-style-name="Visited_20_Internet_20_Link"><text:span text:style-name="T7">string</text:span></text:a><text:span text:style-name="T13"> `json:"host"`</text:span></text:p>
      <text:p text:style-name="P15"><text:bookmark text:name="DataBase.Port"/><text:soft-page-break/><text:span text:style-name="T14"><text:s text:c="4"/></text:span><text:span text:style-name="T13">Port <text:s text:c="4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3"/>`json:"port"`</text:span></text:p>
      <text:p text:style-name="P15"><text:bookmark text:name="DataBase.User"/><text:span text:style-name="T14"><text:s text:c="4"/></text:span><text:span text:style-name="T13">User <text:s text:c="4"/></text:span><text:a xlink:type="simple" xlink:href="http://localhost:6060/pkg/builtin/#string" text:style-name="Internet_20_link" text:visited-style-name="Visited_20_Internet_20_Link"><text:span text:style-name="T7">string</text:span></text:a><text:span text:style-name="T13"> `json:"user"`</text:span></text:p>
      <text:p text:style-name="P15"><text:bookmark text:name="DataBase.Password"/><text:span text:style-name="T14"><text:s text:c="4"/></text:span><text:span text:style-name="T13">Password </text:span><text:a xlink:type="simple" xlink:href="http://localhost:6060/pkg/builtin/#string" text:style-name="Internet_20_link" text:visited-style-name="Visited_20_Internet_20_Link"><text:span text:style-name="T7">string</text:span></text:a><text:span text:style-name="T13"> `json:"password"`</text:span></text:p>
      <text:p text:style-name="P15"><text:bookmark text:name="DataBase.DBname"/><text:span text:style-name="T14"><text:s text:c="4"/></text:span><text:span text:style-name="T13">DBname <text:s text:c="2"/></text:span><text:a xlink:type="simple" xlink:href="http://localhost:6060/pkg/builtin/#string" text:style-name="Internet_20_link" text:visited-style-name="Visited_20_Internet_20_Link"><text:span text:style-name="T7">string</text:span></text:a><text:span text:style-name="T13"> `json:"dbname"`</text:span></text:p>
      <text:p text:style-name="P16">}</text:p>
      <text:h text:style-name="P13" text:outline-level="2"><text:bookmark text:name="Pudge"/><text:span text:style-name="T8">type </text:span><text:a xlink:type="simple" xlink:href="http://localhost:6060/src/github.com/ruraomsk/ag-server/setup/data-setup.go?s=2010:2386#L26" text:style-name="Internet_20_link" text:visited-style-name="Visited_20_Internet_20_Link"><text:span text:style-name="T6">Pudge</text:span></text:a></text:h>
      <text:p text:style-name="P9">Pudge настройки подсистемы хранения состояние контроллеров</text:p>
      <text:p text:style-name="P11">type Pudge struct {</text:p>
      <text:p text:style-name="P15"><text:bookmark text:name="Pudge.StepSave"/><text:span text:style-name="T14"><text:s text:c="4"/></text:span><text:span text:style-name="T13">StepSave <text:s text:c="2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3"/>`json:"step"` <text:s/></text:span><text:span text:style-name="T15">//Интервал времени в секундах для сохранения состояния контроллеров</text:span></text:p>
      <text:p text:style-name="P15"><text:bookmark text:name="Pudge.TableCross"/><text:span text:style-name="T14"><text:s text:c="4"/></text:span><text:span text:style-name="T13">TableCross </text:span><text:a xlink:type="simple" xlink:href="http://localhost:6060/pkg/builtin/#string" text:style-name="Internet_20_link" text:visited-style-name="Visited_20_Internet_20_Link"><text:span text:style-name="T7">string</text:span></text:a><text:span text:style-name="T13"> `json:"cross"` </text:span><text:span text:style-name="T15">//Имя таблицы перекрестков</text:span></text:p>
      <text:p text:style-name="P15"><text:bookmark text:name="Pudge.TableSave"/><text:span text:style-name="T14"><text:s text:c="4"/></text:span><text:span text:style-name="T13">TableSave <text:s/></text:span><text:a xlink:type="simple" xlink:href="http://localhost:6060/pkg/builtin/#string" text:style-name="Internet_20_link" text:visited-style-name="Visited_20_Internet_20_Link"><text:span text:style-name="T7">string</text:span></text:a><text:span text:style-name="T13"> `json:"save"` <text:s/></text:span><text:span text:style-name="T15">//Имя таблицы где храним текущее состояние</text:span></text:p>
      <text:p text:style-name="P16">}</text:p>
      <text:h text:style-name="P13" text:outline-level="2"><text:bookmark text:name="Server"/><text:span text:style-name="T8">type </text:span><text:a xlink:type="simple" xlink:href="http://localhost:6060/src/github.com/ruraomsk/ag-server/setup/data-setup.go?s=1282:1899#L17" text:style-name="Internet_20_link" text:visited-style-name="Visited_20_Internet_20_Link"><text:span text:style-name="T6">Server</text:span></text:a></text:h>
      <text:p text:style-name="P9">Server настройки для сервера армов</text:p>
      <text:p text:style-name="P11">type Server struct {</text:p>
      <text:p text:style-name="P15"><text:bookmark text:name="Server.Port"/><text:span text:style-name="T14"><text:s text:c="4"/></text:span><text:span text:style-name="T13">Port <text:s text:c="8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10"/>`json:"port"` <text:s text:c="11"/></text:span><text:span text:style-name="T15">//Стартовый номер порта на прием</text:span></text:p>
      <text:p text:style-name="P15"><text:bookmark text:name="Server.TimeOutRead"/><text:span text:style-name="T14"><text:s text:c="4"/></text:span><text:span text:style-name="T13">TimeOutRead <text:s/>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Duration" text:style-name="Internet_20_link" text:visited-style-name="Visited_20_Internet_20_Link"><text:span text:style-name="T7">Duration</text:span></text:a><text:span text:style-name="T13"> `json:"read_timeout"` <text:s text:c="3"/></text:span><text:span text:style-name="T15">//Таймаут на чтение если данные должны быть получены</text:span></text:p>
      <text:p text:style-name="P15"><text:bookmark text:name="Server.TimeOutWrite"/><text:span text:style-name="T14"><text:s text:c="4"/></text:span><text:span text:style-name="T13">TimeOutWrite 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Duration" text:style-name="Internet_20_link" text:visited-style-name="Visited_20_Internet_20_Link"><text:span text:style-name="T7">Duration</text:span></text:a><text:span text:style-name="T13"> `json:"write_timeout"` <text:s text:c="2"/></text:span><text:span text:style-name="T15">//Таймаут на запись если данные должны быть переданы</text:span></text:p>
      <text:p text:style-name="P15"><text:bookmark text:name="Server.KeepAlive"/><text:span text:style-name="T14"><text:s text:c="4"/></text:span><text:span text:style-name="T13">KeepAlive <text:s text:c="3"/>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Duration" text:style-name="Internet_20_link" text:visited-style-name="Visited_20_Internet_20_Link"><text:span text:style-name="T7">Duration</text:span></text:a><text:span text:style-name="T13"> `json:"time_keep_alive"` </text:span><text:span text:style-name="T15">//Интервал времени в течении которого должен прийти keepalive от устройства</text:span></text:p>
      <text:p text:style-name="P15"/>
      <text:p text:style-name="P16">}</text:p>
      <text:h text:style-name="P13" text:outline-level="2"><text:bookmark text:name="Setup"/><text:span text:style-name="T8">type </text:span><text:a xlink:type="simple" xlink:href="http://localhost:6060/src/github.com/ruraomsk/ag-server/setup/data-setup.go?s=118:325#L1" text:style-name="Internet_20_link" text:visited-style-name="Visited_20_Internet_20_Link"><text:span text:style-name="T6">Setup</text:span></text:a></text:h>
      <text:p text:style-name="P9">Setup общая структура для настройки всей системы</text:p>
      <text:p text:style-name="P11">type Setup struct {</text:p>
      <text:p text:style-name="P15"><text:bookmark text:name="Setup.DataBase"/><text:span text:style-name="T14"><text:s text:c="4"/></text:span><text:span text:style-name="T13">DataBase <text:s text:c="2"/></text:span><text:a xlink:type="simple" xlink:href="http://localhost:6060/pkg/github.com/ruraomsk/ag-server/setup/#DataBase" text:style-name="Internet_20_link" text:visited-style-name="Visited_20_Internet_20_Link"><text:span text:style-name="T7">DataBase</text:span></text:a></text:p>
      <text:p text:style-name="P15"><text:bookmark text:name="Setup.Server"/><text:span text:style-name="T14"><text:s text:c="4"/></text:span><text:span text:style-name="T13">Server <text:s text:c="4"/></text:span><text:a xlink:type="simple" xlink:href="http://localhost:6060/pkg/github.com/ruraomsk/ag-server/setup/#Server" text:style-name="Internet_20_link" text:visited-style-name="Visited_20_Internet_20_Link"><text:span text:style-name="T7">Server</text:span></text:a></text:p>
      <text:p text:style-name="P15"><text:bookmark text:name="Setup.Pudge"/><text:span text:style-name="T14"><text:s text:c="4"/></text:span><text:span text:style-name="T13">Pudge <text:s text:c="5"/></text:span><text:a xlink:type="simple" xlink:href="http://localhost:6060/pkg/github.com/ruraomsk/ag-server/setup/#Pudge" text:style-name="Internet_20_link" text:visited-style-name="Visited_20_Internet_20_Link"><text:span text:style-name="T7">Pudge</text:span></text:a></text:p>
      <text:p text:style-name="P15"><text:bookmark text:name="Setup.CommServer"/><text:span text:style-name="T14"><text:s text:c="4"/></text:span><text:span text:style-name="T13">CommServer </text:span><text:a xlink:type="simple" xlink:href="http://localhost:6060/pkg/github.com/ruraomsk/ag-server/setup/#CommServer" text:style-name="Internet_20_link" text:visited-style-name="Visited_20_Internet_20_Link"><text:span text:style-name="T7">CommServer</text:span></text:a></text:p>
      <text:p text:style-name="P15"><text:bookmark text:name="Setup.Controller"/><text:span text:style-name="T14"><text:s text:c="4"/></text:span><text:span text:style-name="T13">Controller </text:span><text:a xlink:type="simple" xlink:href="http://localhost:6060/pkg/github.com/ruraomsk/ag-server/setup/#Controller" text:style-name="Internet_20_link" text:visited-style-name="Visited_20_Internet_20_Link"><text:span text:style-name="T7">Controller</text:span></text:a></text:p>
      <text:p text:style-name="P15"><text:bookmark text:name="Setup.Location"/><text:span text:style-name="T14"><text:s text:c="4"/></text:span><text:span text:style-name="T13">Location <text:s text:c="2"/></text:span><text:a xlink:type="simple" xlink:href="http://localhost:6060/pkg/builtin/#string" text:style-name="Internet_20_link" text:visited-style-name="Visited_20_Internet_20_Link"><text:span text:style-name="T7">string</text:span></text:a><text:span text:style-name="T13"> `json:"location"` </text:span><text:span text:style-name="T15">//Локация временной зоны</text:span></text:p>
      <text:p text:style-name="P16">}</text:p>
      <text:p text:style-name="P9">Set переменная для хранения текущих настроек</text:p>
      <text:p text:style-name="P12"><text:soft-page-break/><text:span text:style-name="T13">var </text:span><text:bookmark text:name="Set"/><text:span text:style-name="T13">Set </text:span><text:a xlink:type="simple" xlink:href="http://localhost:6060/pkg/github.com/ruraomsk/ag-server/setup/#Setup" text:style-name="Internet_20_link" text:visited-style-name="Visited_20_Internet_20_Link"><text:span text:style-name="T7">Setup</text:span></text:a></text:p>
      <text:p text:style-name="Text_20_body"><text:line-break/></text:p>
      <text:h text:style-name="Heading_20_1" text:outline-level="1">Test — Локальные тесты системы.</text:h>
      <text:h text:style-name="Heading_20_1" text:outline-level="1"><text:span text:style-name="T2">Transport — Пакет программ транспортного протокола поверх TCP/IP для контроллеров АСУД. </text:span><text:s/></text:h>
      <text:h text:style-name="P27" text:outline-level="3"><text:bookmark text:name="pkg-index5"/>Package files</text:h>
      <text:section text:style-name="Sect1" text:name="Раздел6">
        <text:p text:style-name="P8"><text:a xlink:type="simple" xlink:href="http://localhost:6060/src/github.com/ruraomsk/ag-server/transport/message.go" text:style-name="Internet_20_link" text:visited-style-name="Visited_20_Internet_20_Link"><text:span text:style-name="T5">message.go</text:span></text:a><text:span text:style-name="T12"> </text:span><text:a xlink:type="simple" xlink:href="http://localhost:6060/src/github.com/ruraomsk/ag-server/transport/net-transport.go" text:style-name="Internet_20_link" text:visited-style-name="Visited_20_Internet_20_Link"><text:span text:style-name="T5">net-transport.go</text:span></text:a><text:span text:style-name="T12"> </text:span><text:a xlink:type="simple" xlink:href="http://localhost:6060/src/github.com/ruraomsk/ag-server/transport/subdevice.go" text:style-name="Internet_20_link" text:visited-style-name="Visited_20_Internet_20_Link"><text:span text:style-name="T5">subdevice.go</text:span></text:a><text:span text:style-name="T12"> </text:span><text:a xlink:type="simple" xlink:href="http://localhost:6060/src/github.com/ruraomsk/ag-server/transport/subserver.go" text:style-name="Internet_20_link" text:visited-style-name="Visited_20_Internet_20_Link"><text:span text:style-name="T5">subserver.go</text:span></text:a><text:span text:style-name="T12"> </text:span><text:a xlink:type="simple" xlink:href="http://localhost:6060/src/github.com/ruraomsk/ag-server/transport/transport.go" text:style-name="Internet_20_link" text:visited-style-name="Visited_20_Internet_20_Link"><text:span text:style-name="T5">transport.go</text:span></text:a></text:p>
      </text:section>
      <text:h text:style-name="P13" text:outline-level="2"><text:bookmark text:name="GetMessagesFromDevice"/><text:span text:style-name="T8">func </text:span><text:a xlink:type="simple" xlink:href="http://localhost:6060/src/github.com/ruraomsk/ag-server/transport/net-transport.go?s=184:265#L2" text:style-name="Internet_20_link" text:visited-style-name="Visited_20_Internet_20_Link"><text:span text:style-name="T6">GetMessagesFromDevice</text:span></text:a></text:h>
      <text:p text:style-name="P12"><text:span text:style-name="T13">func GetMessagesFromDevice(socket </text:span><text:a xlink:type="simple" xlink:href="http://localhost:6060/pkg/net/" text:style-name="Internet_20_link" text:visited-style-name="Visited_20_Internet_20_Link"><text:span text:style-name="T7">net</text:span></text:a><text:span text:style-name="T13">.</text:span><text:a xlink:type="simple" xlink:href="http://localhost:6060/pkg/net/#Conn" text:style-name="Internet_20_link" text:visited-style-name="Visited_20_Internet_20_Link"><text:span text:style-name="T7">Conn</text:span></text:a><text:span text:style-name="T13">, hcan chan </text:span><text:a xlink:type="simple" xlink:href="http://localhost:6060/pkg/github.com/ruraomsk/ag-server/transport/#HeaderDevice" text:style-name="Internet_20_link" text:visited-style-name="Visited_20_Internet_20_Link"><text:span text:style-name="T7">HeaderDevice</text:span></text:a><text:span text:style-name="T13">, status *</text:span><text:a xlink:type="simple" xlink:href="http://localhost:6060/pkg/builtin/#bool" text:style-name="Internet_20_link" text:visited-style-name="Visited_20_Internet_20_Link"><text:span text:style-name="T7">bool</text:span></text:a><text:span text:style-name="T13">)</text:span></text:p>
      <text:p text:style-name="P9">GetMessagesFromDevice принять сообщение</text:p>
      <text:h text:style-name="P13" text:outline-level="2"><text:bookmark text:name="GetMessagesFromService"/><text:span text:style-name="T8">func </text:span><text:a xlink:type="simple" xlink:href="http://localhost:6060/src/github.com/ruraomsk/ag-server/transport/net-transport.go?s=1926:1994#L52" text:style-name="Internet_20_link" text:visited-style-name="Visited_20_Internet_20_Link"><text:span text:style-name="T6">GetMessagesFromService</text:span></text:a></text:h>
      <text:p text:style-name="P12"><text:span text:style-name="T13">func GetMessagesFromService(socket </text:span><text:a xlink:type="simple" xlink:href="http://localhost:6060/pkg/net/" text:style-name="Internet_20_link" text:visited-style-name="Visited_20_Internet_20_Link"><text:span text:style-name="T7">net</text:span></text:a><text:span text:style-name="T13">.</text:span><text:a xlink:type="simple" xlink:href="http://localhost:6060/pkg/net/#Conn" text:style-name="Internet_20_link" text:visited-style-name="Visited_20_Internet_20_Link"><text:span text:style-name="T7">Conn</text:span></text:a><text:span text:style-name="T13">, hcan chan </text:span><text:a xlink:type="simple" xlink:href="http://localhost:6060/pkg/github.com/ruraomsk/ag-server/transport/#HeaderServer" text:style-name="Internet_20_link" text:visited-style-name="Visited_20_Internet_20_Link"><text:span text:style-name="T7">HeaderServer</text:span></text:a><text:span text:style-name="T13">)</text:span></text:p>
      <text:p text:style-name="P9">GetMessagesFromService прием сообщений от сервера</text:p>
      <text:h text:style-name="P13" text:outline-level="2"><text:bookmark text:name="SendMessagesToDevice"/><text:span text:style-name="T8">func </text:span><text:a xlink:type="simple" xlink:href="http://localhost:6060/src/github.com/ruraomsk/ag-server/transport/net-transport.go?s=3404:3484#L90" text:style-name="Internet_20_link" text:visited-style-name="Visited_20_Internet_20_Link"><text:span text:style-name="T6">SendMessagesToDevice</text:span></text:a></text:h>
      <text:p text:style-name="P12"><text:span text:style-name="T13">func SendMessagesToDevice(socket </text:span><text:a xlink:type="simple" xlink:href="http://localhost:6060/pkg/net/" text:style-name="Internet_20_link" text:visited-style-name="Visited_20_Internet_20_Link"><text:span text:style-name="T7">net</text:span></text:a><text:span text:style-name="T13">.</text:span><text:a xlink:type="simple" xlink:href="http://localhost:6060/pkg/net/#Conn" text:style-name="Internet_20_link" text:visited-style-name="Visited_20_Internet_20_Link"><text:span text:style-name="T7">Conn</text:span></text:a><text:span text:style-name="T13">, hout chan </text:span><text:a xlink:type="simple" xlink:href="http://localhost:6060/pkg/github.com/ruraomsk/ag-server/transport/#HeaderServer" text:style-name="Internet_20_link" text:visited-style-name="Visited_20_Internet_20_Link"><text:span text:style-name="T7">HeaderServer</text:span></text:a><text:span text:style-name="T13">, status *</text:span><text:a xlink:type="simple" xlink:href="http://localhost:6060/pkg/builtin/#bool" text:style-name="Internet_20_link" text:visited-style-name="Visited_20_Internet_20_Link"><text:span text:style-name="T7">bool</text:span></text:a><text:span text:style-name="T13">)</text:span></text:p>
      <text:p text:style-name="P9">SendMessagesToDevice передать сообщение на устройство</text:p>
      <text:h text:style-name="P13" text:outline-level="2"><text:bookmark text:name="SendMessagesToServer"/><text:span text:style-name="T8">func </text:span><text:a xlink:type="simple" xlink:href="http://localhost:6060/src/github.com/ruraomsk/ag-server/transport/net-transport.go?s=4255:4321#L116" text:style-name="Internet_20_link" text:visited-style-name="Visited_20_Internet_20_Link"><text:span text:style-name="T6">SendMessagesToServer</text:span></text:a></text:h>
      <text:p text:style-name="P12"><text:span text:style-name="T13">func SendMessagesToServer(socket </text:span><text:a xlink:type="simple" xlink:href="http://localhost:6060/pkg/net/" text:style-name="Internet_20_link" text:visited-style-name="Visited_20_Internet_20_Link"><text:span text:style-name="T7">net</text:span></text:a><text:span text:style-name="T13">.</text:span><text:a xlink:type="simple" xlink:href="http://localhost:6060/pkg/net/#Conn" text:style-name="Internet_20_link" text:visited-style-name="Visited_20_Internet_20_Link"><text:span text:style-name="T7">Conn</text:span></text:a><text:span text:style-name="T13">, hout chan </text:span><text:a xlink:type="simple" xlink:href="http://localhost:6060/pkg/github.com/ruraomsk/ag-server/transport/#HeaderDevice" text:style-name="Internet_20_link" text:visited-style-name="Visited_20_Internet_20_Link"><text:span text:style-name="T7">HeaderDevice</text:span></text:a><text:span text:style-name="T13">)</text:span></text:p>
      <text:p text:style-name="P9">SendMessagesToServer передать сообщение на устройство</text:p>
      <text:h text:style-name="P13" text:outline-level="2"><text:bookmark text:name="HeaderDevice"/><text:span text:style-name="T8">type </text:span><text:a xlink:type="simple" xlink:href="http://localhost:6060/src/github.com/ruraomsk/ag-server/transport/transport.go?s=130:508#L3" text:style-name="Internet_20_link" text:visited-style-name="Visited_20_Internet_20_Link"><text:span text:style-name="T6">HeaderDevice</text:span></text:a></text:h>
      <text:p text:style-name="P9">HeaderDevice Сообщение от устройства</text:p>
      <text:p text:style-name="P11">type HeaderDevice struct {</text:p>
      <text:p text:style-name="P15"><text:bookmark text:name="HeaderDevice.ID"/><text:span text:style-name="T14"><text:s text:c="4"/></text:span><text:span text:style-name="T13">ID <text:s text:c="8"/>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6"/></text:span><text:span text:style-name="T15">//ID</text:span></text:p>
      <text:p text:style-name="P15"><text:bookmark text:name="HeaderDevice.TypeDevice"/><text:span text:style-name="T14"><text:s text:c="4"/></text:span><text:span text:style-name="T13">TypeDevice </text:span><text:a xlink:type="simple" xlink:href="http://localhost:6060/pkg/builtin/#uint8" text:style-name="Internet_20_link" text:visited-style-name="Visited_20_Internet_20_Link"><text:span text:style-name="T7">uint8</text:span></text:a><text:span text:style-name="T13"> <text:s text:c="4"/></text:span><text:span text:style-name="T15">//Тип устройства</text:span></text:p>
      <text:p text:style-name="P15"><text:bookmark text:name="HeaderDevice.Time"/><text:span text:style-name="T14"><text:s text:c="4"/></text:span><text:span text:style-name="T13">Time <text:s text:c="6"/>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Time" text:style-name="Internet_20_link" text:visited-style-name="Visited_20_Internet_20_Link"><text:span text:style-name="T7">Time</text:span></text:a><text:span text:style-name="T13"> </text:span><text:span text:style-name="T15">// Время сообщения</text:span></text:p>
      <text:p text:style-name="P15"><text:bookmark text:name="HeaderDevice.Number"/><text:span text:style-name="T14"><text:s text:c="4"/></text:span><text:span text:style-name="T13">Number <text:s text:c="4"/></text:span><text:a xlink:type="simple" xlink:href="http://localhost:6060/pkg/builtin/#uint8" text:style-name="Internet_20_link" text:visited-style-name="Visited_20_Internet_20_Link"><text:span text:style-name="T7">uint8</text:span></text:a><text:span text:style-name="T13"> <text:s text:c="4"/></text:span><text:span text:style-name="T15">// Номер сообщения</text:span></text:p>
      <text:p text:style-name="P15"><text:bookmark text:name="HeaderDevice.Code"/><text:span text:style-name="T14"><text:s text:c="4"/></text:span><text:span text:style-name="T13">Code <text:s text:c="6"/></text:span><text:a xlink:type="simple" xlink:href="http://localhost:6060/pkg/builtin/#uint8" text:style-name="Internet_20_link" text:visited-style-name="Visited_20_Internet_20_Link"><text:span text:style-name="T7">uint8</text:span></text:a><text:span text:style-name="T13"> <text:s text:c="4"/></text:span><text:span text:style-name="T15">// Код отправителя</text:span></text:p>
      <text:p text:style-name="P15"><text:bookmark text:name="HeaderDevice.Message"/><text:span text:style-name="T14"><text:s text:c="4"/></text:span><text:span text:style-name="T13">Message <text:s text:c="3"/>[]</text:span><text:a xlink:type="simple" xlink:href="http://localhost:6060/pkg/builtin/#uint8" text:style-name="Internet_20_link" text:visited-style-name="Visited_20_Internet_20_Link"><text:span text:style-name="T7">uint8</text:span></text:a><text:span text:style-name="T13"> <text:s text:c="2"/></text:span><text:span text:style-name="T15">// Собственно сообщение без контрольной суммы</text:span></text:p>
      <text:p text:style-name="P16">}</text:p>
      <text:h text:style-name="P10" text:outline-level="3"><text:bookmark text:name="CreateHeaderDevice"/><text:soft-page-break/><text:span text:style-name="T9">func </text:span><text:a xlink:type="simple" xlink:href="http://localhost:6060/src/github.com/ruraomsk/ag-server/transport/transport.go?s=586:648#L13" text:style-name="Internet_20_link" text:visited-style-name="Visited_20_Internet_20_Link"><text:span text:style-name="T6">CreateHeaderDevice</text:span></text:a></text:h>
      <text:p text:style-name="P12"><text:span text:style-name="T13">func CreateHeaderDevice(id, tp, number, code 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github.com/ruraomsk/ag-server/transport/#HeaderDevice" text:style-name="Internet_20_link" text:visited-style-name="Visited_20_Internet_20_Link"><text:span text:style-name="T7">HeaderDevice</text:span></text:a></text:p>
      <text:p text:style-name="P9">CreateHeaderDevice создает заголовок устройства</text:p>
      <text:h text:style-name="P10" text:outline-level="3"><text:bookmark text:name="HeaderDevice.Compare"/><text:span text:style-name="T9">func (*HeaderDevice) </text:span><text:a xlink:type="simple" xlink:href="http://localhost:6060/src/github.com/ruraomsk/ag-server/transport/transport.go?s=849:902#L25" text:style-name="Internet_20_link" text:visited-style-name="Visited_20_Internet_20_Link"><text:span text:style-name="T6">Compare</text:span></text:a></text:h>
      <text:p text:style-name="P12"><text:span text:style-name="T13">func (d *</text:span><text:a xlink:type="simple" xlink:href="http://localhost:6060/pkg/github.com/ruraomsk/ag-server/transport/#HeaderDevice" text:style-name="Internet_20_link" text:visited-style-name="Visited_20_Internet_20_Link"><text:span text:style-name="T7">HeaderDevice</text:span></text:a><text:span text:style-name="T13">) Compare(dd *</text:span><text:a xlink:type="simple" xlink:href="http://localhost:6060/pkg/github.com/ruraomsk/ag-server/transport/#HeaderDevice" text:style-name="Internet_20_link" text:visited-style-name="Visited_20_Internet_20_Link"><text:span text:style-name="T7">HeaderDevice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ение</text:p>
      <text:h text:style-name="P10" text:outline-level="3"><text:bookmark text:name="HeaderDevice.MakeBuffer"/><text:span text:style-name="T9">func (*HeaderDevice) </text:span><text:a xlink:type="simple" xlink:href="http://localhost:6060/src/github.com/ruraomsk/ag-server/transport/transport.go?s=3217:3259#L112" text:style-name="Internet_20_link" text:visited-style-name="Visited_20_Internet_20_Link"><text:span text:style-name="T6">MakeBuffer</text:span></text:a></text:h>
      <text:p text:style-name="P12"><text:span text:style-name="T13">func (d *</text:span><text:a xlink:type="simple" xlink:href="http://localhost:6060/pkg/github.com/ruraomsk/ag-server/transport/#HeaderDevice" text:style-name="Internet_20_link" text:visited-style-name="Visited_20_Internet_20_Link"><text:span text:style-name="T7">HeaderDevice</text:span></text:a><text:span text:style-name="T13">) MakeBuffer() []</text:span><text:a xlink:type="simple" xlink:href="http://localhost:6060/pkg/builtin/#byte" text:style-name="Internet_20_link" text:visited-style-name="Visited_20_Internet_20_Link"><text:span text:style-name="T7">byte</text:span></text:a></text:p>
      <text:p text:style-name="P9">MakeBuffer создает буфер для передачи полностью упакованный со всеми КС</text:p>
      <text:h text:style-name="P10" text:outline-level="3"><text:bookmark text:name="HeaderDevice.Parse"/><text:span text:style-name="T9">func (*HeaderDevice) </text:span><text:a xlink:type="simple" xlink:href="http://localhost:6060/src/github.com/ruraomsk/ag-server/transport/transport.go?s=1929:1978#L61" text:style-name="Internet_20_link" text:visited-style-name="Visited_20_Internet_20_Link"><text:span text:style-name="T6">Parse</text:span></text:a></text:h>
      <text:p text:style-name="P12"><text:span text:style-name="T13">func (d *</text:span><text:a xlink:type="simple" xlink:href="http://localhost:6060/pkg/github.com/ruraomsk/ag-server/transport/#HeaderDevice" text:style-name="Internet_20_link" text:visited-style-name="Visited_20_Internet_20_Link"><text:span text:style-name="T7">HeaderDevice</text:span></text:a><text:span text:style-name="T13">) Parse(buffer []</text:span><text:a xlink:type="simple" xlink:href="http://localhost:6060/pkg/builtin/#byte" text:style-name="Internet_20_link" text:visited-style-name="Visited_20_Internet_20_Link"><text:span text:style-name="T7">byte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Parse разбор сообщения от устройства</text:p>
      <text:h text:style-name="P10" text:outline-level="3"><text:bookmark text:name="HeaderDevice.ParseMessage"/><text:span text:style-name="T9">func (*HeaderDevice) </text:span><text:a xlink:type="simple" xlink:href="http://localhost:6060/src/github.com/ruraomsk/ag-server/transport/message.go?s=2613:2663#L123" text:style-name="Internet_20_link" text:visited-style-name="Visited_20_Internet_20_Link"><text:span text:style-name="T6">ParseMessage</text:span></text:a></text:h>
      <text:p text:style-name="P12"><text:span text:style-name="T13">func (d *</text:span><text:a xlink:type="simple" xlink:href="http://localhost:6060/pkg/github.com/ruraomsk/ag-server/transport/#HeaderDevice" text:style-name="Internet_20_link" text:visited-style-name="Visited_20_Internet_20_Link"><text:span text:style-name="T7">HeaderDevice</text:span></text:a><text:span text:style-name="T13">) ParseMessage() []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/text:p>
      <text:p text:style-name="P9">ParseMessage разбор буфера сообщений от устройства</text:p>
      <text:h text:style-name="P10" text:outline-level="3"><text:bookmark text:name="HeaderDevice.UpackMessages"/><text:span text:style-name="T9">func (*HeaderDevice) </text:span><text:a xlink:type="simple" xlink:href="http://localhost:6060/src/github.com/ruraomsk/ag-server/transport/message.go?s=2925:2986#L135" text:style-name="Internet_20_link" text:visited-style-name="Visited_20_Internet_20_Link"><text:span text:style-name="T6">UpackMessages</text:span></text:a></text:h>
      <text:p text:style-name="P12"><text:span text:style-name="T13">func (d *</text:span><text:a xlink:type="simple" xlink:href="http://localhost:6060/pkg/github.com/ruraomsk/ag-server/transport/#HeaderDevice" text:style-name="Internet_20_link" text:visited-style-name="Visited_20_Internet_20_Link"><text:span text:style-name="T7">HeaderDevice</text:span></text:a><text:span text:style-name="T13">) UpackMessages(subs []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UpackMessages записывает сообщения устройства для передачи</text:p>
      <text:h text:style-name="P13" text:outline-level="2"><text:bookmark text:name="HeaderServer"/><text:span text:style-name="T8">type </text:span><text:a xlink:type="simple" xlink:href="http://localhost:6060/src/github.com/ruraomsk/ag-server/transport/transport.go?s=995:1336#L30" text:style-name="Internet_20_link" text:visited-style-name="Visited_20_Internet_20_Link"><text:span text:style-name="T6">HeaderServer</text:span></text:a></text:h>
      <text:p text:style-name="P9">HeaderServer Сообщение от сервера</text:p>
      <text:p text:style-name="P11">type HeaderServer struct {</text:p>
      <text:p text:style-name="P15"><text:bookmark text:name="HeaderServer.IDServer"/><text:span text:style-name="T14"><text:s text:c="4"/></text:span><text:span text:style-name="T13">IDServer </text:span><text:a xlink:type="simple" xlink:href="http://localhost:6060/pkg/builtin/#int" text:style-name="Internet_20_link" text:visited-style-name="Visited_20_Internet_20_Link"><text:span text:style-name="T7">int</text:span></text:a><text:span text:style-name="T13"> <text:s text:c="6"/></text:span><text:span text:style-name="T15">//ID Сервера 0xa7 0x8D</text:span></text:p>
      <text:p text:style-name="P15"><text:bookmark text:name="HeaderServer.Time"/><text:span text:style-name="T14"><text:s text:c="4"/></text:span><text:span text:style-name="T13">Time <text:s text:c="4"/></text:span><text:a xlink:type="simple" xlink:href="http://localhost:6060/pkg/time/" text:style-name="Internet_20_link" text:visited-style-name="Visited_20_Internet_20_Link"><text:span text:style-name="T7">time</text:span></text:a><text:span text:style-name="T13">.</text:span><text:a xlink:type="simple" xlink:href="http://localhost:6060/pkg/time/#Time" text:style-name="Internet_20_link" text:visited-style-name="Visited_20_Internet_20_Link"><text:span text:style-name="T7">Time</text:span></text:a><text:span text:style-name="T13"> </text:span><text:span text:style-name="T15">// Время сообщения</text:span></text:p>
      <text:p text:style-name="P15"><text:bookmark text:name="HeaderServer.Number"/><text:span text:style-name="T14"><text:s text:c="4"/></text:span><text:span text:style-name="T13">Number <text:s text:c="2"/></text:span><text:a xlink:type="simple" xlink:href="http://localhost:6060/pkg/builtin/#uint8" text:style-name="Internet_20_link" text:visited-style-name="Visited_20_Internet_20_Link"><text:span text:style-name="T7">uint8</text:span></text:a><text:span text:style-name="T13"> <text:s text:c="4"/></text:span><text:span text:style-name="T15">// Номер сообщения</text:span></text:p>
      <text:p text:style-name="P15"><text:bookmark text:name="HeaderServer.Code"/><text:span text:style-name="T14"><text:s text:c="4"/></text:span><text:span text:style-name="T13">Code <text:s text:c="4"/></text:span><text:a xlink:type="simple" xlink:href="http://localhost:6060/pkg/builtin/#uint8" text:style-name="Internet_20_link" text:visited-style-name="Visited_20_Internet_20_Link"><text:span text:style-name="T7">uint8</text:span></text:a><text:span text:style-name="T13"> <text:s text:c="4"/></text:span><text:span text:style-name="T15">// Код отправителя</text:span></text:p>
      <text:p text:style-name="P15"><text:bookmark text:name="HeaderServer.Message"/><text:span text:style-name="T14"><text:s text:c="4"/></text:span><text:span text:style-name="T13">Message <text:s/>[]</text:span><text:a xlink:type="simple" xlink:href="http://localhost:6060/pkg/builtin/#uint8" text:style-name="Internet_20_link" text:visited-style-name="Visited_20_Internet_20_Link"><text:span text:style-name="T7">uint8</text:span></text:a><text:span text:style-name="T13"> <text:s text:c="2"/></text:span><text:span text:style-name="T15">// Собственно сообщение без контрольной суммы</text:span></text:p>
      <text:p text:style-name="P16">}</text:p>
      <text:h text:style-name="P10" text:outline-level="3"><text:bookmark text:name="CreateHeaderServer"/><text:soft-page-break/><text:span text:style-name="T9">func </text:span><text:a xlink:type="simple" xlink:href="http://localhost:6060/src/github.com/ruraomsk/ag-server/transport/transport.go?s=1408:1459#L39" text:style-name="Internet_20_link" text:visited-style-name="Visited_20_Internet_20_Link"><text:span text:style-name="T6">CreateHeaderServer</text:span></text:a></text:h>
      <text:p text:style-name="P12"><text:span text:style-name="T13">func CreateHeaderServer(num, code 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github.com/ruraomsk/ag-server/transport/#HeaderServer" text:style-name="Internet_20_link" text:visited-style-name="Visited_20_Internet_20_Link"><text:span text:style-name="T7">HeaderServer</text:span></text:a></text:p>
      <text:p text:style-name="P9">CreateHeaderServer создает заголовок сервера</text:p>
      <text:h text:style-name="P10" text:outline-level="3"><text:bookmark text:name="HeaderServer.Compare"/><text:span text:style-name="T9">func (*HeaderServer) </text:span><text:a xlink:type="simple" xlink:href="http://localhost:6060/src/github.com/ruraomsk/ag-server/transport/transport.go?s=1771:1824#L56" text:style-name="Internet_20_link" text:visited-style-name="Visited_20_Internet_20_Link"><text:span text:style-name="T6">Compare</text:span></text:a></text:h>
      <text:p text:style-name="P12"><text:span text:style-name="T13">func (s *</text:span><text:a xlink:type="simple" xlink:href="http://localhost:6060/pkg/github.com/ruraomsk/ag-server/transport/#HeaderServer" text:style-name="Internet_20_link" text:visited-style-name="Visited_20_Internet_20_Link"><text:span text:style-name="T7">HeaderServer</text:span></text:a><text:span text:style-name="T13">) Compare(ss *</text:span><text:a xlink:type="simple" xlink:href="http://localhost:6060/pkg/github.com/ruraomsk/ag-server/transport/#HeaderServer" text:style-name="Internet_20_link" text:visited-style-name="Visited_20_Internet_20_Link"><text:span text:style-name="T7">HeaderServer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Compare Сравнение</text:p>
      <text:h text:style-name="P10" text:outline-level="3"><text:bookmark text:name="HeaderServer.MakeBuffer"/><text:span text:style-name="T9">func (*HeaderServer) </text:span><text:a xlink:type="simple" xlink:href="http://localhost:6060/src/github.com/ruraomsk/ag-server/transport/transport.go?s=4026:4068#L138" text:style-name="Internet_20_link" text:visited-style-name="Visited_20_Internet_20_Link"><text:span text:style-name="T6">MakeBuffer</text:span></text:a></text:h>
      <text:p text:style-name="P12"><text:span text:style-name="T13">func (s *</text:span><text:a xlink:type="simple" xlink:href="http://localhost:6060/pkg/github.com/ruraomsk/ag-server/transport/#HeaderServer" text:style-name="Internet_20_link" text:visited-style-name="Visited_20_Internet_20_Link"><text:span text:style-name="T7">HeaderServer</text:span></text:a><text:span text:style-name="T13">) MakeBuffer() []</text:span><text:a xlink:type="simple" xlink:href="http://localhost:6060/pkg/builtin/#byte" text:style-name="Internet_20_link" text:visited-style-name="Visited_20_Internet_20_Link"><text:span text:style-name="T7">byte</text:span></text:a></text:p>
      <text:p text:style-name="P9">MakeBuffer создает буфер для передачи полностью упакованный со всеми КС</text:p>
      <text:h text:style-name="P10" text:outline-level="3"><text:bookmark text:name="HeaderServer.Parse"/><text:span text:style-name="T9">func (*HeaderServer) </text:span><text:a xlink:type="simple" xlink:href="http://localhost:6060/src/github.com/ruraomsk/ag-server/transport/transport.go?s=2754:2803#L95" text:style-name="Internet_20_link" text:visited-style-name="Visited_20_Internet_20_Link"><text:span text:style-name="T6">Parse</text:span></text:a></text:h>
      <text:p text:style-name="P12"><text:span text:style-name="T13">func (s *</text:span><text:a xlink:type="simple" xlink:href="http://localhost:6060/pkg/github.com/ruraomsk/ag-server/transport/#HeaderServer" text:style-name="Internet_20_link" text:visited-style-name="Visited_20_Internet_20_Link"><text:span text:style-name="T7">HeaderServer</text:span></text:a><text:span text:style-name="T13">) Parse(buffer []</text:span><text:a xlink:type="simple" xlink:href="http://localhost:6060/pkg/builtin/#byte" text:style-name="Internet_20_link" text:visited-style-name="Visited_20_Internet_20_Link"><text:span text:style-name="T7">byte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Parse разбор сообщения от сервера</text:p>
      <text:h text:style-name="P10" text:outline-level="3"><text:bookmark text:name="HeaderServer.ParseMessage"/><text:span text:style-name="T9">func (*HeaderServer) </text:span><text:a xlink:type="simple" xlink:href="http://localhost:6060/src/github.com/ruraomsk/ag-server/transport/message.go?s=645:695#L21" text:style-name="Internet_20_link" text:visited-style-name="Visited_20_Internet_20_Link"><text:span text:style-name="T6">ParseMessage</text:span></text:a></text:h>
      <text:p text:style-name="P12"><text:span text:style-name="T13">func (s *</text:span><text:a xlink:type="simple" xlink:href="http://localhost:6060/pkg/github.com/ruraomsk/ag-server/transport/#HeaderServer" text:style-name="Internet_20_link" text:visited-style-name="Visited_20_Internet_20_Link"><text:span text:style-name="T7">HeaderServer</text:span></text:a><text:span text:style-name="T13">) ParseMessage() []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/text:p>
      <text:p text:style-name="P9">ParseMessage разбор буфера сообщений от сервера</text:p>
      <text:h text:style-name="P10" text:outline-level="3"><text:bookmark text:name="HeaderServer.UpackMessages"/><text:span text:style-name="T9">func (*HeaderServer) </text:span><text:a xlink:type="simple" xlink:href="http://localhost:6060/src/github.com/ruraomsk/ag-server/transport/message.go?s=1103:1164#L40" text:style-name="Internet_20_link" text:visited-style-name="Visited_20_Internet_20_Link"><text:span text:style-name="T6">UpackMessages</text:span></text:a></text:h>
      <text:p text:style-name="P12"><text:span text:style-name="T13">func (s *</text:span><text:a xlink:type="simple" xlink:href="http://localhost:6060/pkg/github.com/ruraomsk/ag-server/transport/#HeaderServer" text:style-name="Internet_20_link" text:visited-style-name="Visited_20_Internet_20_Link"><text:span text:style-name="T7">HeaderServer</text:span></text:a><text:span text:style-name="T13">) UpackMessages(subs []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UpackMessages записывает сообщения сервера для передачи</text:p>
      <text:h text:style-name="P13" text:outline-level="2"><text:bookmark text:name="SubMessage"/><text:span text:style-name="T8">type </text:span><text:a xlink:type="simple" xlink:href="http://localhost:6060/src/github.com/ruraomsk/ag-server/transport/message.go?s=135:193#L1" text:style-name="Internet_20_link" text:visited-style-name="Visited_20_Internet_20_Link"><text:span text:style-name="T6">SubMessage</text:span></text:a></text:h>
      <text:p text:style-name="P9">SubMessage структура для хранения сообщений</text:p>
      <text:p text:style-name="P11">type SubMessage struct {</text:p>
      <text:p text:style-name="P15"><text:bookmark text:name="SubMessage.Type"/><text:span text:style-name="T14"><text:s text:c="4"/></text:span><text:span text:style-name="T13">Type <text:s text:c="3"/></text:span><text:a xlink:type="simple" xlink:href="http://localhost:6060/pkg/builtin/#uint8" text:style-name="Internet_20_link" text:visited-style-name="Visited_20_Internet_20_Link"><text:span text:style-name="T7">uint8</text:span></text:a></text:p>
      <text:p text:style-name="P15"><text:bookmark text:name="SubMessage.Message"/><text:span text:style-name="T14"><text:s text:c="4"/></text:span><text:span text:style-name="T13">Message []</text:span><text:a xlink:type="simple" xlink:href="http://localhost:6060/pkg/builtin/#uint8" text:style-name="Internet_20_link" text:visited-style-name="Visited_20_Internet_20_Link"><text:span text:style-name="T7">uint8</text:span></text:a></text:p>
      <text:p text:style-name="P16">}</text:p>
      <text:h text:style-name="P10" text:outline-level="3"><text:bookmark text:name="SubMessage.Compare"/><text:span text:style-name="T9">func (*SubMessage) </text:span><text:a xlink:type="simple" xlink:href="http://localhost:6060/src/github.com/ruraomsk/ag-server/transport/message.go?s=477:526#L16" text:style-name="Internet_20_link" text:visited-style-name="Visited_20_Internet_20_Link"><text:span text:style-name="T6">Compar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Compare(s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<text:soft-page-break/>Compare сравнение сообщений</text:p>
      <text:h text:style-name="P10" text:outline-level="3"><text:bookmark text:name="SubMessage.Get0x01Device"/><text:span text:style-name="T9">func (*SubMessage) </text:span><text:a xlink:type="simple" xlink:href="http://localhost:6060/src/github.com/ruraomsk/ag-server/transport/subdevice.go?s=822:890#L22" text:style-name="Internet_20_link" text:visited-style-name="Visited_20_Internet_20_Link"><text:span text:style-name="T6">Get0x01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1Device() (num, min, sec, emas, elem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Get0x01Device читает субсообщение</text:p>
      <text:h text:style-name="P10" text:outline-level="3"><text:bookmark text:name="SubMessage.Get0x01Server"/><text:span text:style-name="T9">func (*SubMessage) </text:span><text:a xlink:type="simple" xlink:href="http://localhost:6060/src/github.com/ruraomsk/ag-server/transport/subserver.go?s=468:508#L9" text:style-name="Internet_20_link" text:visited-style-name="Visited_20_Internet_20_Link"><text:span text:style-name="T6">Get0x01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1Server() 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Get0x01Server получение параметров команды -1 ошибки</text:p>
      <text:h text:style-name="P10" text:outline-level="3"><text:bookmark text:name="SubMessage.Get0x02Server"/><text:span text:style-name="T9">func (*SubMessage) </text:span><text:a xlink:type="simple" xlink:href="http://localhost:6060/src/github.com/ruraomsk/ag-server/transport/subserver.go?s=782:823#L21" text:style-name="Internet_20_link" text:visited-style-name="Visited_20_Internet_20_Link"><text:span text:style-name="T6">Get0x02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2Server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Get0x02Server получение параметров команды -1 ошибки</text:p>
      <text:h text:style-name="P10" text:outline-level="3"><text:bookmark text:name="SubMessage.Get0x04Device"/><text:span text:style-name="T9">func (*SubMessage) </text:span><text:a xlink:type="simple" xlink:href="http://localhost:6060/src/github.com/ruraomsk/ag-server/transport/subdevice.go?s=1617:1681#L48" text:style-name="Internet_20_link" text:visited-style-name="Visited_20_Internet_20_Link"><text:span text:style-name="T6">Get0x04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4Device() (hour, min, day, month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Get0x04Device записывает субсообщение для команды с номером в имени</text:p>
      <text:h text:style-name="P10" text:outline-level="3"><text:bookmark text:name="SubMessage.Get0x04Server"/><text:span text:style-name="T9">func (*SubMessage) </text:span><text:a xlink:type="simple" xlink:href="http://localhost:6060/src/github.com/ruraomsk/ag-server/transport/subserver.go?s=1104:1148#L34" text:style-name="Internet_20_link" text:visited-style-name="Visited_20_Internet_20_Link"><text:span text:style-name="T6">Get0x04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4Server() [2]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Get0x04Server получение параметров команды -1 ошибки</text:p>
      <text:h text:style-name="P10" text:outline-level="3"><text:bookmark text:name="SubMessage.Get0x05Server"/><text:span text:style-name="T9">func (*SubMessage) </text:span><text:a xlink:type="simple" xlink:href="http://localhost:6060/src/github.com/ruraomsk/ag-server/transport/subserver.go?s=1508:1548#L49" text:style-name="Internet_20_link" text:visited-style-name="Visited_20_Internet_20_Link"><text:span text:style-name="T6">Get0x05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5Server() 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Get0x05Server получение параметров команды -1 ошибки</text:p>
      <text:h text:style-name="P10" text:outline-level="3"><text:bookmark text:name="SubMessage.Get0x06Server"/><text:span text:style-name="T9">func (*SubMessage) </text:span><text:a xlink:type="simple" xlink:href="http://localhost:6060/src/github.com/ruraomsk/ag-server/transport/subserver.go?s=1822:1862#L61" text:style-name="Internet_20_link" text:visited-style-name="Visited_20_Internet_20_Link"><text:span text:style-name="T6">Get0x06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6Server() 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Get0x06Server получение параметров команды -1 ошибки</text:p>
      <text:h text:style-name="P10" text:outline-level="3"><text:bookmark text:name="SubMessage.Get0x07Device"/><text:span text:style-name="T9">func (*SubMessage) </text:span><text:a xlink:type="simple" xlink:href="http://localhost:6060/src/github.com/ruraomsk/ag-server/transport/subdevice.go?s=2350:2414#L72" text:style-name="Internet_20_link" text:visited-style-name="Visited_20_Internet_20_Link"><text:span text:style-name="T6">Get0x07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7Device() (hour, min, day, month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Get0x07Device записывает субсообщение для команды с номером в имени</text:p>
      <text:h text:style-name="P10" text:outline-level="3"><text:bookmark text:name="SubMessage.Get0x07Server"/><text:soft-page-break/><text:span text:style-name="T9">func (*SubMessage) </text:span><text:a xlink:type="simple" xlink:href="http://localhost:6060/src/github.com/ruraomsk/ag-server/transport/subserver.go?s=2136:2176#L73" text:style-name="Internet_20_link" text:visited-style-name="Visited_20_Internet_20_Link"><text:span text:style-name="T6">Get0x07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7Server() 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Get0x07Server получение параметров команды -1 ошибки</text:p>
      <text:h text:style-name="P10" text:outline-level="3"><text:bookmark text:name="SubMessage.Get0x09Device"/><text:span text:style-name="T9">func (*SubMessage) </text:span><text:a xlink:type="simple" xlink:href="http://localhost:6060/src/github.com/ruraomsk/ag-server/transport/subdevice.go?s=8478:8546#L305" text:style-name="Internet_20_link" text:visited-style-name="Visited_20_Internet_20_Link"><text:span text:style-name="T6">Get0x09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9Device() (st 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Statistic" text:style-name="Internet_20_link" text:visited-style-name="Visited_20_Internet_20_Link"><text:span text:style-name="T7">Statistic</text:span></text:a><text:span text:style-name="T13">, err </text:span><text:a xlink:type="simple" xlink:href="http://localhost:6060/pkg/builtin/#error" text:style-name="Internet_20_link" text:visited-style-name="Visited_20_Internet_20_Link"><text:span text:style-name="T7">error</text:span></text:a><text:span text:style-name="T13">)</text:span></text:p>
      <text:p text:style-name="P9">Get0x09Device записывает субсообщение для команды с номером в имени</text:p>
      <text:h text:style-name="P10" text:outline-level="3"><text:bookmark text:name="SubMessage.Get0x09Server"/><text:span text:style-name="T9">func (*SubMessage) </text:span><text:a xlink:type="simple" xlink:href="http://localhost:6060/src/github.com/ruraomsk/ag-server/transport/subserver.go?s=2450:2490#L85" text:style-name="Internet_20_link" text:visited-style-name="Visited_20_Internet_20_Link"><text:span text:style-name="T6">Get0x09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9Server() 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Get0x09Server получение параметров команды -1 ошибки</text:p>
      <text:h text:style-name="P10" text:outline-level="3"><text:bookmark text:name="SubMessage.Get0x0ADevice"/><text:span text:style-name="T9">func (*SubMessage) </text:span><text:a xlink:type="simple" xlink:href="http://localhost:6060/src/github.com/ruraomsk/ag-server/transport/subdevice.go?s=9573:9634#L341" text:style-name="Internet_20_link" text:visited-style-name="Visited_20_Internet_20_Link"><text:span text:style-name="T6">Get0x0A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ADevice(st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Statistic" text:style-name="Internet_20_link" text:visited-style-name="Visited_20_Internet_20_Link"><text:span text:style-name="T7">Statistic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Get0x0ADevice сообщение статистики</text:p>
      <text:h text:style-name="P10" text:outline-level="3"><text:bookmark text:name="SubMessage.Get0x0AServer"/><text:span text:style-name="T9">func (*SubMessage) </text:span><text:a xlink:type="simple" xlink:href="http://localhost:6060/src/github.com/ruraomsk/ag-server/transport/subserver.go?s=2764:2804#L97" text:style-name="Internet_20_link" text:visited-style-name="Visited_20_Internet_20_Link"><text:span text:style-name="T6">Get0x0A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AServer() 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Get0x0AServer получение параметров команды -1 ошибки</text:p>
      <text:h text:style-name="P10" text:outline-level="3"><text:bookmark text:name="SubMessage.Get0x0BDevice"/><text:span text:style-name="T9">func (*SubMessage) </text:span><text:a xlink:type="simple" xlink:href="http://localhost:6060/src/github.com/ruraomsk/ag-server/transport/subdevice.go?s=10617:10676#L379" text:style-name="Internet_20_link" text:visited-style-name="Visited_20_Internet_20_Link"><text:span text:style-name="T6">Get0x0B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BDevice(lg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LogLine" text:style-name="Internet_20_link" text:visited-style-name="Visited_20_Internet_20_Link"><text:span text:style-name="T7">LogLine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Get0x0BDevice сообщение статистики</text:p>
      <text:h text:style-name="P10" text:outline-level="3"><text:bookmark text:name="SubMessage.Get0x0BServer"/><text:span text:style-name="T9">func (*SubMessage) </text:span><text:a xlink:type="simple" xlink:href="http://localhost:6060/src/github.com/ruraomsk/ag-server/transport/subserver.go?s=3078:3121#L109" text:style-name="Internet_20_link" text:visited-style-name="Visited_20_Internet_20_Link"><text:span text:style-name="T6">Get0x0B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BServer() [2]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Get0x0BServer получение параметров команды -1 ошибки</text:p>
      <text:h text:style-name="P10" text:outline-level="3"><text:bookmark text:name="SubMessage.Get0x0FDevice"/><text:span text:style-name="T9">func (*SubMessage) </text:span><text:a xlink:type="simple" xlink:href="http://localhost:6060/src/github.com/ruraomsk/ag-server/transport/subdevice.go?s=2665:2726#L84" text:style-name="Internet_20_link" text:visited-style-name="Visited_20_Internet_20_Link"><text:span text:style-name="T6">Get0x0F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0FDevice(c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Get0x0FDevice изменяет состояние контроллера по команду</text:p>
      <text:h text:style-name="P10" text:outline-level="3"><text:bookmark text:name="SubMessage.Get0x10Device"/><text:soft-page-break/><text:span text:style-name="T9">func (*SubMessage) </text:span><text:a xlink:type="simple" xlink:href="http://localhost:6060/src/github.com/ruraomsk/ag-server/transport/subdevice.go?s=4765:4826#L156" text:style-name="Internet_20_link" text:visited-style-name="Visited_20_Internet_20_Link"><text:span text:style-name="T6">Get0x10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10Device(c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Get0x10Device изменяет состояние контроллера по команду</text:p>
      <text:h text:style-name="P10" text:outline-level="3"><text:bookmark text:name="SubMessage.Get0x11Device"/><text:span text:style-name="T9">func (*SubMessage) </text:span><text:a xlink:type="simple" xlink:href="http://localhost:6060/src/github.com/ruraomsk/ag-server/transport/subdevice.go?s=5915:5976#L194" text:style-name="Internet_20_link" text:visited-style-name="Visited_20_Internet_20_Link"><text:span text:style-name="T6">Get0x11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11Device(c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Get0x11Device изменяет состояние контроллера по команду</text:p>
      <text:h text:style-name="P10" text:outline-level="3"><text:bookmark text:name="SubMessage.Get0x12Device"/><text:span text:style-name="T9">func (*SubMessage) </text:span><text:a xlink:type="simple" xlink:href="http://localhost:6060/src/github.com/ruraomsk/ag-server/transport/subdevice.go?s=4203:4264#L137" text:style-name="Internet_20_link" text:visited-style-name="Visited_20_Internet_20_Link"><text:span text:style-name="T6">Get0x12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12Device(c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Get0x12Device изменяет состояние контроллера по команду</text:p>
      <text:h text:style-name="P10" text:outline-level="3"><text:bookmark text:name="SubMessage.Get0x13Device"/><text:span text:style-name="T9">func (*SubMessage) </text:span><text:a xlink:type="simple" xlink:href="http://localhost:6060/src/github.com/ruraomsk/ag-server/transport/subdevice.go?s=11334:11395#L405" text:style-name="Internet_20_link" text:visited-style-name="Visited_20_Internet_20_Link"><text:span text:style-name="T6">Get0x13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13Device(ar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ArrayPriv" text:style-name="Internet_20_link" text:visited-style-name="Visited_20_Internet_20_Link"><text:span text:style-name="T7">ArrayPriv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Get0x13Device сообщение массива привязки</text:p>
      <text:h text:style-name="P10" text:outline-level="3"><text:bookmark text:name="SubMessage.Get0x1CDevice"/><text:span text:style-name="T9">func (*SubMessage) </text:span><text:a xlink:type="simple" xlink:href="http://localhost:6060/src/github.com/ruraomsk/ag-server/transport/subdevice.go?s=12060:12106#L431" text:style-name="Internet_20_link" text:visited-style-name="Visited_20_Internet_20_Link"><text:span text:style-name="T6">Get0x1C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1CDevice() (num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Get0x1CDevice читает субсообщение</text:p>
      <text:h text:style-name="P10" text:outline-level="3"><text:bookmark text:name="SubMessage.Get0x1DDevice"/><text:span text:style-name="T9">func (*SubMessage) </text:span><text:a xlink:type="simple" xlink:href="http://localhost:6060/src/github.com/ruraomsk/ag-server/transport/subdevice.go?s=12319:12380#L441" text:style-name="Internet_20_link" text:visited-style-name="Visited_20_Internet_20_Link"><text:span text:style-name="T6">Get0x1D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1DDevice(c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Get0x1DDevice изменяет состояние контроллера по команду</text:p>
      <text:h text:style-name="P10" text:outline-level="3"><text:bookmark text:name="SubMessage.Get0x32Server"/><text:span text:style-name="T9">func (*SubMessage) </text:span><text:a xlink:type="simple" xlink:href="http://localhost:6060/src/github.com/ruraomsk/ag-server/transport/subserver.go?s=3462:3531#L124" text:style-name="Internet_20_link" text:visited-style-name="Visited_20_Internet_20_Link"><text:span text:style-name="T6">Get0x32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32Server() (ip </text:span><text:a xlink:type="simple" xlink:href="http://localhost:6060/pkg/builtin/#string" text:style-name="Internet_20_link" text:visited-style-name="Visited_20_Internet_20_Link"><text:span text:style-name="T7">string</text:span></text:a><text:span text:style-name="T13">, port </text:span><text:a xlink:type="simple" xlink:href="http://localhost:6060/pkg/builtin/#int" text:style-name="Internet_20_link" text:visited-style-name="Visited_20_Internet_20_Link"><text:span text:style-name="T7">int</text:span></text:a><text:span text:style-name="T13">, err </text:span><text:a xlink:type="simple" xlink:href="http://localhost:6060/pkg/builtin/#error" text:style-name="Internet_20_link" text:visited-style-name="Visited_20_Internet_20_Link"><text:span text:style-name="T7">error</text:span></text:a><text:span text:style-name="T13">)</text:span></text:p>
      <text:p text:style-name="P9">Get0x32Server получение параметров команды -1 ошибки</text:p>
      <text:h text:style-name="P10" text:outline-level="3"><text:bookmark text:name="SubMessage.Get0x33Server"/><text:span text:style-name="T9">func (*SubMessage) </text:span><text:a xlink:type="simple" xlink:href="http://localhost:6060/src/github.com/ruraomsk/ag-server/transport/subserver.go?s=4119:4159#L146" text:style-name="Internet_20_link" text:visited-style-name="Visited_20_Internet_20_Link"><text:span text:style-name="T6">Get0x33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33Server() 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Get0x33Server получение параметров команды -1 ошибки</text:p>
      <text:h text:style-name="P10" text:outline-level="3"><text:bookmark text:name="SubMessage.Get0x34Server"/><text:soft-page-break/><text:span text:style-name="T9">func (*SubMessage) </text:span><text:a xlink:type="simple" xlink:href="http://localhost:6060/src/github.com/ruraomsk/ag-server/transport/subserver.go?s=4460:4501#L158" text:style-name="Internet_20_link" text:visited-style-name="Visited_20_Internet_20_Link"><text:span text:style-name="T6">Get0x34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34Server() </text:span><text:a xlink:type="simple" xlink:href="http://localhost:6060/pkg/builtin/#bool" text:style-name="Internet_20_link" text:visited-style-name="Visited_20_Internet_20_Link"><text:span text:style-name="T7">bool</text:span></text:a></text:p>
      <text:p text:style-name="P9">Get0x34Server получение параметров команды -1 ошибки</text:p>
      <text:h text:style-name="P10" text:outline-level="3"><text:bookmark text:name="SubMessage.Get0x35Server"/><text:span text:style-name="T9">func (*SubMessage) </text:span><text:a xlink:type="simple" xlink:href="http://localhost:6060/src/github.com/ruraomsk/ag-server/transport/subserver.go?s=4782:4830#L171" text:style-name="Internet_20_link" text:visited-style-name="Visited_20_Internet_20_Link"><text:span text:style-name="T6">Get0x35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0x35Server() (</text:span><text:a xlink:type="simple" xlink:href="http://localhost:6060/pkg/builtin/#int" text:style-name="Internet_20_link" text:visited-style-name="Visited_20_Internet_20_Link"><text:span text:style-name="T7">int</text:span></text:a><text:span text:style-name="T13">, </text:span><text:a xlink:type="simple" xlink:href="http://localhost:6060/pkg/builtin/#bool" text:style-name="Internet_20_link" text:visited-style-name="Visited_20_Internet_20_Link"><text:span text:style-name="T7">bool</text:span></text:a><text:span text:style-name="T13">)</text:span></text:p>
      <text:p text:style-name="P9">Get0x35Server получение параметров команды -1 ошибки</text:p>
      <text:h text:style-name="P10" text:outline-level="3"><text:bookmark text:name="SubMessage.GetArray"/><text:span text:style-name="T9">func (*SubMessage) </text:span><text:a xlink:type="simple" xlink:href="http://localhost:6060/src/github.com/ruraomsk/ag-server/transport/subserver.go?s=5146:5195#L184" text:style-name="Internet_20_link" text:visited-style-name="Visited_20_Internet_20_Link"><text:span text:style-name="T6">GetArray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Array() (</text:span><text:a xlink:type="simple" xlink:href="http://localhost:6060/pkg/builtin/#int" text:style-name="Internet_20_link" text:visited-style-name="Visited_20_Internet_20_Link"><text:span text:style-name="T7">int</text:span></text:a><text:span text:style-name="T13">, </text:span><text:a xlink:type="simple" xlink:href="http://localhost:6060/pkg/builtin/#int" text:style-name="Internet_20_link" text:visited-style-name="Visited_20_Internet_20_Link"><text:span text:style-name="T7">int</text:span></text:a><text:span text:style-name="T13">, []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GetArray возвращает номер и массив от сервера</text:p>
      <text:h text:style-name="P10" text:outline-level="3"><text:bookmark text:name="SubMessage.GetCodeCommandServer"/><text:span text:style-name="T9">func (*SubMessage) </text:span><text:a xlink:type="simple" xlink:href="http://localhost:6060/src/github.com/ruraomsk/ag-server/transport/subserver.go?s=202:249#L1" text:style-name="Internet_20_link" text:visited-style-name="Visited_20_Internet_20_Link"><text:span text:style-name="T6">GetCodeCommand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GetCodeCommandServer() </text:span><text:a xlink:type="simple" xlink:href="http://localhost:6060/pkg/builtin/#int" text:style-name="Internet_20_link" text:visited-style-name="Visited_20_Internet_20_Link"><text:span text:style-name="T7">int</text:span></text:a></text:p>
      <text:p text:style-name="P9">GetCodeCommandServer возвращает номер команды или ноль если это массив привязки</text:p>
      <text:h text:style-name="P10" text:outline-level="3"><text:bookmark text:name="SubMessage.Set0x00Device"/><text:span text:style-name="T9">func (*SubMessage) </text:span><text:a xlink:type="simple" xlink:href="http://localhost:6060/src/github.com/ruraomsk/ag-server/transport/subdevice.go?s=202:238#L1" text:style-name="Internet_20_link" text:visited-style-name="Visited_20_Internet_20_Link"><text:span text:style-name="T6">Set0x00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0Device()</text:span></text:p>
      <text:p text:style-name="P9">Set0x00Device записывает субсообщение для команды с номером в имени</text:p>
      <text:h text:style-name="P10" text:outline-level="3"><text:bookmark text:name="SubMessage.Set0x01Device"/><text:span text:style-name="T9">func (*SubMessage) </text:span><text:a xlink:type="simple" xlink:href="http://localhost:6060/src/github.com/ruraomsk/ag-server/transport/subdevice.go?s=460:525#L9" text:style-name="Internet_20_link" text:visited-style-name="Visited_20_Internet_20_Link"><text:span text:style-name="T6">Set0x01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1Device(num, min, sec, emas, elem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01Device записывает субсообщение для команды с номером в имени</text:p>
      <text:h text:style-name="P10" text:outline-level="3"><text:bookmark text:name="SubMessage.Set0x01Server"/><text:span text:style-name="T9">func (*SubMessage) </text:span><text:a xlink:type="simple" xlink:href="http://localhost:6060/src/github.com/ruraomsk/ag-server/transport/subserver.go?s=5598:5641#L198" text:style-name="Internet_20_link" text:visited-style-name="Visited_20_Internet_20_Link"><text:span text:style-name="T6">Set0x01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1Server(num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01Server записывает субсообщение для команды с номером в имени</text:p>
      <text:h text:style-name="P10" text:outline-level="3"><text:bookmark text:name="SubMessage.Set0x02Server"/><text:span text:style-name="T9">func (*SubMessage) </text:span><text:a xlink:type="simple" xlink:href="http://localhost:6060/src/github.com/ruraomsk/ag-server/transport/subserver.go?s=5890:5935#L207" text:style-name="Internet_20_link" text:visited-style-name="Visited_20_Internet_20_Link"><text:span text:style-name="T6">Set0x02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2Server(flag </text:span><text:a xlink:type="simple" xlink:href="http://localhost:6060/pkg/builtin/#bool" text:style-name="Internet_20_link" text:visited-style-name="Visited_20_Internet_20_Link"><text:span text:style-name="T7">bool</text:span></text:a><text:span text:style-name="T13">)</text:span></text:p>
      <text:p text:style-name="P9">Set0x02Server записывает субсообщение для команды с номером в имени</text:p>
      <text:h text:style-name="P10" text:outline-level="3"><text:bookmark text:name="SubMessage.Set0x03Server"/><text:soft-page-break/><text:span text:style-name="T9">func (*SubMessage) </text:span><text:a xlink:type="simple" xlink:href="http://localhost:6060/src/github.com/ruraomsk/ag-server/transport/subserver.go?s=6229:6265#L219" text:style-name="Internet_20_link" text:visited-style-name="Visited_20_Internet_20_Link"><text:span text:style-name="T6">Set0x03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3Server()</text:span></text:p>
      <text:p text:style-name="P9">Set0x03Server записывает субсообщение для команды с номером в имени</text:p>
      <text:h text:style-name="P10" text:outline-level="3"><text:bookmark text:name="SubMessage.Set0x04Device"/><text:span text:style-name="T9">func (*SubMessage) </text:span><text:a xlink:type="simple" xlink:href="http://localhost:6060/src/github.com/ruraomsk/ag-server/transport/subdevice.go?s=1223:1284#L36" text:style-name="Internet_20_link" text:visited-style-name="Visited_20_Internet_20_Link"><text:span text:style-name="T6">Set0x04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4Device(hour, min, day, month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04Device записывает субсообщение для команды с номером в имени</text:p>
      <text:h text:style-name="P10" text:outline-level="3"><text:bookmark text:name="SubMessage.Set0x04Server"/><text:span text:style-name="T9">func (*SubMessage) </text:span><text:a xlink:type="simple" xlink:href="http://localhost:6060/src/github.com/ruraomsk/ag-server/transport/subserver.go?s=6487:6536#L227" text:style-name="Internet_20_link" text:visited-style-name="Visited_20_Internet_20_Link"><text:span text:style-name="T6">Set0x04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4Server(dk1, dk2 </text:span><text:a xlink:type="simple" xlink:href="http://localhost:6060/pkg/builtin/#bool" text:style-name="Internet_20_link" text:visited-style-name="Visited_20_Internet_20_Link"><text:span text:style-name="T7">bool</text:span></text:a><text:span text:style-name="T13">)</text:span></text:p>
      <text:p text:style-name="P9">Set0x04Server записывает субсообщение для команды с номером в имени</text:p>
      <text:h text:style-name="P10" text:outline-level="3"><text:bookmark text:name="SubMessage.Set0x05Server"/><text:span text:style-name="T9">func (*SubMessage) </text:span><text:a xlink:type="simple" xlink:href="http://localhost:6060/src/github.com/ruraomsk/ag-server/transport/subserver.go?s=6842:6885#L244" text:style-name="Internet_20_link" text:visited-style-name="Visited_20_Internet_20_Link"><text:span text:style-name="T6">Set0x05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5Server(num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05Server записывает субсообщение для команды с номером в имени</text:p>
      <text:h text:style-name="P10" text:outline-level="3"><text:bookmark text:name="SubMessage.Set0x06Server"/><text:span text:style-name="T9">func (*SubMessage) </text:span><text:a xlink:type="simple" xlink:href="http://localhost:6060/src/github.com/ruraomsk/ag-server/transport/subserver.go?s=7149:7192#L253" text:style-name="Internet_20_link" text:visited-style-name="Visited_20_Internet_20_Link"><text:span text:style-name="T6">Set0x06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6Server(num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06Server записывает субсообщение для команды с номером в имени</text:p>
      <text:h text:style-name="P10" text:outline-level="3"><text:bookmark text:name="SubMessage.Set0x07Device"/><text:span text:style-name="T9">func (*SubMessage) </text:span><text:a xlink:type="simple" xlink:href="http://localhost:6060/src/github.com/ruraomsk/ag-server/transport/subdevice.go?s=1953:2014#L60" text:style-name="Internet_20_link" text:visited-style-name="Visited_20_Internet_20_Link"><text:span text:style-name="T6">Set0x07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7Device(hour, min, day, month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07Device записывает субсообщение для команды с номером в имени</text:p>
      <text:h text:style-name="P10" text:outline-level="3"><text:bookmark text:name="SubMessage.Set0x07Server"/><text:span text:style-name="T9">func (*SubMessage) </text:span><text:a xlink:type="simple" xlink:href="http://localhost:6060/src/github.com/ruraomsk/ag-server/transport/subserver.go?s=7464:7507#L262" text:style-name="Internet_20_link" text:visited-style-name="Visited_20_Internet_20_Link"><text:span text:style-name="T6">Set0x07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7Server(num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07Server записывает субсообщение для команды с номером в имени</text:p>
      <text:h text:style-name="P10" text:outline-level="3"><text:bookmark text:name="SubMessage.Set0x09Device"/><text:span text:style-name="T9">func (*SubMessage) </text:span><text:a xlink:type="simple" xlink:href="http://localhost:6060/src/github.com/ruraomsk/ag-server/transport/subdevice.go?s=8042:8097#L292" text:style-name="Internet_20_link" text:visited-style-name="Visited_20_Internet_20_Link"><text:span text:style-name="T6">Set0x09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9Device(st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Statistic" text:style-name="Internet_20_link" text:visited-style-name="Visited_20_Internet_20_Link"><text:span text:style-name="T7">Statistic</text:span></text:a><text:span text:style-name="T13">)</text:span></text:p>
      <text:p text:style-name="P9">Set0x09Device записывает субсообщение для команды с номером в имени</text:p>
      <text:h text:style-name="P10" text:outline-level="3"><text:bookmark text:name="SubMessage.Set0x09Server"/><text:soft-page-break/><text:span text:style-name="T9">func (*SubMessage) </text:span><text:a xlink:type="simple" xlink:href="http://localhost:6060/src/github.com/ruraomsk/ag-server/transport/subserver.go?s=7767:7810#L271" text:style-name="Internet_20_link" text:visited-style-name="Visited_20_Internet_20_Link"><text:span text:style-name="T6">Set0x09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9Server(num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09Server записывает субсообщение для команды с номером в имени</text:p>
      <text:h text:style-name="P10" text:outline-level="3"><text:bookmark text:name="SubMessage.Set0x0ADevice"/><text:span text:style-name="T9">func (*SubMessage) </text:span><text:a xlink:type="simple" xlink:href="http://localhost:6060/src/github.com/ruraomsk/ag-server/transport/subdevice.go?s=8917:8978#L319" text:style-name="Internet_20_link" text:visited-style-name="Visited_20_Internet_20_Link"><text:span text:style-name="T6">Set0x0A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ADevice(st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Statistic" text:style-name="Internet_20_link" text:visited-style-name="Visited_20_Internet_20_Link"><text:span text:style-name="T7">Statistic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Set0x0ADevice сообщение статистики</text:p>
      <text:h text:style-name="P10" text:outline-level="3"><text:bookmark text:name="SubMessage.Set0x0AServer"/><text:span text:style-name="T9">func (*SubMessage) </text:span><text:a xlink:type="simple" xlink:href="http://localhost:6060/src/github.com/ruraomsk/ag-server/transport/subserver.go?s=8064:8107#L280" text:style-name="Internet_20_link" text:visited-style-name="Visited_20_Internet_20_Link"><text:span text:style-name="T6">Set0x0A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AServer(num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0AServer записывает субсообщение для команды с номером в имени</text:p>
      <text:h text:style-name="P10" text:outline-level="3"><text:bookmark text:name="SubMessage.Set0x0BDevice"/><text:span text:style-name="T9">func (*SubMessage) </text:span><text:a xlink:type="simple" xlink:href="http://localhost:6060/src/github.com/ruraomsk/ag-server/transport/subdevice.go?s=10293:10346#L367" text:style-name="Internet_20_link" text:visited-style-name="Visited_20_Internet_20_Link"><text:span text:style-name="T6">Set0x0B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BDevice(lg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LogLine" text:style-name="Internet_20_link" text:visited-style-name="Visited_20_Internet_20_Link"><text:span text:style-name="T7">LogLine</text:span></text:a><text:span text:style-name="T13">)</text:span></text:p>
      <text:p text:style-name="P9">Set0x0BDevice сообщение статистики</text:p>
      <text:h text:style-name="P10" text:outline-level="3"><text:bookmark text:name="SubMessage.Set0x0BServer"/><text:span text:style-name="T9">func (*SubMessage) </text:span><text:a xlink:type="simple" xlink:href="http://localhost:6060/src/github.com/ruraomsk/ag-server/transport/subserver.go?s=8361:8405#L289" text:style-name="Internet_20_link" text:visited-style-name="Visited_20_Internet_20_Link"><text:span text:style-name="T6">Set0x0B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BServer(m, n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0BServer записывает субсообщение для команды с номером в имени</text:p>
      <text:h text:style-name="P10" text:outline-level="3"><text:bookmark text:name="SubMessage.Set0x0FDevice"/><text:span text:style-name="T9">func (*SubMessage) </text:span><text:a xlink:type="simple" xlink:href="http://localhost:6060/src/github.com/ruraomsk/ag-server/transport/subdevice.go?s=3221:3282#L102" text:style-name="Internet_20_link" text:visited-style-name="Visited_20_Internet_20_Link"><text:span text:style-name="T6">Set0x0F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0FDevice(c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Set0x0FDevice изменяет состояние сообщения по состоянию контроллера</text:p>
      <text:h text:style-name="P10" text:outline-level="3"><text:bookmark text:name="SubMessage.Set0x10Device"/><text:span text:style-name="T9">func (*SubMessage) </text:span><text:a xlink:type="simple" xlink:href="http://localhost:6060/src/github.com/ruraomsk/ag-server/transport/subdevice.go?s=5323:5378#L170" text:style-name="Internet_20_link" text:visited-style-name="Visited_20_Internet_20_Link"><text:span text:style-name="T6">Set0x10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10Device(c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</text:span></text:p>
      <text:p text:style-name="P9">Set0x10Device изменяет состояние контроллера по команду</text:p>
      <text:h text:style-name="P10" text:outline-level="3"><text:bookmark text:name="SubMessage.Set0x11Device"/><text:span text:style-name="T9">func (*SubMessage) </text:span><text:a xlink:type="simple" xlink:href="http://localhost:6060/src/github.com/ruraomsk/ag-server/transport/subdevice.go?s=6947:7002#L222" text:style-name="Internet_20_link" text:visited-style-name="Visited_20_Internet_20_Link"><text:span text:style-name="T6">Set0x11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11Device(c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</text:span></text:p>
      <text:p text:style-name="P9">Set0x11Device изменяет состояние контроллера по команду</text:p>
      <text:h text:style-name="P10" text:outline-level="3"><text:bookmark text:name="SubMessage.Set0x12Device"/><text:soft-page-break/><text:span text:style-name="T9">func (*SubMessage) </text:span><text:a xlink:type="simple" xlink:href="http://localhost:6060/src/github.com/ruraomsk/ag-server/transport/subdevice.go?s=3708:3769#L119" text:style-name="Internet_20_link" text:visited-style-name="Visited_20_Internet_20_Link"><text:span text:style-name="T6">Set0x12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12Device(c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Set0x12Device изменяет состояние сообщения по состоянию контроллера</text:p>
      <text:h text:style-name="P10" text:outline-level="3"><text:bookmark text:name="SubMessage.Set0x13Device"/><text:span text:style-name="T9">func (*SubMessage) </text:span><text:a xlink:type="simple" xlink:href="http://localhost:6060/src/github.com/ruraomsk/ag-server/transport/subdevice.go?s=10975:11030#L391" text:style-name="Internet_20_link" text:visited-style-name="Visited_20_Internet_20_Link"><text:span text:style-name="T6">Set0x13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13Device(ar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ArrayPriv" text:style-name="Internet_20_link" text:visited-style-name="Visited_20_Internet_20_Link"><text:span text:style-name="T7">ArrayPriv</text:span></text:a><text:span text:style-name="T13">)</text:span></text:p>
      <text:p text:style-name="P9">Set0x13Device сообщение массива привязки</text:p>
      <text:h text:style-name="P10" text:outline-level="3"><text:bookmark text:name="SubMessage.Set0x1CDevice"/><text:span text:style-name="T9">func (*SubMessage) </text:span><text:a xlink:type="simple" xlink:href="http://localhost:6060/src/github.com/ruraomsk/ag-server/transport/subdevice.go?s=11827:11870#L422" text:style-name="Internet_20_link" text:visited-style-name="Visited_20_Internet_20_Link"><text:span text:style-name="T6">Set0x1C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1CDevice(num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1CDevice записывает субсообщение для команды с номером в имени</text:p>
      <text:h text:style-name="P10" text:outline-level="3"><text:bookmark text:name="SubMessage.Set0x1DDevice"/><text:span text:style-name="T9">func (*SubMessage) </text:span><text:a xlink:type="simple" xlink:href="http://localhost:6060/src/github.com/ruraomsk/ag-server/transport/subdevice.go?s=13375:13430#L469" text:style-name="Internet_20_link" text:visited-style-name="Visited_20_Internet_20_Link"><text:span text:style-name="T6">Set0x1DDevice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1DDevice(c *</text:span><text:a xlink:type="simple" xlink:href="http://localhost:6060/pkg/github.com/ruraomsk/ag-server/pudge/" text:style-name="Internet_20_link" text:visited-style-name="Visited_20_Internet_20_Link"><text:span text:style-name="T7">pudge</text:span></text:a><text:span text:style-name="T13">.</text:span><text:a xlink:type="simple" xlink:href="http://localhost:6060/pkg/github.com/ruraomsk/ag-server/pudge/#Controller" text:style-name="Internet_20_link" text:visited-style-name="Visited_20_Internet_20_Link"><text:span text:style-name="T7">Controller</text:span></text:a><text:span text:style-name="T13">)</text:span></text:p>
      <text:p text:style-name="P9">Set0x1DDevice изменяет состояние контроллера по команду</text:p>
      <text:h text:style-name="P10" text:outline-level="3"><text:bookmark text:name="SubMessage.Set0x32Server"/><text:span text:style-name="T9">func (*SubMessage) </text:span><text:a xlink:type="simple" xlink:href="http://localhost:6060/src/github.com/ruraomsk/ag-server/transport/subserver.go?s=8641:8702#L299" text:style-name="Internet_20_link" text:visited-style-name="Visited_20_Internet_20_Link"><text:span text:style-name="T6">Set0x32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32Server(ip </text:span><text:a xlink:type="simple" xlink:href="http://localhost:6060/pkg/builtin/#string" text:style-name="Internet_20_link" text:visited-style-name="Visited_20_Internet_20_Link"><text:span text:style-name="T7">string</text:span></text:a><text:span text:style-name="T13">, port </text:span><text:a xlink:type="simple" xlink:href="http://localhost:6060/pkg/builtin/#int" text:style-name="Internet_20_link" text:visited-style-name="Visited_20_Internet_20_Link"><text:span text:style-name="T7">int</text:span></text:a><text:span text:style-name="T13">) </text:span><text:a xlink:type="simple" xlink:href="http://localhost:6060/pkg/builtin/#error" text:style-name="Internet_20_link" text:visited-style-name="Visited_20_Internet_20_Link"><text:span text:style-name="T7">error</text:span></text:a></text:p>
      <text:p text:style-name="P9">Set0x32Server записывает субсообщение для команды с номером в имени</text:p>
      <text:h text:style-name="P10" text:outline-level="3"><text:bookmark text:name="SubMessage.Set0x33Server"/><text:span text:style-name="T9">func (*SubMessage) </text:span><text:a xlink:type="simple" xlink:href="http://localhost:6060/src/github.com/ruraomsk/ag-server/transport/subserver.go?s=9360:9403#L331" text:style-name="Internet_20_link" text:visited-style-name="Visited_20_Internet_20_Link"><text:span text:style-name="T6">Set0x33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33Server(min 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0x33Server записывает субсообщение для команды с номером в имени</text:p>
      <text:h text:style-name="P10" text:outline-level="3"><text:bookmark text:name="SubMessage.Set0x34Server"/><text:span text:style-name="T9">func (*SubMessage) </text:span><text:a xlink:type="simple" xlink:href="http://localhost:6060/src/github.com/ruraomsk/ag-server/transport/subserver.go?s=9663:9707#L340" text:style-name="Internet_20_link" text:visited-style-name="Visited_20_Internet_20_Link"><text:span text:style-name="T6">Set0x34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34Server(rez </text:span><text:a xlink:type="simple" xlink:href="http://localhost:6060/pkg/builtin/#bool" text:style-name="Internet_20_link" text:visited-style-name="Visited_20_Internet_20_Link"><text:span text:style-name="T7">bool</text:span></text:a><text:span text:style-name="T13">)</text:span></text:p>
      <text:p text:style-name="P9">Set0x34Server записывает субсообщение для команды с номером в имени</text:p>
      <text:h text:style-name="P10" text:outline-level="3"><text:bookmark text:name="SubMessage.Set0x35Server"/><text:span text:style-name="T9">func (*SubMessage) </text:span><text:a xlink:type="simple" xlink:href="http://localhost:6060/src/github.com/ruraomsk/ag-server/transport/subserver.go?s=9942:10002#L351" text:style-name="Internet_20_link" text:visited-style-name="Visited_20_Internet_20_Link"><text:span text:style-name="T6">Set0x35Server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Set0x35Server(interval </text:span><text:a xlink:type="simple" xlink:href="http://localhost:6060/pkg/builtin/#int" text:style-name="Internet_20_link" text:visited-style-name="Visited_20_Internet_20_Link"><text:span text:style-name="T7">int</text:span></text:a><text:span text:style-name="T13">, ignor </text:span><text:a xlink:type="simple" xlink:href="http://localhost:6060/pkg/builtin/#bool" text:style-name="Internet_20_link" text:visited-style-name="Visited_20_Internet_20_Link"><text:span text:style-name="T7">bool</text:span></text:a><text:span text:style-name="T13">)</text:span></text:p>
      <text:p text:style-name="P9">Set0x35Server записывает субсообщение для команды с номером в имени</text:p>
      <text:h text:style-name="P10" text:outline-level="3"><text:bookmark text:name="SubMessage.SetArray"/><text:soft-page-break/><text:span text:style-name="T9">func (*SubMessage) </text:span><text:a xlink:type="simple" xlink:href="http://localhost:6060/src/github.com/ruraomsk/ag-server/transport/subserver.go?s=10220:10282#L362" text:style-name="Internet_20_link" text:visited-style-name="Visited_20_Internet_20_Link"><text:span text:style-name="T6">SetArray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11">SubMessage</text:span></text:a><text:span text:style-name="T13">) SetArray(num </text:span><text:a xlink:type="simple" xlink:href="http://localhost:6060/pkg/builtin/#int" text:style-name="Internet_20_link" text:visited-style-name="Visited_20_Internet_20_Link"><text:span text:style-name="T7">int</text:span></text:a><text:span text:style-name="T13">, nelem </text:span><text:a xlink:type="simple" xlink:href="http://localhost:6060/pkg/builtin/#int" text:style-name="Internet_20_link" text:visited-style-name="Visited_20_Internet_20_Link"><text:span text:style-name="T7">int</text:span></text:a><text:span text:style-name="T13">, array []</text:span><text:a xlink:type="simple" xlink:href="http://localhost:6060/pkg/builtin/#int" text:style-name="Internet_20_link" text:visited-style-name="Visited_20_Internet_20_Link"><text:span text:style-name="T7">int</text:span></text:a><text:span text:style-name="T13">)</text:span></text:p>
      <text:p text:style-name="P9">SetArray возвращает номер и массив от сервера</text:p>
      <text:h text:style-name="P10" text:outline-level="3"><text:bookmark text:name="SubMessage.ToString"/><text:span text:style-name="T9">func (*SubMessage) </text:span><text:a xlink:type="simple" xlink:href="http://localhost:6060/src/github.com/ruraomsk/ag-server/transport/message.go?s=233:271#L6" text:style-name="Internet_20_link" text:visited-style-name="Visited_20_Internet_20_Link"><text:span text:style-name="T6">ToString</text:span></text:a></text:h>
      <text:p text:style-name="P12"><text:span text:style-name="T13">func (s *</text:span><text:a xlink:type="simple" xlink:href="http://localhost:6060/pkg/github.com/ruraomsk/ag-server/transport/#SubMessage" text:style-name="Internet_20_link" text:visited-style-name="Visited_20_Internet_20_Link"><text:span text:style-name="T7">SubMessage</text:span></text:a><text:span text:style-name="T13">) ToString() </text:span><text:a xlink:type="simple" xlink:href="http://localhost:6060/pkg/builtin/#string" text:style-name="Internet_20_link" text:visited-style-name="Visited_20_Internet_20_Link"><text:span text:style-name="T7">string</text:span></text:a></text:p>
      <text:p text:style-name="P9">ToString вывод в строку</text:p>
      <text:p text:style-name="Text_20_body"/>
      <text:p text:style-name="P7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Menlo" svg:font-family="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3:03:29.420972024</meta:creation-date>
    <meta:generator>LibreOffice/6.0.7.3$Linux_X86_64 LibreOffice_project/00m0$Build-3</meta:generator>
    <dc:date>2020-02-25T12:19:29.868723494</dc:date>
    <meta:editing-duration>PT2H17M50S</meta:editing-duration>
    <meta:editing-cycles>4</meta:editing-cycles>
    <meta:document-statistic meta:table-count="0" meta:image-count="0" meta:object-count="0" meta:page-count="40" meta:paragraph-count="1083" meta:word-count="5204" meta:character-count="42452" meta:non-whitespace-character-count="36045"/>
  </office:meta>
</office:document-meta>
</file>